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6"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2"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13"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14"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1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17"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18" style:family="paragraph" style:parent-style-name="Standard">
      <style:text-properties officeooo:rsid="002aa518" officeooo:paragraph-rsid="002aa518"/>
    </style:style>
    <style:style style:name="P119" style:family="paragraph" style:parent-style-name="Standard">
      <style:text-properties officeooo:paragraph-rsid="00671013"/>
    </style:style>
    <style:style style:name="P120"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1"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2"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3"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9"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0"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35" style:family="paragraph" style:parent-style-name="Standard">
      <style:text-properties officeooo:paragraph-rsid="006f3c9a"/>
    </style:style>
    <style:style style:name="P136"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text-properties officeooo:paragraph-rsid="007b7012"/>
    </style:style>
    <style:style style:name="P138" style:family="paragraph" style:parent-style-name="Standard">
      <style:text-properties officeooo:paragraph-rsid="0090753d"/>
    </style:style>
    <style:style style:name="P139" style:family="paragraph" style:parent-style-name="Standard">
      <style:text-properties officeooo:rsid="0090753d" officeooo:paragraph-rsid="0090f51f"/>
    </style:style>
    <style:style style:name="P140" style:family="paragraph" style:parent-style-name="Standard">
      <style:text-properties officeooo:paragraph-rsid="00937897"/>
    </style:style>
    <style:style style:name="P141" style:family="paragraph" style:parent-style-name="Standard">
      <style:text-properties officeooo:paragraph-rsid="0096b165"/>
    </style:style>
    <style:style style:name="P142" style:family="paragraph" style:parent-style-name="Standard">
      <style:text-properties officeooo:paragraph-rsid="0097456d"/>
    </style:style>
    <style:style style:name="P143" style:family="paragraph" style:parent-style-name="Standard">
      <style:text-properties officeooo:paragraph-rsid="0097f8b4"/>
    </style:style>
    <style:style style:name="P144" style:family="paragraph" style:parent-style-name="Standard">
      <style:text-properties officeooo:paragraph-rsid="00987bad"/>
    </style:style>
    <style:style style:name="P145" style:family="paragraph" style:parent-style-name="Standard">
      <style:text-properties officeooo:rsid="00bd8041" officeooo:paragraph-rsid="00bd8041"/>
    </style:style>
    <style:style style:name="P146" style:family="paragraph" style:parent-style-name="Standard">
      <style:text-properties officeooo:paragraph-rsid="00e95971"/>
    </style:style>
    <style:style style:name="P147" style:family="paragraph" style:parent-style-name="Standard">
      <style:text-properties officeooo:rsid="00854da5" officeooo:paragraph-rsid="00eaeef6"/>
    </style:style>
    <style:style style:name="P148" style:family="paragraph" style:parent-style-name="Standard">
      <style:text-properties officeooo:paragraph-rsid="00ed0d63"/>
    </style:style>
    <style:style style:name="P149" style:family="paragraph" style:parent-style-name="Standard">
      <style:text-properties officeooo:paragraph-rsid="00f10ea6"/>
    </style:style>
    <style:style style:name="P150" style:family="paragraph" style:parent-style-name="Standard">
      <style:text-properties officeooo:paragraph-rsid="00f524d2"/>
    </style:style>
    <style:style style:name="P151" style:family="paragraph" style:parent-style-name="Standard">
      <style:text-properties officeooo:paragraph-rsid="0102e5d2"/>
    </style:style>
    <style:style style:name="P152" style:family="paragraph" style:parent-style-name="Standard">
      <style:text-properties officeooo:paragraph-rsid="010867ad"/>
    </style:style>
    <style:style style:name="P153" style:family="paragraph" style:parent-style-name="Standard">
      <style:text-properties officeooo:paragraph-rsid="010e37f1"/>
    </style:style>
    <style:style style:name="P154" style:family="paragraph" style:parent-style-name="Standard">
      <style:text-properties officeooo:paragraph-rsid="01111b72"/>
    </style:style>
    <style:style style:name="P155" style:family="paragraph" style:parent-style-name="Standard">
      <style:text-properties officeooo:paragraph-rsid="011c3b95"/>
    </style:style>
    <style:style style:name="P156" style:family="paragraph" style:parent-style-name="Standard">
      <style:text-properties officeooo:paragraph-rsid="00ebeb3b"/>
    </style:style>
    <style:style style:name="P157" style:family="paragraph" style:parent-style-name="Standard">
      <style:text-properties officeooo:paragraph-rsid="01229e72"/>
    </style:style>
    <style:style style:name="P158" style:family="paragraph" style:parent-style-name="Standard">
      <style:text-properties officeooo:paragraph-rsid="01137bdc"/>
    </style:style>
    <style:style style:name="P159" style:family="paragraph" style:parent-style-name="Standard">
      <style:text-properties officeooo:paragraph-rsid="016cd718"/>
    </style:style>
    <style:style style:name="P160" style:family="paragraph" style:parent-style-name="Table_20_Contents">
      <style:text-properties style:font-name="Arial1" fo:font-size="11pt" fo:language="ca" fo:country="ES"/>
    </style:style>
    <style:style style:name="P161" style:family="paragraph" style:parent-style-name="Table_20_Contents">
      <style:text-properties style:font-name="Arial1" fo:font-size="11pt" fo:language="ca" fo:country="ES" officeooo:rsid="000e8df2" officeooo:paragraph-rsid="000e8df2"/>
    </style:style>
    <style:style style:name="P162" style:family="paragraph" style:parent-style-name="Table_20_Contents">
      <style:paragraph-properties fo:text-align="center" style:justify-single-word="false"/>
      <style:text-properties style:font-name="Arial" fo:font-size="16pt" style:font-size-asian="16pt" style:font-size-complex="16pt"/>
    </style:style>
    <style:style style:name="P16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4"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3" style:family="paragraph" style:parent-style-name="Table_20_Contents">
      <style:paragraph-properties fo:text-align="center" style:justify-single-word="false"/>
      <style:text-properties style:font-name="Arial" fo:font-size="2pt" style:font-size-asian="2pt" style:font-size-complex="2pt"/>
    </style:style>
    <style:style style:name="P18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90753d"/>
    </style:style>
    <style:style style:name="P194" style:family="paragraph" style:parent-style-name="Table_20_Contents">
      <style:paragraph-properties fo:text-align="center" style:justify-single-word="false"/>
      <style:text-properties officeooo:paragraph-rsid="0090f51f"/>
    </style:style>
    <style:style style:name="P195" style:family="paragraph" style:parent-style-name="Table_20_Contents">
      <style:paragraph-properties fo:text-align="center" style:justify-single-word="false"/>
      <style:text-properties officeooo:paragraph-rsid="00937897"/>
    </style:style>
    <style:style style:name="P196" style:family="paragraph" style:parent-style-name="Table_20_Contents">
      <style:paragraph-properties fo:text-align="center" style:justify-single-word="false"/>
      <style:text-properties officeooo:paragraph-rsid="0096b165"/>
    </style:style>
    <style:style style:name="P197" style:family="paragraph" style:parent-style-name="Table_20_Contents">
      <style:paragraph-properties fo:text-align="center" style:justify-single-word="false"/>
      <style:text-properties officeooo:paragraph-rsid="0097456d"/>
    </style:style>
    <style:style style:name="P198" style:family="paragraph" style:parent-style-name="Table_20_Contents">
      <style:paragraph-properties fo:text-align="center" style:justify-single-word="false"/>
      <style:text-properties officeooo:paragraph-rsid="0097f8b4"/>
    </style:style>
    <style:style style:name="P199" style:family="paragraph" style:parent-style-name="Table_20_Contents">
      <style:paragraph-properties fo:text-align="center" style:justify-single-word="false"/>
      <style:text-properties officeooo:paragraph-rsid="00987bad"/>
    </style:style>
    <style:style style:name="P200" style:family="paragraph" style:parent-style-name="Table_20_Contents">
      <style:paragraph-properties fo:text-align="center" style:justify-single-word="false"/>
      <style:text-properties officeooo:paragraph-rsid="00e2ab91"/>
    </style:style>
    <style:style style:name="P201" style:family="paragraph" style:parent-style-name="Table_20_Contents">
      <style:paragraph-properties fo:text-align="center" style:justify-single-word="false"/>
      <style:text-properties officeooo:paragraph-rsid="00e82406"/>
    </style:style>
    <style:style style:name="P202" style:family="paragraph" style:parent-style-name="Table_20_Contents">
      <style:paragraph-properties fo:text-align="center" style:justify-single-word="false"/>
      <style:text-properties officeooo:paragraph-rsid="00e95971"/>
    </style:style>
    <style:style style:name="P203" style:family="paragraph" style:parent-style-name="Table_20_Contents">
      <style:paragraph-properties fo:text-align="center" style:justify-single-word="false"/>
      <style:text-properties officeooo:paragraph-rsid="00eaeef6"/>
    </style:style>
    <style:style style:name="P204" style:family="paragraph" style:parent-style-name="Table_20_Contents">
      <style:paragraph-properties fo:text-align="center" style:justify-single-word="false"/>
      <style:text-properties officeooo:paragraph-rsid="00ebeb3b"/>
    </style:style>
    <style:style style:name="P205" style:family="paragraph" style:parent-style-name="Table_20_Contents">
      <style:paragraph-properties fo:text-align="center" style:justify-single-word="false"/>
      <style:text-properties officeooo:paragraph-rsid="00ed0d63"/>
    </style:style>
    <style:style style:name="P206" style:family="paragraph" style:parent-style-name="Table_20_Contents">
      <style:paragraph-properties fo:text-align="center" style:justify-single-word="false"/>
      <style:text-properties officeooo:paragraph-rsid="01229e72"/>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4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4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4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4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4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4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5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5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5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2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3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3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3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3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3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3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3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3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4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4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5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5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5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5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5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5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6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6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67" style:family="paragraph" style:parent-style-name="Table_20_Contents">
      <style:paragraph-properties fo:text-align="justify" style:justify-single-word="false"/>
      <style:text-properties officeooo:rsid="00586f50" officeooo:paragraph-rsid="00586f50"/>
    </style:style>
    <style:style style:name="P468" style:family="paragraph" style:parent-style-name="Table_20_Contents">
      <style:paragraph-properties fo:text-align="justify" style:justify-single-word="false"/>
      <style:text-properties officeooo:rsid="00586f50" officeooo:paragraph-rsid="00671013"/>
    </style:style>
    <style:style style:name="P469" style:family="paragraph" style:parent-style-name="Table_20_Contents">
      <style:paragraph-properties fo:text-align="justify" style:justify-single-word="false"/>
      <style:text-properties officeooo:rsid="00586f50" officeooo:paragraph-rsid="00676c14"/>
    </style:style>
    <style:style style:name="P470" style:family="paragraph" style:parent-style-name="Table_20_Contents">
      <style:paragraph-properties fo:text-align="justify" style:justify-single-word="false"/>
      <style:text-properties officeooo:rsid="00586f50" officeooo:paragraph-rsid="00698aad"/>
    </style:style>
    <style:style style:name="P471" style:family="paragraph" style:parent-style-name="Table_20_Contents">
      <style:paragraph-properties fo:text-align="justify" style:justify-single-word="false"/>
      <style:text-properties officeooo:rsid="00586f50" officeooo:paragraph-rsid="00f10ea6"/>
    </style:style>
    <style:style style:name="P472" style:family="paragraph" style:parent-style-name="Table_20_Contents">
      <style:paragraph-properties fo:text-align="justify" style:justify-single-word="false"/>
      <style:text-properties officeooo:rsid="00586f50" officeooo:paragraph-rsid="00f524d2"/>
    </style:style>
    <style:style style:name="P473" style:family="paragraph" style:parent-style-name="Table_20_Contents">
      <style:paragraph-properties fo:text-align="justify" style:justify-single-word="false"/>
      <style:text-properties officeooo:rsid="00586f50" officeooo:paragraph-rsid="00fb6510"/>
    </style:style>
    <style:style style:name="P474" style:family="paragraph" style:parent-style-name="Table_20_Contents">
      <style:paragraph-properties fo:text-align="justify" style:justify-single-word="false"/>
      <style:text-properties officeooo:rsid="00586f50" officeooo:paragraph-rsid="0102e5d2"/>
    </style:style>
    <style:style style:name="P475" style:family="paragraph" style:parent-style-name="Table_20_Contents">
      <style:paragraph-properties fo:text-align="justify" style:justify-single-word="false"/>
      <style:text-properties officeooo:rsid="00586f50" officeooo:paragraph-rsid="0154a1a2"/>
    </style:style>
    <style:style style:name="P476" style:family="paragraph" style:parent-style-name="Table_20_Contents">
      <style:paragraph-properties fo:text-align="justify" style:justify-single-word="false"/>
      <style:text-properties officeooo:rsid="00586f50" officeooo:paragraph-rsid="016cd718"/>
    </style:style>
    <style:style style:name="P477" style:family="paragraph" style:parent-style-name="Table_20_Contents">
      <style:paragraph-properties fo:text-align="justify" style:justify-single-word="false"/>
      <style:text-properties officeooo:rsid="0058ce99" officeooo:paragraph-rsid="0058ce99"/>
    </style:style>
    <style:style style:name="P478" style:family="paragraph" style:parent-style-name="Table_20_Contents">
      <style:paragraph-properties fo:text-align="justify" style:justify-single-word="false"/>
      <style:text-properties officeooo:rsid="00621b35" officeooo:paragraph-rsid="00621b35"/>
    </style:style>
    <style:style style:name="P479" style:family="paragraph" style:parent-style-name="Table_20_Contents">
      <style:paragraph-properties fo:text-align="justify" style:justify-single-word="false"/>
      <style:text-properties officeooo:rsid="00621b35" officeooo:paragraph-rsid="00671013"/>
    </style:style>
    <style:style style:name="P480" style:family="paragraph" style:parent-style-name="Table_20_Contents">
      <style:paragraph-properties fo:text-align="justify" style:justify-single-word="false"/>
      <style:text-properties officeooo:rsid="00621b35" officeooo:paragraph-rsid="00676c14"/>
    </style:style>
    <style:style style:name="P481" style:family="paragraph" style:parent-style-name="Table_20_Contents">
      <style:paragraph-properties fo:text-align="justify" style:justify-single-word="false"/>
      <style:text-properties officeooo:rsid="00621b35" officeooo:paragraph-rsid="00698aad"/>
    </style:style>
    <style:style style:name="P482"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83"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84"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85"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86" style:family="paragraph" style:parent-style-name="Table_20_Contents">
      <style:paragraph-properties fo:text-align="start" style:justify-single-word="false"/>
      <style:text-properties style:font-name="Courier New" officeooo:paragraph-rsid="006f3c9a"/>
    </style:style>
    <style:style style:name="P487"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88" style:family="paragraph" style:parent-style-name="Table_20_Contents">
      <style:paragraph-properties fo:text-align="justify" style:justify-single-word="false"/>
      <style:text-properties officeooo:rsid="00f524d2" officeooo:paragraph-rsid="00f524d2"/>
    </style:style>
    <style:style style:name="P489" style:family="paragraph" style:parent-style-name="Table_20_Contents">
      <style:paragraph-properties fo:text-align="justify" style:justify-single-word="false"/>
      <style:text-properties officeooo:rsid="00f6c7f1" officeooo:paragraph-rsid="00f6c7f1"/>
    </style:style>
    <style:style style:name="P490" style:family="paragraph" style:parent-style-name="Table_20_Contents">
      <style:paragraph-properties fo:text-align="justify" style:justify-single-word="false"/>
      <style:text-properties officeooo:rsid="00fb6510" officeooo:paragraph-rsid="00fb6510"/>
    </style:style>
    <style:style style:name="P491" style:family="paragraph" style:parent-style-name="Table_20_Contents">
      <style:paragraph-properties fo:text-align="justify" style:justify-single-word="false"/>
      <style:text-properties officeooo:rsid="00ff1000" officeooo:paragraph-rsid="00ff1000"/>
    </style:style>
    <style:style style:name="P492" style:family="paragraph" style:parent-style-name="Table_20_Contents">
      <style:paragraph-properties fo:text-align="justify" style:justify-single-word="false"/>
      <style:text-properties officeooo:rsid="01012f34" officeooo:paragraph-rsid="01012f34"/>
    </style:style>
    <style:style style:name="P493" style:family="paragraph" style:parent-style-name="Table_20_Contents">
      <style:paragraph-properties fo:text-align="justify" style:justify-single-word="false"/>
      <style:text-properties officeooo:rsid="01012f34" officeooo:paragraph-rsid="016cd718"/>
    </style:style>
    <style:style style:name="P494" style:family="paragraph" style:parent-style-name="Table_20_Contents">
      <style:paragraph-properties fo:text-align="justify" style:justify-single-word="false"/>
      <style:text-properties officeooo:rsid="0104c482" officeooo:paragraph-rsid="0104c482"/>
    </style:style>
    <style:style style:name="P495" style:family="paragraph" style:parent-style-name="Table_20_Contents">
      <style:paragraph-properties fo:text-align="justify" style:justify-single-word="false"/>
      <style:text-properties officeooo:rsid="0104c482" officeooo:paragraph-rsid="01098d32"/>
    </style:style>
    <style:style style:name="P496" style:family="paragraph" style:parent-style-name="Table_20_Contents">
      <style:paragraph-properties fo:text-align="justify" style:justify-single-word="false"/>
      <style:text-properties officeooo:rsid="0104c482" officeooo:paragraph-rsid="010e37f1"/>
    </style:style>
    <style:style style:name="P497" style:family="paragraph" style:parent-style-name="Table_20_Contents">
      <style:paragraph-properties fo:text-align="justify" style:justify-single-word="false"/>
      <style:text-properties officeooo:rsid="0104c482" officeooo:paragraph-rsid="011c3b95"/>
    </style:style>
    <style:style style:name="P498" style:family="paragraph" style:parent-style-name="Table_20_Contents">
      <style:paragraph-properties fo:text-align="justify" style:justify-single-word="false"/>
      <style:text-properties officeooo:rsid="010867ad" officeooo:paragraph-rsid="010867ad"/>
    </style:style>
    <style:style style:name="P499" style:family="paragraph" style:parent-style-name="Table_20_Contents">
      <style:paragraph-properties fo:text-align="justify" style:justify-single-word="false"/>
      <style:text-properties officeooo:rsid="010e37f1" officeooo:paragraph-rsid="010e37f1"/>
    </style:style>
    <style:style style:name="P500" style:family="paragraph" style:parent-style-name="Table_20_Contents">
      <style:paragraph-properties fo:text-align="justify" style:justify-single-word="false"/>
      <style:text-properties officeooo:rsid="010e37f1" officeooo:paragraph-rsid="01111b72"/>
    </style:style>
    <style:style style:name="P501" style:family="paragraph" style:parent-style-name="Table_20_Contents">
      <style:paragraph-properties fo:text-align="justify" style:justify-single-word="false"/>
      <style:text-properties officeooo:rsid="010e37f1" officeooo:paragraph-rsid="01137bdc"/>
    </style:style>
    <style:style style:name="P502" style:family="paragraph" style:parent-style-name="Table_20_Contents">
      <style:paragraph-properties fo:text-align="justify" style:justify-single-word="false"/>
      <style:text-properties officeooo:rsid="010e37f1" officeooo:paragraph-rsid="0115eebf"/>
    </style:style>
    <style:style style:name="P503" style:family="paragraph" style:parent-style-name="Table_20_Contents">
      <style:paragraph-properties fo:text-align="justify" style:justify-single-word="false"/>
      <style:text-properties officeooo:rsid="010e37f1" officeooo:paragraph-rsid="011714f9"/>
    </style:style>
    <style:style style:name="P504" style:family="paragraph" style:parent-style-name="Table_20_Contents">
      <style:paragraph-properties fo:text-align="justify" style:justify-single-word="false"/>
      <style:text-properties officeooo:rsid="010e37f1" officeooo:paragraph-rsid="011959c5"/>
    </style:style>
    <style:style style:name="P505" style:family="paragraph" style:parent-style-name="Table_20_Contents">
      <style:paragraph-properties fo:text-align="justify" style:justify-single-word="false"/>
      <style:text-properties officeooo:rsid="010e37f1" officeooo:paragraph-rsid="011c3b95"/>
    </style:style>
    <style:style style:name="P506" style:family="paragraph" style:parent-style-name="Table_20_Contents">
      <style:paragraph-properties fo:text-align="justify" style:justify-single-word="false"/>
      <style:text-properties officeooo:rsid="01111b72" officeooo:paragraph-rsid="01111b72"/>
    </style:style>
    <style:style style:name="P507" style:family="paragraph" style:parent-style-name="Table_20_Contents">
      <style:paragraph-properties fo:text-align="justify" style:justify-single-word="false"/>
      <style:text-properties officeooo:rsid="01111b72" officeooo:paragraph-rsid="011c3b95"/>
    </style:style>
    <style:style style:name="P508" style:family="paragraph" style:parent-style-name="Table_20_Contents">
      <style:paragraph-properties fo:text-align="justify" style:justify-single-word="false"/>
      <style:text-properties officeooo:rsid="011136d3" officeooo:paragraph-rsid="011136d3"/>
    </style:style>
    <style:style style:name="P509" style:family="paragraph" style:parent-style-name="Table_20_Contents">
      <style:paragraph-properties fo:text-align="justify" style:justify-single-word="false"/>
      <style:text-properties officeooo:rsid="011136d3" officeooo:paragraph-rsid="01137bdc"/>
    </style:style>
    <style:style style:name="P510" style:family="paragraph" style:parent-style-name="Table_20_Contents">
      <style:paragraph-properties fo:text-align="justify" style:justify-single-word="false"/>
      <style:text-properties officeooo:rsid="011136d3" officeooo:paragraph-rsid="0115eebf"/>
    </style:style>
    <style:style style:name="P511" style:family="paragraph" style:parent-style-name="Table_20_Contents">
      <style:paragraph-properties fo:text-align="justify" style:justify-single-word="false"/>
      <style:text-properties officeooo:rsid="011136d3" officeooo:paragraph-rsid="011714f9"/>
    </style:style>
    <style:style style:name="P512" style:family="paragraph" style:parent-style-name="Table_20_Contents">
      <style:paragraph-properties fo:text-align="justify" style:justify-single-word="false"/>
      <style:text-properties officeooo:rsid="011136d3" officeooo:paragraph-rsid="011959c5"/>
    </style:style>
    <style:style style:name="P513" style:family="paragraph" style:parent-style-name="Table_20_Contents">
      <style:paragraph-properties fo:text-align="justify" style:justify-single-word="false"/>
      <style:text-properties officeooo:rsid="011136d3" officeooo:paragraph-rsid="011c3b95"/>
    </style:style>
    <style:style style:name="P514" style:family="paragraph" style:parent-style-name="Table_20_Contents">
      <style:paragraph-properties fo:text-align="justify" style:justify-single-word="false"/>
      <style:text-properties officeooo:rsid="01137bdc" officeooo:paragraph-rsid="01137bdc"/>
    </style:style>
    <style:style style:name="P515" style:family="paragraph" style:parent-style-name="Table_20_Contents">
      <style:paragraph-properties fo:text-align="justify" style:justify-single-word="false"/>
      <style:text-properties officeooo:rsid="011ab38c" officeooo:paragraph-rsid="011ab38c"/>
    </style:style>
    <style:style style:name="P516" style:family="paragraph" style:parent-style-name="Table_20_Contents">
      <style:paragraph-properties fo:text-align="justify" style:justify-single-word="false"/>
      <style:text-properties officeooo:rsid="011ab38c" officeooo:paragraph-rsid="011c3b95"/>
    </style:style>
    <style:style style:name="P517" style:family="paragraph" style:parent-style-name="Table_20_Contents">
      <style:paragraph-properties fo:text-align="justify" style:justify-single-word="false"/>
      <style:text-properties officeooo:rsid="011c021c" officeooo:paragraph-rsid="011c021c"/>
    </style:style>
    <style:style style:name="P518" style:family="paragraph" style:parent-style-name="Table_20_Contents">
      <style:paragraph-properties fo:text-align="justify" style:justify-single-word="false"/>
      <style:text-properties officeooo:rsid="011c021c" officeooo:paragraph-rsid="011c3b95"/>
    </style:style>
    <style:style style:name="P519" style:family="paragraph" style:parent-style-name="Table_20_Contents">
      <style:paragraph-properties fo:text-align="justify" style:justify-single-word="false"/>
      <style:text-properties fo:color="#24292e" style:font-name="SFMono-Regular" officeooo:paragraph-rsid="00c156d2"/>
    </style:style>
    <style:style style:name="P520" style:family="paragraph" style:parent-style-name="Table_20_Contents">
      <style:paragraph-properties fo:text-align="justify" style:justify-single-word="false"/>
      <style:text-properties officeooo:rsid="014c6f30" officeooo:paragraph-rsid="014c6f30"/>
    </style:style>
    <style:style style:name="P521"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22"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23" style:family="paragraph" style:parent-style-name="Table_20_Contents">
      <style:paragraph-properties fo:text-align="justify" style:justify-single-word="false"/>
      <style:text-properties officeooo:rsid="01566a84" officeooo:paragraph-rsid="01566a84"/>
    </style:style>
    <style:style style:name="P52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2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2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2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30"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31"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32"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33"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34"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37"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38"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39"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40"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41"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42"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43"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44"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45"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46"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47"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48"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49"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50"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51"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52"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53"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5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5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7"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58"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59"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60"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61"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62"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63"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64"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65"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66"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67"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68"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69"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70"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71"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72"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7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74"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75"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76"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77" style:family="paragraph" style:parent-style-name="Text_20_body">
      <style:text-properties officeooo:paragraph-rsid="00676c14"/>
    </style:style>
    <style:style style:name="P578" style:family="paragraph" style:parent-style-name="Text_20_body">
      <style:text-properties officeooo:paragraph-rsid="00698aad"/>
    </style:style>
    <style:style style:name="P579" style:family="paragraph" style:parent-style-name="Text_20_body">
      <style:text-properties officeooo:rsid="006b71b1" officeooo:paragraph-rsid="006b71b1"/>
    </style:style>
    <style:style style:name="P580" style:family="paragraph" style:parent-style-name="Text_20_body">
      <style:text-properties officeooo:rsid="00805ac6" officeooo:paragraph-rsid="00805ac6"/>
    </style:style>
    <style:style style:name="P581" style:family="paragraph" style:parent-style-name="Text_20_body">
      <style:text-properties officeooo:rsid="00805ac6" officeooo:paragraph-rsid="008f97dc"/>
    </style:style>
    <style:style style:name="P582" style:family="paragraph" style:parent-style-name="Text_20_body">
      <style:text-properties officeooo:rsid="008f97dc" officeooo:paragraph-rsid="008f97dc"/>
    </style:style>
    <style:style style:name="P583" style:family="paragraph" style:parent-style-name="Text_20_body">
      <style:text-properties officeooo:rsid="007ca8a7" officeooo:paragraph-rsid="007ca8a7"/>
    </style:style>
    <style:style style:name="P584" style:family="paragraph" style:parent-style-name="Text_20_body">
      <style:text-properties officeooo:paragraph-rsid="00937897"/>
    </style:style>
    <style:style style:name="P585" style:family="paragraph" style:parent-style-name="Text_20_body">
      <style:text-properties fo:color="#c9211e" officeooo:rsid="0090b2c5" officeooo:paragraph-rsid="00ba6f7a" fo:background-color="#ffff00"/>
    </style:style>
    <style:style style:name="P586" style:family="paragraph" style:parent-style-name="Text_20_body">
      <style:text-properties fo:color="#c9211e" officeooo:rsid="0091b14d" officeooo:paragraph-rsid="00ba6f7a" fo:background-color="#ffff00"/>
    </style:style>
    <style:style style:name="P587" style:family="paragraph" style:parent-style-name="Text_20_body">
      <style:text-properties fo:color="#c9211e" officeooo:rsid="00ba6f7a" officeooo:paragraph-rsid="00ba6f7a" fo:background-color="#ffff00"/>
    </style:style>
    <style:style style:name="P588" style:family="paragraph" style:parent-style-name="Text_20_body">
      <style:text-properties officeooo:rsid="00db064e" officeooo:paragraph-rsid="00db064e" fo:background-color="#ffff00"/>
    </style:style>
    <style:style style:name="P589" style:family="paragraph" style:parent-style-name="Text_20_body">
      <style:text-properties officeooo:rsid="01338211" officeooo:paragraph-rsid="01338211" fo:background-color="#ffff00"/>
    </style:style>
    <style:style style:name="P590" style:family="paragraph" style:parent-style-name="Text_20_body">
      <style:text-properties officeooo:rsid="00c5fb35" officeooo:paragraph-rsid="00c5fb35"/>
    </style:style>
    <style:style style:name="P591" style:family="paragraph" style:parent-style-name="Text_20_body">
      <style:text-properties officeooo:rsid="00c90b70" officeooo:paragraph-rsid="00c90b70"/>
    </style:style>
    <style:style style:name="P592" style:family="paragraph" style:parent-style-name="Text_20_body">
      <style:text-properties officeooo:rsid="00cd889c" officeooo:paragraph-rsid="00cd889c"/>
    </style:style>
    <style:style style:name="P593" style:family="paragraph" style:parent-style-name="Text_20_body">
      <style:paragraph-properties fo:text-align="start" style:justify-single-word="false"/>
      <style:text-properties officeooo:rsid="00cd889c" officeooo:paragraph-rsid="00d24654"/>
    </style:style>
    <style:style style:name="P594" style:family="paragraph" style:parent-style-name="Text_20_body">
      <style:paragraph-properties fo:text-align="start" style:justify-single-word="false"/>
      <style:text-properties officeooo:rsid="00d3f704" officeooo:paragraph-rsid="00d3f704"/>
    </style:style>
    <style:style style:name="P595" style:family="paragraph" style:parent-style-name="Text_20_body">
      <style:paragraph-properties fo:text-align="start" style:justify-single-word="false"/>
      <style:text-properties officeooo:rsid="00d5142b" officeooo:paragraph-rsid="00d5142b"/>
    </style:style>
    <style:style style:name="P596" style:family="paragraph" style:parent-style-name="Text_20_body">
      <style:text-properties officeooo:rsid="00db064e" officeooo:paragraph-rsid="00db064e"/>
    </style:style>
    <style:style style:name="P597" style:family="paragraph" style:parent-style-name="Text_20_body">
      <style:text-properties officeooo:rsid="00ddd974" officeooo:paragraph-rsid="00ddd974"/>
    </style:style>
    <style:style style:name="P598" style:family="paragraph" style:parent-style-name="Text_20_body">
      <style:text-properties officeooo:rsid="00df5953" officeooo:paragraph-rsid="00df5953"/>
    </style:style>
    <style:style style:name="P599" style:family="paragraph" style:parent-style-name="Text_20_body">
      <style:text-properties officeooo:paragraph-rsid="00e2ab91"/>
    </style:style>
    <style:style style:name="P600" style:family="paragraph" style:parent-style-name="Text_20_body">
      <style:text-properties officeooo:rsid="00854da5" officeooo:paragraph-rsid="00eaeef6"/>
    </style:style>
    <style:style style:name="P601" style:family="paragraph" style:parent-style-name="Text_20_body">
      <style:text-properties officeooo:paragraph-rsid="00854da5"/>
    </style:style>
    <style:style style:name="P602" style:family="paragraph" style:parent-style-name="Text_20_body">
      <style:text-properties officeooo:paragraph-rsid="00ebeb3b"/>
    </style:style>
    <style:style style:name="P603" style:family="paragraph" style:parent-style-name="Text_20_body">
      <style:text-properties officeooo:rsid="00ebeb3b" officeooo:paragraph-rsid="00ebeb3b"/>
    </style:style>
    <style:style style:name="P604" style:family="paragraph" style:parent-style-name="Text_20_body">
      <style:text-properties officeooo:paragraph-rsid="00ed0d63"/>
    </style:style>
    <style:style style:name="P605" style:family="paragraph" style:parent-style-name="Text_20_body">
      <style:text-properties officeooo:rsid="00ed8d0e" officeooo:paragraph-rsid="00ed8d0e"/>
    </style:style>
    <style:style style:name="P606" style:family="paragraph" style:parent-style-name="Text_20_body">
      <style:text-properties officeooo:paragraph-rsid="00f10ea6"/>
    </style:style>
    <style:style style:name="P607" style:family="paragraph" style:parent-style-name="Text_20_body">
      <style:text-properties officeooo:paragraph-rsid="00f524d2"/>
    </style:style>
    <style:style style:name="P608" style:family="paragraph" style:parent-style-name="Text_20_body">
      <style:text-properties officeooo:paragraph-rsid="010867ad"/>
    </style:style>
    <style:style style:name="P609" style:family="paragraph" style:parent-style-name="Text_20_body">
      <style:text-properties officeooo:paragraph-rsid="011c3b95"/>
    </style:style>
    <style:style style:name="P610" style:family="paragraph" style:parent-style-name="Text_20_body">
      <style:text-properties officeooo:paragraph-rsid="01098d32"/>
    </style:style>
    <style:style style:name="P611" style:family="paragraph" style:parent-style-name="Text_20_body">
      <style:text-properties officeooo:rsid="01099e92" officeooo:paragraph-rsid="01099e92"/>
    </style:style>
    <style:style style:name="P612" style:family="paragraph" style:parent-style-name="Text_20_body">
      <style:text-properties officeooo:rsid="01099e92" officeooo:paragraph-rsid="011c3b95"/>
    </style:style>
    <style:style style:name="P613" style:family="paragraph" style:parent-style-name="Text_20_body">
      <style:text-properties officeooo:rsid="010df269" officeooo:paragraph-rsid="010df269"/>
    </style:style>
    <style:style style:name="P614" style:family="paragraph" style:parent-style-name="Text_20_body">
      <style:text-properties officeooo:rsid="010df269" officeooo:paragraph-rsid="011c3b95"/>
    </style:style>
    <style:style style:name="P615" style:family="paragraph" style:parent-style-name="Text_20_body">
      <style:text-properties officeooo:rsid="010df269" officeooo:paragraph-rsid="01590f4e"/>
    </style:style>
    <style:style style:name="P616" style:family="paragraph" style:parent-style-name="Text_20_body">
      <style:text-properties officeooo:rsid="010df269" officeooo:paragraph-rsid="0159c3c3"/>
    </style:style>
    <style:style style:name="P617" style:family="paragraph" style:parent-style-name="Text_20_body">
      <style:text-properties officeooo:rsid="010df269" officeooo:paragraph-rsid="0159f0ad"/>
    </style:style>
    <style:style style:name="P618" style:family="paragraph" style:parent-style-name="Text_20_body">
      <style:text-properties officeooo:rsid="011d6200" officeooo:paragraph-rsid="011efeec"/>
    </style:style>
    <style:style style:name="P619" style:family="paragraph" style:parent-style-name="Text_20_body">
      <style:text-properties officeooo:paragraph-rsid="01229e72"/>
    </style:style>
    <style:style style:name="P620" style:family="paragraph" style:parent-style-name="Text_20_body">
      <style:text-properties officeooo:paragraph-rsid="00109e63"/>
    </style:style>
    <style:style style:name="P621" style:family="paragraph" style:parent-style-name="Text_20_body">
      <style:text-properties officeooo:rsid="01229f91" officeooo:paragraph-rsid="01229f91"/>
    </style:style>
    <style:style style:name="P622" style:family="paragraph" style:parent-style-name="Text_20_body">
      <style:text-properties officeooo:rsid="01235a4d" officeooo:paragraph-rsid="01235a4d" fo:background-color="transparent"/>
    </style:style>
    <style:style style:name="P623" style:family="paragraph" style:parent-style-name="Text_20_body">
      <style:text-properties officeooo:rsid="01274915" officeooo:paragraph-rsid="01274915"/>
    </style:style>
    <style:style style:name="P624" style:family="paragraph" style:parent-style-name="Text_20_body">
      <style:text-properties officeooo:rsid="012ad4c2" officeooo:paragraph-rsid="012ad4c2"/>
    </style:style>
    <style:style style:name="P625" style:family="paragraph" style:parent-style-name="Text_20_body">
      <style:text-properties officeooo:rsid="012ad4c2" officeooo:paragraph-rsid="012afa41"/>
    </style:style>
    <style:style style:name="P626" style:family="paragraph" style:parent-style-name="Text_20_body">
      <style:text-properties officeooo:paragraph-rsid="01235a4d"/>
    </style:style>
    <style:style style:name="P627" style:family="paragraph" style:parent-style-name="Text_20_body">
      <style:text-properties officeooo:rsid="0102e5d2" officeooo:paragraph-rsid="0102e5d2"/>
    </style:style>
    <style:style style:name="P628" style:family="paragraph" style:parent-style-name="Text_20_body">
      <style:text-properties officeooo:rsid="013826ee" officeooo:paragraph-rsid="013826ee"/>
    </style:style>
    <style:style style:name="P629" style:family="paragraph" style:parent-style-name="Text_20_body">
      <style:text-properties officeooo:paragraph-rsid="00987bad"/>
    </style:style>
    <style:style style:name="P630" style:family="paragraph" style:parent-style-name="Title">
      <style:paragraph-properties fo:text-align="center" style:justify-single-word="false"/>
    </style:style>
    <style:style style:name="P631"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32"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33" style:family="paragraph" style:parent-style-name="Standard">
      <style:paragraph-properties fo:break-before="auto" fo:break-after="auto"/>
      <style:text-properties officeooo:rsid="00bb8433" officeooo:paragraph-rsid="00bb8433"/>
    </style:style>
    <style:style style:name="P6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35"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36"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37"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39"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4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4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45"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46" style:family="paragraph" style:parent-style-name="Text_20_body" style:list-style-name="L1">
      <style:paragraph-properties fo:text-align="start" style:justify-single-word="false"/>
      <style:text-properties officeooo:rsid="00d3f704" officeooo:paragraph-rsid="00d3f704"/>
    </style:style>
    <style:style style:name="P647" style:family="paragraph" style:parent-style-name="Text_20_body" style:list-style-name="L1">
      <style:paragraph-properties fo:text-align="start" style:justify-single-word="false"/>
      <style:text-properties officeooo:paragraph-rsid="00d3f704"/>
    </style:style>
    <style:style style:name="P648" style:family="paragraph" style:parent-style-name="Text_20_body" style:list-style-name="L1">
      <style:paragraph-properties fo:text-align="start" style:justify-single-word="false"/>
      <style:text-properties officeooo:rsid="00d40abf" officeooo:paragraph-rsid="00d40abf"/>
    </style:style>
    <style:style style:name="P649" style:family="paragraph" style:parent-style-name="Text_20_body" style:list-style-name="L1">
      <style:paragraph-properties fo:text-align="start" style:justify-single-word="false"/>
      <style:text-properties officeooo:rsid="00cd889c" officeooo:paragraph-rsid="00d40abf"/>
    </style:style>
    <style:style style:name="P650" style:family="paragraph" style:parent-style-name="Text_20_body" style:list-style-name="L2">
      <style:text-properties officeooo:rsid="00cd889c" officeooo:paragraph-rsid="00d24654"/>
    </style:style>
    <style:style style:name="P651" style:family="paragraph" style:parent-style-name="Text_20_body" style:list-style-name="L2">
      <style:text-properties officeooo:rsid="00c90b70" officeooo:paragraph-rsid="00c90b70"/>
    </style:style>
    <style:style style:name="P652" style:family="paragraph" style:parent-style-name="Text_20_body" style:list-style-name="L3">
      <style:text-properties officeooo:rsid="00c90b70" officeooo:paragraph-rsid="0139a322"/>
    </style:style>
    <style:style style:name="P653" style:family="paragraph" style:parent-style-name="Text_20_body" style:list-style-name="L2">
      <style:text-properties officeooo:rsid="00c9ca4c" officeooo:paragraph-rsid="00c9ca4c"/>
    </style:style>
    <style:style style:name="P654" style:family="paragraph" style:parent-style-name="Text_20_body" style:list-style-name="L3">
      <style:text-properties officeooo:rsid="013826ee" officeooo:paragraph-rsid="0139a322"/>
    </style:style>
    <style:style style:name="P655" style:family="paragraph" style:parent-style-name="Text_20_body" style:list-style-name="L2">
      <style:text-properties officeooo:rsid="00d722b7" officeooo:paragraph-rsid="00d7409b"/>
    </style:style>
    <style:style style:name="P656" style:family="paragraph" style:parent-style-name="Text_20_body" style:list-style-name="L2">
      <style:text-properties officeooo:rsid="00d722b7" officeooo:paragraph-rsid="00d722b7"/>
    </style:style>
    <style:style style:name="P657" style:family="paragraph" style:parent-style-name="Text_20_body" style:list-style-name="L2">
      <style:text-properties officeooo:rsid="0014bb8a" officeooo:paragraph-rsid="00d7409b"/>
    </style:style>
    <style:style style:name="P658" style:family="paragraph" style:parent-style-name="Text_20_body" style:list-style-name="L6">
      <style:text-properties officeooo:rsid="014fc420" fo:background-color="transparent" style:language-asian="zxx" style:country-asian="none" style:language-complex="zxx" style:country-complex="none"/>
    </style:style>
    <style:style style:name="P659" style:family="paragraph" style:parent-style-name="Text_20_body" style:list-style-name="L7">
      <style:text-properties officeooo:rsid="014fc420" officeooo:paragraph-rsid="014fc420"/>
    </style:style>
    <style:style style:name="P660"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61" style:family="paragraph" style:parent-style-name="Heading_20_3">
      <style:text-properties officeooo:rsid="01367195" officeooo:paragraph-rsid="01367195"/>
    </style:style>
    <style:style style:name="P662" style:family="paragraph" style:parent-style-name="Heading_20_3">
      <style:text-properties officeooo:rsid="007b7012" officeooo:paragraph-rsid="007b7012"/>
    </style:style>
    <style:style style:name="P663" style:family="paragraph" style:parent-style-name="Heading_20_2">
      <style:text-properties officeooo:rsid="012ad4c2" officeooo:paragraph-rsid="012ad4c2"/>
    </style:style>
    <style:style style:name="P664" style:family="paragraph" style:parent-style-name="Heading_20_2">
      <style:text-properties officeooo:rsid="008f97dc" officeooo:paragraph-rsid="008f97dc"/>
    </style:style>
    <style:style style:name="P665" style:family="paragraph" style:parent-style-name="Heading_20_2">
      <style:text-properties officeooo:rsid="00805ac6" officeooo:paragraph-rsid="008f97dc"/>
    </style:style>
    <style:style style:name="P666" style:family="paragraph" style:parent-style-name="Heading_20_2">
      <style:text-properties officeooo:rsid="00805ac6" officeooo:paragraph-rsid="00805ac6"/>
    </style:style>
    <style:style style:name="P667" style:family="paragraph" style:parent-style-name="Heading_20_2">
      <style:text-properties officeooo:rsid="007ef43a" officeooo:paragraph-rsid="007ef43a"/>
    </style:style>
    <style:style style:name="P668" style:family="paragraph" style:parent-style-name="Heading_20_2">
      <style:text-properties officeooo:rsid="0090753d" officeooo:paragraph-rsid="00e95971"/>
    </style:style>
    <style:style style:name="P669" style:family="paragraph" style:parent-style-name="Heading_20_2">
      <style:text-properties officeooo:rsid="00987bad" officeooo:paragraph-rsid="00987bad"/>
    </style:style>
    <style:style style:name="P670" style:family="paragraph" style:parent-style-name="Heading_20_2">
      <style:text-properties officeooo:rsid="00854da5" officeooo:paragraph-rsid="0086c0e7"/>
    </style:style>
    <style:style style:name="P671" style:family="paragraph" style:parent-style-name="Heading_20_2">
      <style:text-properties officeooo:rsid="00854da5" officeooo:paragraph-rsid="00e2ab91"/>
    </style:style>
    <style:style style:name="P672" style:family="paragraph" style:parent-style-name="Heading_20_2">
      <style:text-properties officeooo:rsid="00854da5" officeooo:paragraph-rsid="00e82406"/>
    </style:style>
    <style:style style:name="P673" style:family="paragraph" style:parent-style-name="Heading_20_2">
      <style:text-properties officeooo:rsid="00854da5" officeooo:paragraph-rsid="01229e72"/>
    </style:style>
    <style:style style:name="P674" style:family="paragraph" style:parent-style-name="Heading_20_2">
      <style:text-properties officeooo:rsid="0086c0e7" officeooo:paragraph-rsid="01229e72"/>
    </style:style>
    <style:style style:name="P675" style:family="paragraph" style:parent-style-name="Heading_20_2">
      <style:text-properties officeooo:rsid="00c5fb35" officeooo:paragraph-rsid="00c5fb35"/>
    </style:style>
    <style:style style:name="P676" style:family="paragraph" style:parent-style-name="Heading_20_2">
      <style:text-properties officeooo:rsid="008be1a6" officeooo:paragraph-rsid="016cd718"/>
    </style:style>
    <style:style style:name="P677" style:family="paragraph" style:parent-style-name="Heading_20_2">
      <style:text-properties officeooo:rsid="008be1a6" officeooo:paragraph-rsid="0102e5d2"/>
    </style:style>
    <style:style style:name="P678" style:family="paragraph" style:parent-style-name="Heading_20_2">
      <style:text-properties officeooo:paragraph-rsid="007ca8a7"/>
    </style:style>
    <style:style style:name="P679" style:family="paragraph" style:parent-style-name="Heading_20_2">
      <style:text-properties fo:language="ca" fo:country="ES" style:language-asian="zxx" style:country-asian="none" style:language-complex="zxx" style:country-complex="none"/>
    </style:style>
    <style:style style:name="P68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8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82"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83" style:family="paragraph" style:parent-style-name="Heading_20_2">
      <style:paragraph-properties fo:break-before="page"/>
      <style:text-properties officeooo:rsid="008be1a6" officeooo:paragraph-rsid="008be1a6"/>
    </style:style>
    <style:style style:name="P684" style:family="paragraph" style:parent-style-name="Contents_20_1">
      <style:paragraph-properties>
        <style:tab-stops>
          <style:tab-stop style:position="17cm" style:type="right" style:leader-style="dotted" style:leader-text="."/>
        </style:tab-stops>
      </style:paragraph-properties>
    </style:style>
    <style:style style:name="P685" style:family="paragraph" style:parent-style-name="Contents_20_2">
      <style:paragraph-properties>
        <style:tab-stops>
          <style:tab-stop style:position="16.501cm" style:type="right" style:leader-style="dotted" style:leader-text="."/>
        </style:tab-stops>
      </style:paragraph-properties>
    </style:style>
    <style:style style:name="P686" style:family="paragraph" style:parent-style-name="Standard" style:master-page-name="First_20_Page">
      <style:paragraph-properties fo:text-align="end" style:justify-single-word="false" style:page-number="auto"/>
      <style:text-properties style:font-name="Arial"/>
    </style:style>
    <style:style style:name="P687" style:family="paragraph" style:parent-style-name="Standard" style:list-style-name="L2">
      <style:text-properties officeooo:rsid="00344bca" officeooo:paragraph-rsid="00d7409b"/>
    </style:style>
    <style:style style:name="P688"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89"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90"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91"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92"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93"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94" style:family="paragraph" style:parent-style-name="Heading_20_1" style:list-style-name="">
      <style:text-properties officeooo:paragraph-rsid="0154a1a2"/>
    </style:style>
    <style:style style:name="P69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96" style:family="paragraph" style:parent-style-name="Heading_20_1">
      <style:paragraph-properties fo:break-before="page"/>
    </style:style>
    <style:style style:name="P697" style:family="paragraph" style:parent-style-name="Heading_20_1">
      <style:paragraph-properties fo:break-before="page"/>
      <style:text-properties officeooo:paragraph-rsid="0154a1a2"/>
    </style:style>
    <style:style style:name="P698" style:family="paragraph" style:parent-style-name="Contents_20_3">
      <style:paragraph-properties>
        <style:tab-stops>
          <style:tab-stop style:position="16.002cm" style:type="right" style:leader-style="dotted" style:leader-text="."/>
        </style:tab-stops>
      </style:paragraph-properties>
    </style:style>
    <style:style style:name="P6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0"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officeooo:rsid="01367195"/>
    </style:style>
    <style:style style:name="T155" style:family="text">
      <style:text-properties fo:font-weight="normal" style:font-weight-asian="normal" style:font-weight-complex="normal"/>
    </style:style>
    <style:style style:name="T156" style:family="text">
      <style:text-properties fo:font-weight="normal" officeooo:rsid="00c9ca4c" style:font-weight-asian="normal" style:font-weight-complex="normal"/>
    </style:style>
    <style:style style:name="T157" style:family="text">
      <style:text-properties fo:font-weight="normal" officeooo:rsid="0139a322" style:font-weight-asian="normal" style:font-weight-complex="normal"/>
    </style:style>
    <style:style style:name="T158" style:family="text">
      <style:text-properties fo:font-weight="normal" officeooo:rsid="00cb5ffd" style:font-weight-asian="normal" style:font-weight-complex="normal"/>
    </style:style>
    <style:style style:name="T159" style:family="text">
      <style:text-properties officeooo:rsid="013cc095"/>
    </style:style>
    <style:style style:name="T160" style:family="text">
      <style:text-properties officeooo:rsid="00c03270"/>
    </style:style>
    <style:style style:name="T161" style:family="text">
      <style:text-properties officeooo:rsid="013f0d44"/>
    </style:style>
    <style:style style:name="T162" style:family="text">
      <style:text-properties officeooo:rsid="013f15a0"/>
    </style:style>
    <style:style style:name="T163" style:family="text">
      <style:text-properties officeooo:rsid="0141f116"/>
    </style:style>
    <style:style style:name="T164" style:family="text">
      <style:text-properties officeooo:rsid="0144132e"/>
    </style:style>
    <style:style style:name="T165" style:family="text">
      <style:text-properties officeooo:rsid="01482573"/>
    </style:style>
    <style:style style:name="T166" style:family="text">
      <style:text-properties officeooo:rsid="014d7b1e"/>
    </style:style>
    <style:style style:name="T167" style:family="text">
      <style:text-properties officeooo:rsid="01522d7a"/>
    </style:style>
    <style:style style:name="T168" style:family="text">
      <style:text-properties officeooo:rsid="014ad84c"/>
    </style:style>
    <style:style style:name="T169" style:family="text">
      <style:text-properties officeooo:rsid="014fc420"/>
    </style:style>
    <style:style style:name="T170" style:family="text">
      <style:text-properties fo:background-color="#ffffff" loext:char-shading-value="0"/>
    </style:style>
    <style:style style:name="T171" style:family="text">
      <style:text-properties officeooo:rsid="014fc420" fo:background-color="#ffffff" loext:char-shading-value="0"/>
    </style:style>
    <style:style style:name="T172" style:family="text">
      <style:text-properties officeooo:rsid="016ad6f4" fo:background-color="#ffffff" loext:char-shading-value="0"/>
    </style:style>
    <style:style style:name="T173" style:family="text">
      <style:text-properties officeooo:rsid="0154a1a2"/>
    </style:style>
    <style:style style:name="T174" style:family="text">
      <style:text-properties officeooo:rsid="01566a84"/>
    </style:style>
    <style:style style:name="T175" style:family="text">
      <style:text-properties officeooo:rsid="0156bbda"/>
    </style:style>
    <style:style style:name="T176" style:family="text">
      <style:text-properties officeooo:rsid="015cdafb"/>
    </style:style>
    <style:style style:name="T177" style:family="text">
      <style:text-properties officeooo:rsid="016480c2"/>
    </style:style>
    <style:style style:name="T178" style:family="text">
      <style:text-properties officeooo:rsid="01658217"/>
    </style:style>
    <style:style style:name="T179" style:family="text">
      <style:text-properties officeooo:rsid="016cd718"/>
    </style:style>
    <style:style style:name="T180" style:family="text">
      <style:text-properties officeooo:rsid="016dda8d"/>
    </style:style>
    <style:style style:name="T1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6"/>
      <text:p text:style-name="P5"/>
      <text:p text:style-name="P5"/>
      <text:p text:style-name="P7"><draw:frame draw:style-name="fr2" draw:name="gráficos2" text:anchor-type="paragraph" svg:width="6.348cm" svg:height="1.693cm" draw:z-index="75"><draw:image xlink:href="Pictures/10000201000000B400000030AF69E7C0774AAF3E.png" xlink:type="simple" xlink:show="embed" xlink:actuate="onLoad"/></draw:frame></text:p>
      <text:p text:style-name="P5"/>
      <text:p text:style-name="P630"/>
      <text:p text:style-name="P630"/>
      <text:p text:style-name="P630">Manual d’Integració amb <text:span text:style-name="T30">Registre </text:span></text:p>
      <text:p text:style-name="P63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3"><draw:frame draw:style-name="fr3" draw:name="gràfics88" text:anchor-type="as-char" svg:width="4.944cm" svg:height="4.658cm" draw:z-index="76"><draw:image xlink:href="Pictures/10000201000002E6000002BBB8F8332B0EE480C1.png" xlink:type="simple" xlink:show="embed" xlink:actuate="onLoad"/></draw:frame> </text:p>
          </table:table-cell>
          <table:table-cell table:style-name="Tabla2.A1" office:value-type="string">
            <text:p text:style-name="P162"/>
          </table:table-cell>
          <table:table-cell table:style-name="Tabla2.C1" office:value-type="string">
            <text:p text:style-name="P162"><draw:frame draw:style-name="fr4" draw:name="gràfics125" text:anchor-type="char" svg:width="5.096cm" svg:height="3.911cm" draw:z-index="7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5">Informació general del document.</text:p>
            <text:p text:style-name="P185"/>
          </table:table-cell>
          <table:covered-table-cell/>
          <table:covered-table-cell/>
          <table:covered-table-cell/>
        </table:table-row>
        <table:table-row>
          <table:table-cell table:style-name="Tabla3.A2" table:number-columns-spanned="4" office:value-type="string" table:protected="true">
            <text:p text:style-name="P186">Descripció.</text:p>
          </table:table-cell>
          <table:covered-table-cell/>
          <table:covered-table-cell/>
          <table:covered-table-cell/>
        </table:table-row>
        <table:table-row table:style-name="Tabla3.3">
          <table:table-cell table:style-name="Tabla3.A3" table:number-columns-spanned="4" office:value-type="string">
            <text:p text:style-name="P187"/>
          </table:table-cell>
          <table:covered-table-cell/>
          <table:covered-table-cell/>
          <table:covered-table-cell/>
        </table:table-row>
        <table:table-row table:style-name="Tabla3.4">
          <table:table-cell table:style-name="Tabla3.A3" office:value-type="string" table:protected="true">
            <text:p text:style-name="P184">Títol:</text:p>
          </table:table-cell>
          <table:table-cell table:style-name="Tabla3.B4" table:number-columns-spanned="3" office:value-type="string">
            <text:p text:style-name="P161">Manual d’API d’Asiento Registral</text:p>
          </table:table-cell>
          <table:covered-table-cell/>
          <table:covered-table-cell/>
        </table:table-row>
        <table:table-row table:style-name="Tabla3.5">
          <table:table-cell table:style-name="Tabla3.A3" office:value-type="string" table:protected="true">
            <text:p text:style-name="P189">Estat:</text:p>
          </table:table-cell>
          <table:table-cell table:style-name="Tabla3.B4" table:number-columns-spanned="3" office:value-type="string">
            <text:p text:style-name="P160">Esborrany/Aprovat</text:p>
          </table:table-cell>
          <table:covered-table-cell/>
          <table:covered-table-cell/>
        </table:table-row>
        <table:table-row table:style-name="Tabla3.6">
          <table:table-cell table:style-name="Tabla3.A3" office:value-type="string" table:protected="true">
            <text:p text:style-name="P18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89">Autor/s:</text:p>
          </table:table-cell>
          <table:table-cell table:style-name="Tabla3.B4" table:number-columns-spanned="3" office:value-type="string">
            <text:p text:style-name="P161">Marilen González del Amo</text:p>
          </table:table-cell>
          <table:covered-table-cell/>
          <table:covered-table-cell/>
        </table:table-row>
        <table:table-row table:style-name="Tabla3.8">
          <table:table-cell table:style-name="Tabla3.A3" office:value-type="string" table:protected="true">
            <text:p text:style-name="P189">Creat:</text:p>
          </table:table-cell>
          <table:table-cell table:style-name="Tabla3.B4" table:number-columns-spanned="3" office:value-type="string">
            <text:p text:style-name="P160"><text:creation-date style:data-style-name="N36">05/02/2019</text:creation-date> <text:creation-time style:data-style-name="N40">09:57</text:creation-time></text:p>
          </table:table-cell>
          <table:covered-table-cell/>
          <table:covered-table-cell/>
        </table:table-row>
        <table:table-row table:style-name="Tabla3.9">
          <table:table-cell table:style-name="Tabla3.A3" office:value-type="string" table:protected="true">
            <text:p text:style-name="P189">Modificat</text:p>
          </table:table-cell>
          <table:table-cell table:style-name="Tabla3.B4" table:number-columns-spanned="3" office:value-type="string">
            <text:p text:style-name="P160"><text:modification-date style:data-style-name="N36">06/05/2019</text:modification-date> <text:modification-time style:data-style-name="N40">12:37</text:modification-time></text:p>
          </table:table-cell>
          <table:covered-table-cell/>
          <table:covered-table-cell/>
        </table:table-row>
        <table:table-row table:style-name="Tabla3.10">
          <table:table-cell table:style-name="Tabla3.A3" office:value-type="string" table:protected="true">
            <text:p text:style-name="P189">Fitxer:</text:p>
          </table:table-cell>
          <table:table-cell table:style-name="Tabla3.B4" table:number-columns-spanned="3" office:value-type="string">
            <text:p text:style-name="P160"><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88"/>
          </table:table-cell>
          <table:covered-table-cell/>
          <table:covered-table-cell/>
          <table:covered-table-cell/>
        </table:table-row>
        <table:table-row>
          <table:table-cell table:style-name="Tabla3.A2" table:number-columns-spanned="4" office:value-type="string">
            <text:p text:style-name="P186">Històric de modificacions.</text:p>
          </table:table-cell>
          <table:covered-table-cell/>
          <table:covered-table-cell/>
          <table:covered-table-cell/>
        </table:table-row>
        <table:table-row>
          <table:table-cell table:style-name="Tabla3.A3" table:number-columns-spanned="4" office:value-type="string">
            <text:p text:style-name="P188"/>
          </table:table-cell>
          <table:covered-table-cell/>
          <table:covered-table-cell/>
          <table:covered-table-cell/>
        </table:table-row>
        <table:table-row>
          <table:table-cell table:style-name="Tabla3.A3" table:number-columns-spanned="2" office:value-type="string" table:protected="true">
            <text:p text:style-name="P190">Comentari:</text:p>
          </table:table-cell>
          <table:covered-table-cell/>
          <table:table-cell table:style-name="Tabla3.A3" office:value-type="string" table:protected="true">
            <text:p text:style-name="P190">Autor/s:</text:p>
          </table:table-cell>
          <table:table-cell table:style-name="Tabla3.A3" office:value-type="string" table:protected="true">
            <text:p text:style-name="P190">Data:</text:p>
          </table:table-cell>
        </table:table-row>
        <table:table-row table:style-name="Tabla3.15">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16">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17">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18">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19">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20">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style-name="Tabla3.21">
          <table:table-cell table:style-name="Tabla3.B4" table:number-columns-spanned="2" office:value-type="string">
            <text:p text:style-name="P163"/>
          </table:table-cell>
          <table:covered-table-cell/>
          <table:table-cell table:style-name="Tabla3.B4" office:value-type="string">
            <text:p text:style-name="P163"/>
          </table:table-cell>
          <table:table-cell table:style-name="Tabla3.B4" office:value-type="string">
            <text:p text:style-name="P163"/>
          </table:table-cell>
        </table:table-row>
        <table:table-row>
          <table:table-cell table:style-name="Tabla3.A3" table:number-columns-spanned="4" office:value-type="string">
            <text:p text:style-name="P188"/>
          </table:table-cell>
          <table:covered-table-cell/>
          <table:covered-table-cell/>
          <table:covered-table-cell/>
        </table:table-row>
        <table:table-row>
          <table:table-cell table:style-name="Tabla3.A2" table:number-columns-spanned="4" office:value-type="string" table:protected="true">
            <text:p text:style-name="P186">Font documental.</text:p>
          </table:table-cell>
          <table:covered-table-cell/>
          <table:covered-table-cell/>
          <table:covered-table-cell/>
        </table:table-row>
        <table:table-row>
          <table:table-cell table:style-name="Tabla3.A1" table:number-columns-spanned="4" office:value-type="string">
            <text:p text:style-name="P182"/>
          </table:table-cell>
          <table:covered-table-cell/>
          <table:covered-table-cell/>
          <table:covered-table-cell/>
        </table:table-row>
        <table:table-row>
          <table:table-cell table:style-name="Tabla3.A1" table:number-columns-spanned="4" office:value-type="string">
            <text:p text:style-name="P163"/>
          </table:table-cell>
          <table:covered-table-cell/>
          <table:covered-table-cell/>
          <table:covered-table-cell/>
        </table:table-row>
        <table:table-row>
          <table:table-cell table:style-name="Tabla3.A1" table:number-columns-spanned="4" office:value-type="string">
            <text:p text:style-name="P191"/>
          </table:table-cell>
          <table:covered-table-cell/>
          <table:covered-table-cell/>
          <table:covered-table-cell/>
        </table:table-row>
        <table:table-row>
          <table:table-cell table:style-name="Tabla3.A1" table:number-columns-spanned="4" office:value-type="string">
            <text:p text:style-name="P163"/>
          </table:table-cell>
          <table:covered-table-cell/>
          <table:covered-table-cell/>
          <table:covered-table-cell/>
        </table:table-row>
        <table:table-row>
          <table:table-cell table:style-name="Tabla3.A1" table:number-columns-spanned="4" office:value-type="string">
            <text:p text:style-name="P163"/>
          </table:table-cell>
          <table:covered-table-cell/>
          <table:covered-table-cell/>
          <table:covered-table-cell/>
        </table:table-row>
      </table:table>
      <text:p text:style-name="P554"/>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84">1.- Objecte<text:tab/>4</text:p>
          <text:p text:style-name="P685">1.1.- Norma SICRES<text:tab/>4</text:p>
          <text:p text:style-name="P685">1.2.- SIR (Sistema de Interconexión de Registros)<text:tab/>4</text:p>
          <text:p text:style-name="P684">2.- Descripció General<text:tab/>4</text:p>
          <text:p text:style-name="P685">2.1.- Diccionari de dades<text:tab/>5</text:p>
          <text:p text:style-name="P685">2.2.- Procés que segueix un assentament<text:tab/>5</text:p>
          <text:p text:style-name="P698">2.2.1.- Assentament Registral d’Entrada<text:tab/>5</text:p>
          <text:p text:style-name="P698">2.2.2.- Assentament Registral de Sortida<text:tab/>6</text:p>
          <text:p text:style-name="P685">2.3.- RegWebInfo<text:tab/>7</text:p>
          <text:p text:style-name="P685">2.4.- RegWebPersonas<text:tab/>7</text:p>
          <text:p text:style-name="P685">2.5.- RegWebRegistroEntrada<text:tab/>7</text:p>
          <text:p text:style-name="P685">2.6.- RegWebRegistroSalida<text:tab/>7</text:p>
          <text:p text:style-name="P685">2.7.- AsientoRegistral<text:tab/>7</text:p>
          <text:p text:style-name="P684">3.- Model de classes<text:tab/>7</text:p>
          <text:p text:style-name="P685">3.1.- Model de classes comunes a tots els serveis<text:tab/>8</text:p>
          <text:p text:style-name="P685">3.2.- Model de classes de RegWebInfo<text:tab/>11</text:p>
          <text:p text:style-name="P685">3.3.- Model de classes de RegWebPersonas<text:tab/>12</text:p>
          <text:p text:style-name="P685">3.4.- Model de classes de RegwebRegistroEntrada<text:tab/>14</text:p>
          <text:p text:style-name="P685">3.5.- Model de classes de RegwebRegistroSalida<text:tab/>15</text:p>
          <text:p text:style-name="P685">3.6.- Model de classes d’ AsientoRegistral<text:tab/>15</text:p>
          <text:p text:style-name="P684">4.- Descripció dels serveis<text:tab/>18</text:p>
          <text:p text:style-name="P685">4.1.- Serveis de RegWebInfo<text:tab/>19</text:p>
          <text:p text:style-name="P685">4.2.- Serveis de RegWebPersonas<text:tab/>22</text:p>
          <text:p text:style-name="P685">4.3.- Serveis de RegWebRegistroEntrada<text:tab/>24</text:p>
          <text:p text:style-name="P685">4.4.- Serveis de RegWebRegistroSalida<text:tab/>28</text:p>
          <text:p text:style-name="P685">4.5.- Serveis de RegWebAsientoRegistralWs<text:tab/>32</text:p>
          <text:p text:style-name="P684">5.- Consideracions de disseny i ús de l’API<text:tab/>35</text:p>
          <text:p text:style-name="P685">5.1.- Generar codi a partir de WSDL<text:tab/>35</text:p>
          <text:p text:style-name="P685">5.2.- Emprar llibreries compilades<text:tab/>35</text:p>
          <text:p text:style-name="P685">5.3.- Configuració MAVEN<text:tab/>35</text:p>
          <text:p text:style-name="P685">5.4.- Rols dels Usuaris Aplicació<text:tab/>36</text:p>
          <text:p text:style-name="P685">5.5.- Instanciació API<text:tab/>37</text:p>
          <text:p text:style-name="P685">5.6.- Gestió d'Errors<text:tab/>37</text:p>
          <text:p text:style-name="P698">5.6.1.- Exception<text:tab/>37</text:p>
          <text:p text:style-name="P684">6.- Exemple<text:tab/>38</text:p>
          <text:p text:style-name="P685">6.1.- Introducció<text:tab/>38</text:p>
          <text:p text:style-name="P685">6.2.- Codi Font d'Exemple<text:tab/>38</text:p>
        </text:index-body>
      </text:table-of-content>
      <text:p text:style-name="Text_20_body"/>
      <text:h text:style-name="P696"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20"><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21">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23">Font : <text:a xlink:type="simple" xlink:href="https://administracionelectronica.gob.es/ctt/sicres#.XJDaCrhCfcs" text:style-name="Internet_20_link" text:visited-style-name="Visited_20_Internet_20_Link">https://administracionelectronica.gob.es/ctt/sicres#.XJDaCrhCfcs</text:a></text:p>
      <text:p text:style-name="P624"/>
      <text:p text:style-name="P622">«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22"/>
      <text:h text:style-name="P663" text:outline-level="2"><text:bookmark-start text:name="__RefHeading___Toc12053_2493872073"/>SIR (Sistema de Interconexión de Registros)<text:bookmark-end text:name="__RefHeading___Toc12053_2493872073"/></text:h>
      <text:p text:style-name="P625">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25"/>
      <text:p text:style-name="P626"><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579">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79"/>
      <text:p text:style-name="P591"><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93"><text:span text:style-name="T65">Justificant:</text:span><text:span text:style-name="T111"> és el document que representa les dades i la documentació annexada a un assentament registral que dona fe de quan es va presentar i quina documentació es va aportar.</text:span></text:p>
      <text:p text:style-name="P595"><text:span text:style-name="T63">Distribució</text:span>: <text:s/><text:span text:style-name="T107">l’organisme destinatari al que va dirigit f</text:span><text:span text:style-name="T28">orma part del suborganigrama al que pertany l’oficina a on s’ha fet l’assentament.</text:span></text:p>
      <text:p text:style-name="P594"><text:span text:style-name="T63">Ofici:</text:span> Un ofici de remissió consisteix en enviar un o més assentaments d’un organisme a un altre. </text:p>
      <text:list xml:id="list2845990617" text:style-name="L1">
        <text:list-item>
          <text:p text:style-name="P646"><text:span text:style-name="T63">Ofici intern</text:span>: Quan l’organisme al que va dirigit pertany a la mateixa entitat/administració</text:p>
        </text:list-item>
        <text:list-item>
          <text:p text:style-name="P647"><text:span text:style-name="T66">Ofici extern</text:span><text:span text:style-name="T112">: quan l’organisme al que va dirigit pertany a un altra entitat/administració</text:span></text:p>
          <text:list>
            <text:list-item>
              <text:p text:style-name="P646"><text:span text:style-name="T63">Ofici extern no SIR</text:span>: Quan <text:span text:style-name="T113">va dirigit a una entitat no integrada dins la plataforma SIR.</text:span></text:p>
            </text:list-item>
            <text:list-item>
              <text:p text:style-name="P648"><text:span text:style-name="T67">Enviament per</text:span><text:span text:style-name="T63"> SIR</text:span>: Quan va dirigit a una entitat integrada <text:span text:style-name="T154">dins</text:span> la plataforma SIR.</text:p>
              <text:p text:style-name="P649"/>
            </text:list-item>
          </text:list>
        </text:list-item>
      </text:list>
      <text:h text:style-name="Heading_20_2" text:outline-level="2"><text:span text:style-name="T114">Procés que segueix un a</text:span>ssentament </text:h>
      <text:h text:style-name="P661" text:outline-level="3">Assentament Registral d’Entrada</text:h>
      <text:p text:style-name="P591">Els assentaments <text:span text:style-name="T154">de tipus entrada </text:span>segueixen el següent procés: Es crea l’assentament dins els sistema i després l’assentament pot seguir varis camins en funció de l’organisme destinatari cap al que va dirigit. Els casos que es poden donar són els següents:</text:p>
      <text:list xml:id="list253960228" text:style-name="L2">
        <text:list-item>
          <text:p text:style-name="P651"><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51"><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53">Ex<text:span text:style-name="T154">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51"><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51"><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 <text:s/>i per tant l’assentament s’envia mitjançant la plataforma SIR <text:s/>a la que Regweb està interconnectat. </text:span></text:p>
        </text:list-item>
      </text:list>
      <text:p text:style-name="P591"/>
      <text:h text:style-name="P661" text:outline-level="3"><text:soft-page-break/>Assentament Registral de Sortida </text:h>
      <text:p text:style-name="P628">En els assentaments registrals de Sortida el que determina el camí a seguir són els destinataris de l’assentament que estan representats pels interessats.</text:p>
      <text:list xml:id="list678073306" text:style-name="L3">
        <text:list-item>
          <text:p text:style-name="P654"><text:span text:style-name="T63">Ofici </text:span><text:span text:style-name="T68">de remissió </text:span><text:span text:style-name="T63">Intern: </text:span><text:span text:style-name="T156">En aquest cas </text:span><text:span text:style-name="T157">el destinatari es de tipus «administració» i</text:span><text:span text:style-name="T156"> forma part de l’organigrama de l’entitat, però no forma part dels organismes relacionats amb l’oficina a on es fa l’assentament. Per tant, per enviar l’assentament es fa mitjançant un ofici de remissió intern. </text:span></text:p>
        </text:list-item>
        <text:list-item>
          <text:p text:style-name="P652"><text:span text:style-name="T63">Ofici de remissió extern</text:span><text:span text:style-name="T155">: </text:span><text:span text:style-name="T158">En aquest cas l’assentament s’ha fet al Govern de les Illes Balears, però </text:span><text:span text:style-name="T157">el seu destinatari és de tipus «administració» i és</text:span><text:span text:style-name="T158"> l’Ajuntament de Palma que és un altre administració i d’aquí el nom d’ofici extern (extern a la nostra administració)</text:span></text:p>
        </text:list-item>
      </text:list>
      <text:list xml:id="list123740480719806" text:continue-list="list253960228" text:style-name="L2">
        <text:list-item>
          <text:p text:style-name="P655"><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87"><text:span text:style-name="T63">Notificació</text:span>: En aquest cas la gestió de la sortida es farà a través de notific@, per tant REGWEB ha de deixar l’assentament en un estat final. Es quedarà en estat «distribuit».</text:p>
            </text:list-item>
            <text:list-item>
              <text:p text:style-name="P687"><text:span text:style-name="T63">Comunicació:</text:span> Es poden donar dues situacions:</text:p>
              <text:list>
                <text:list-item>
                  <text:p text:style-name="P687">Comunicació a una entitat privada (no té codi DIR3): En aquest cas el comportament és el mateix que a una notificació <text:span text:style-name="T115">i serà notific@ qui faci la comunicació</text:span>.</text:p>
                </text:list-item>
                <text:list-item>
                  <text:p text:style-name="P687">Comunicació a una entitat pública (té codi DIR3): En aquest cas tenim dues possibilitats:</text:p>
                  <text:list>
                    <text:list-item>
                      <text:p text:style-name="P687">Que estigui integrada a SIR. REGWEB és qui fa l’enviament a SIR. En aquest retorna un identificador d’intercanvi i el registre es queda en estat «ofici SIR», esperant a que el receptor realitzi alguna acció.</text:p>
                    </text:list-item>
                    <text:list-item>
                      <text:p text:style-name="P687">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57"/>
          <text:p text:style-name="P656"/>
          <text:p text:style-name="P650">En cada un d’aquest<text:span text:style-name="T151">s</text:span> casos abans de produir-se l’enviament es genera el justificant si no s’ha generat prèviament.</text:p>
          <text:p text:style-name="P650"/>
        </text:list-item>
      </text:list>
      <text:p text:style-name="P589">DIBUIX RESUM REGISTRE ENTRADA I ELS SEUS CAMINS.</text:p>
      <text:p text:style-name="Text_20_body"/>
      <text:p text:style-name="P592"><text:s text:c="10"/></text:p>
      <text:p text:style-name="P579"/>
      <text:p text:style-name="P585"><office:annotation office:name="__Annotation__8445_3211603379"><dc:creator>Autor desconocido</dc:creator><dc:date>2019-03-15T11:40:05.620000000</dc:date><text:p text:style-name="P699"><text:span text:style-name="T181">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86">Incorporar enllaç al document de sortides, indicar que a l’entorn de Govern les aplicacions no han <text:soft-page-break/>de fer registres de sortida, això es fa amb NOTIB. Restringir per ROL?</text:p>
      <text:p text:style-name="P587">Explicar be tot el mètode salidaAsientoRegistral</text:p>
      <text:p text:style-name="P587">Fer dibuixets.</text:p>
      <text:p text:style-name="P579"/>
      <text:p text:style-name="P583">Els diferents serveis que ofereix són:</text:p>
      <text:h text:style-name="P664" text:outline-level="2"><text:bookmark-start text:name="__RefHeading___Toc12518_2493872073"/>RegWebInfo<text:bookmark-end text:name="__RefHeading___Toc12518_2493872073"/></text:h>
      <text:p text:style-name="P582"><text:a xlink:type="simple" xlink:href="http://registre3.fundaciobit.org/regweb3/ws/v3/RegWebInfo?wsdl" text:style-name="Internet_20_link" text:visited-style-name="Visited_20_Internet_20_Link">http://registre3.fundaciobit.org/regweb3/ws/v3/RegWebInfo?wsdl</text:a></text:p>
      <text:h text:style-name="P665" text:outline-level="2"><text:bookmark-start text:name="__RefHeading___Toc12520_2493872073"/>RegWebPersonas<text:bookmark-end text:name="__RefHeading___Toc12520_2493872073"/></text:h>
      <text:p text:style-name="P581"><text:a xlink:type="simple" xlink:href="http://registre3.fundaciobit.org/regweb3/ws/v3/RegWebPersonas?wsdl" text:style-name="Internet_20_link" text:visited-style-name="Visited_20_Internet_20_Link">http://registre3.fundaciobit.org/regweb3/ws/v3/RegWebPersonas?wsdl</text:a></text:p>
      <text:h text:style-name="P667" text:outline-level="2"><text:bookmark-start text:name="__RefHeading___Toc12514_2493872073"/>RegWebRegistroEntrada<text:bookmark-end text:name="__RefHeading___Toc12514_2493872073"/></text:h>
      <text:p text:style-name="P596">@Deprecated</text:p>
      <text:p text:style-name="P597">Aquest servei web per interactuar amb registres d’entrada <text:span text:style-name="T117">és la capa antiga de ws que oferia regweb3. Per a noves integracions està deprecated.</text:span></text:p>
      <text:p text:style-name="P580"><text:a xlink:type="simple" xlink:href="http://registre3.fundaciobit.org/regweb3/ws/v3/RegWebRegistroEntrada?wsdl" text:style-name="Internet_20_link" text:visited-style-name="Visited_20_Internet_20_Link">http://registre3.fundaciobit.org/regweb3/ws/v3/RegWebRegistroEntrada?wsdl</text:a></text:p>
      <text:h text:style-name="P666" text:outline-level="2"><text:bookmark-start text:name="__RefHeading___Toc12516_2493872073"/>RegWebRegistroSalida<text:bookmark-end text:name="__RefHeading___Toc12516_2493872073"/></text:h>
      <text:p text:style-name="P588">@Deprecated</text:p>
      <text:p text:style-name="P580"><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588">A l’entorn CAIB les aplicacions no poden fer registres de Sortida directament. Els farà només NOTIB que serà l’encarregada de fer totes les notificacions/comunicacions de sortida.</text:p>
      <text:h text:style-name="P666" text:outline-level="2"><text:bookmark-start text:name="__RefHeading___Toc6187_4265956746"/>AsientoRegistral<text:bookmark-end text:name="__RefHeading___Toc6187_4265956746"/></text:h>
      <text:p text:style-name="P598">Aquesta és la nova capa de ws per fer feina amb assentaments registrals a Regweb3.</text:p>
      <text:p text:style-name="P598">Aquesta capa permet crear As<text:span text:style-name="T159">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 es descriuen els serveis amb més detall.</text:span></text:p>
      <text:p text:style-name="P580">http://registre3.fundaciobit.org/regweb3/ws/v3/AsientoRegistral?wsdl</text:p>
      <text:p text:style-name="P9"><text:tab/></text:p>
      <text:p text:style-name="P9"/>
      <text:h text:style-name="Heading_20_1" text:outline-level="1">Model de classes </text:h>
      <text:p text:style-name="P633">A continuació es descriu el model de classes que es fa servir per les capes de WS.</text:p>
      <text:p text:style-name="P145">Els camps marcats amb un * són camps de sortida d’informació que s’omplen un pic s’ha creat l’objecte.</text:p>
      <text:p text:style-name="P145">Els camps que el seu contingut es genera de manera automàtica estan indicats com «auto» </text:p>
      <text:p text:style-name="P118"/>
      <text:h text:style-name="P666" text:outline-level="2"><text:soft-page-break/>Model de classes comunes a tots els serveis</text:h>
      <text:p text:style-name="P580"/>
      <text:p text:style-name="P632"/>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3">InteresadoWs</text:p>
          </table:table-cell>
          <table:covered-table-cell/>
          <table:covered-table-cell/>
          <table:covered-table-cell/>
        </table:table-row>
        <table:table-row>
          <table:table-cell table:style-name="Taula18.A2" office:value-type="string">
            <text:p text:style-name="P192">Camp</text:p>
          </table:table-cell>
          <table:table-cell table:style-name="Taula18.A2" office:value-type="string">
            <text:p text:style-name="P192">Tipus</text:p>
          </table:table-cell>
          <table:table-cell table:style-name="Taula18.A2" office:value-type="string">
            <text:p text:style-name="P192">Car</text:p>
          </table:table-cell>
          <table:table-cell table:style-name="Taula18.D2" office:value-type="string">
            <text:p text:style-name="P192">Descripció</text:p>
          </table:table-cell>
        </table:table-row>
        <table:table-row table:style-name="Taula18.3">
          <table:table-cell table:style-name="Taula18.A3" office:value-type="string">
            <text:p text:style-name="P572">interesado</text:p>
          </table:table-cell>
          <table:table-cell table:style-name="Taula18.A3" office:value-type="string">
            <text:p text:style-name="P560">DatosInteresadoWs</text:p>
          </table:table-cell>
          <table:table-cell table:style-name="Taula18.A3" office:value-type="string">
            <text:p text:style-name="P207">1</text:p>
          </table:table-cell>
          <table:table-cell table:style-name="Taula18.D3" office:value-type="string">
            <text:p text:style-name="P243">Dades de l’interessat</text:p>
          </table:table-cell>
        </table:table-row>
        <table:table-row table:style-name="Taula18.3">
          <table:table-cell table:style-name="Taula18.A3" office:value-type="string">
            <text:p text:style-name="P557">representante</text:p>
          </table:table-cell>
          <table:table-cell table:style-name="Taula18.A3" office:value-type="string">
            <text:p text:style-name="P560">DatosInteresadoWs</text:p>
          </table:table-cell>
          <table:table-cell table:style-name="Taula18.A3" office:value-type="string">
            <text:p text:style-name="P243">0..<text:span text:style-name="T91">n</text:span></text:p>
          </table:table-cell>
          <table:table-cell table:style-name="Taula18.D3" office:value-type="string">
            <text:p text:style-name="P244">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4">DatosInteresadoWs</text:p>
          </table:table-cell>
          <table:covered-table-cell/>
          <table:covered-table-cell/>
          <table:covered-table-cell/>
        </table:table-row>
        <table:table-row>
          <table:table-cell table:style-name="Tabla7.A2" office:value-type="string">
            <text:p text:style-name="P192">Camp</text:p>
          </table:table-cell>
          <table:table-cell table:style-name="Tabla7.A2" office:value-type="string">
            <text:p text:style-name="P192">Tipus</text:p>
          </table:table-cell>
          <table:table-cell table:style-name="Tabla7.A2" office:value-type="string">
            <text:p text:style-name="P192">Car</text:p>
          </table:table-cell>
          <table:table-cell table:style-name="Tabla7.D2" office:value-type="string">
            <text:p text:style-name="P192">Descripció</text:p>
          </table:table-cell>
        </table:table-row>
        <table:table-row>
          <table:table-cell table:style-name="Tabla7.A18" office:value-type="string">
            <text:p text:style-name="P572">tipoInteresado</text:p>
          </table:table-cell>
          <table:table-cell table:style-name="Tabla7.B3" office:value-type="string">
            <text:p text:style-name="P245">Long</text:p>
          </table:table-cell>
          <table:table-cell table:style-name="Tabla7.C3" office:value-type="string">
            <text:p text:style-name="P247">1</text:p>
          </table:table-cell>
          <table:table-cell table:style-name="Tabla7.D3" office:value-type="string">
            <text:p text:style-name="P245">Indica el tipus d’interessat.</text:p>
            <text:p text:style-name="P245">1: ADMINISTRACIÓ</text:p>
            <text:p text:style-name="P245">2: PERSONA FÍSICA</text:p>
            <text:p text:style-name="P245">3: PERSONA JURÍDICA</text:p>
            <text:p text:style-name="P245"/>
          </table:table-cell>
        </table:table-row>
        <table:table-row>
          <table:table-cell table:style-name="Tabla7.A18" office:value-type="string">
            <text:p text:style-name="P557">tipoDocumentoIdentificacion</text:p>
            <text:p text:style-name="P557"/>
          </table:table-cell>
          <table:table-cell table:style-name="Tabla7.B4" office:value-type="string">
            <text:p text:style-name="P247">String</text:p>
          </table:table-cell>
          <table:table-cell table:style-name="Tabla7.C4" office:value-type="string">
            <text:p text:style-name="P248">0..<text:span text:style-name="T92">1</text:span></text:p>
          </table:table-cell>
          <table:table-cell table:style-name="Tabla7.D4" office:value-type="string">
            <text:p text:style-name="P112">Codi SICRES del segment interesado – documento de identificacion de interesado tipo.</text:p>
            <text:p text:style-name="P348"/>
            <text:p text:style-name="P351">N: NIF</text:p>
            <text:p text:style-name="P351">C: CIF</text:p>
            <text:p text:style-name="P351">P: Passaport</text:p>
            <text:p text:style-name="P351">E: NIE</text:p>
            <text:p text:style-name="P351">X: <text:span text:style-name="T45">Altres de Persona Física</text:span></text:p>
            <text:p text:style-name="P351">O: Codi <text:span text:style-name="T45">d’</text:span>Origen</text:p>
            <text:p text:style-name="P348"/>
            <text:p text:style-name="P349">Si és administració tindrà 'O'</text:p>
            <text:p text:style-name="P112"/>
          </table:table-cell>
        </table:table-row>
        <table:table-row>
          <table:table-cell table:style-name="Tabla7.A18" office:value-type="string">
            <text:p text:style-name="P557">documento</text:p>
          </table:table-cell>
          <table:table-cell table:style-name="Tabla7.B5" office:value-type="string">
            <text:p text:style-name="P248">String</text:p>
          </table:table-cell>
          <table:table-cell table:style-name="Tabla7.C5" office:value-type="string">
            <text:p text:style-name="P248">0..<text:span text:style-name="T92">1</text:span></text:p>
          </table:table-cell>
          <table:table-cell table:style-name="Tabla7.D5" office:value-type="string">
            <text:p text:style-name="P561">Sintaxis adequada en funció del camp «tipoDocumentoIdentificacion». </text:p>
          </table:table-cell>
        </table:table-row>
        <table:table-row>
          <table:table-cell table:style-name="Tabla7.A18" office:value-type="string">
            <text:p text:style-name="P572">razonSocial</text:p>
            <text:p text:style-name="P570"/>
          </table:table-cell>
          <table:table-cell table:style-name="Tabla7.B6" office:value-type="string">
            <text:p text:style-name="P249">String</text:p>
          </table:table-cell>
          <table:table-cell table:style-name="Tabla7.C6" office:value-type="string">
            <text:p text:style-name="P249">Condicional</text:p>
          </table:table-cell>
          <table:table-cell table:style-name="Tabla7.D6" office:value-type="string">
            <text:p text:style-name="P249"><text:span text:style-name="T46">Raó Social de l’interessat. </text:span>Si és persona jurídica <text:span text:style-name="T102">és obligatori omplir-ho</text:span>.</text:p>
          </table:table-cell>
        </table:table-row>
        <table:table-row>
          <table:table-cell table:style-name="Tabla7.A18" office:value-type="string">
            <text:p text:style-name="P572">nombre</text:p>
            <text:p text:style-name="P570"/>
          </table:table-cell>
          <table:table-cell table:style-name="Tabla7.B7" office:value-type="string">
            <text:p text:style-name="P249">String</text:p>
          </table:table-cell>
          <table:table-cell table:style-name="Tabla7.C7" office:value-type="string">
            <text:p text:style-name="P249">Condicional</text:p>
          </table:table-cell>
          <table:table-cell table:style-name="Tabla7.D7" office:value-type="string">
            <text:p text:style-name="P249"><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72">apellido1</text:p>
          </table:table-cell>
          <table:table-cell table:style-name="Tabla7.B8" office:value-type="string">
            <text:p text:style-name="P249">String</text:p>
          </table:table-cell>
          <table:table-cell table:style-name="Tabla7.C8" office:value-type="string">
            <text:p text:style-name="P249">Condicional</text:p>
          </table:table-cell>
          <table:table-cell table:style-name="Tabla7.D8" office:value-type="string">
            <text:p text:style-name="P250"><text:span text:style-name="T46">Primer Cognom de l’interessat. </text:span>Si és persona física <text:span text:style-name="T26">és obligatori omplir-ho.</text:span></text:p>
          </table:table-cell>
        </table:table-row>
        <table:table-row>
          <table:table-cell table:style-name="Tabla7.A18" office:value-type="string">
            <text:p text:style-name="P557">apellido2</text:p>
          </table:table-cell>
          <table:table-cell table:style-name="Tabla7.B9" office:value-type="string">
            <text:p text:style-name="P251">String</text:p>
          </table:table-cell>
          <table:table-cell table:style-name="Tabla7.C9" office:value-type="string">
            <text:p text:style-name="P251">0..<text:span text:style-name="T92">1</text:span></text:p>
          </table:table-cell>
          <table:table-cell table:style-name="Tabla7.D9" office:value-type="string">
            <text:p text:style-name="P219">Segon Cognom de l’interessat.</text:p>
          </table:table-cell>
        </table:table-row>
        <table:table-row>
          <table:table-cell table:style-name="Tabla7.A18" office:value-type="string">
            <text:p text:style-name="P557">codigoDire</text:p>
            <text:p text:style-name="P557"/>
          </table:table-cell>
          <table:table-cell table:style-name="Tabla7.B10" office:value-type="string">
            <text:p text:style-name="P251">String</text:p>
          </table:table-cell>
          <table:table-cell table:style-name="Tabla7.C10" office:value-type="string">
            <text:p text:style-name="P251">0..<text:span text:style-name="T92">1</text:span></text:p>
          </table:table-cell>
          <table:table-cell table:style-name="Tabla7.D10" office:value-type="string">
            <text:p text:style-name="P219">Codi del «Directorio de Entidades»</text:p>
            <text:p text:style-name="P219"><text:a xlink:type="simple" xlink:href="https://administracionelectronica.gob.es/ctt/direntidades" text:style-name="Internet_20_link" text:visited-style-name="Visited_20_Internet_20_Link">https://administracionelectronica.gob.es/ctt/direntidades</text:a></text:p>
            <text:p text:style-name="P236">Nomès <text:span text:style-name="T94">s’ha d’omplir</text:span> quan l’interessat es <text:span text:style-name="T93">de tipus persona jurídica</text:span></text:p>
          </table:table-cell>
        </table:table-row>
        <table:table-row>
          <table:table-cell table:style-name="Tabla7.A18" office:value-type="string">
            <text:p text:style-name="P557">pais</text:p>
          </table:table-cell>
          <table:table-cell table:style-name="Tabla7.B11" office:value-type="string">
            <text:p text:style-name="P252">Long</text:p>
          </table:table-cell>
          <table:table-cell table:style-name="Tabla7.C11" office:value-type="string">
            <text:p text:style-name="P252">0..<text:span text:style-name="T92">1</text:span></text:p>
          </table:table-cell>
          <table:table-cell table:style-name="Tabla7.D11" office:value-type="string">
            <text:p text:style-name="P252">Pa<text:span text:style-name="T95">í</text:span>s de l’interessat</text:p>
          </table:table-cell>
        </table:table-row>
        <table:table-row>
          <table:table-cell table:style-name="Tabla7.A18" office:value-type="string">
            <text:p text:style-name="P557">localidad</text:p>
          </table:table-cell>
          <table:table-cell table:style-name="Tabla7.B12" office:value-type="string">
            <text:p text:style-name="P253">Long</text:p>
          </table:table-cell>
          <table:table-cell table:style-name="Tabla7.C12" office:value-type="string">
            <text:p text:style-name="P253">0..<text:span text:style-name="T92">1</text:span></text:p>
          </table:table-cell>
          <table:table-cell table:style-name="Tabla7.D12" office:value-type="string">
            <text:p text:style-name="P253">Localitat de l’interessat</text:p>
          </table:table-cell>
        </table:table-row>
        <table:table-row>
          <table:table-cell table:style-name="Tabla7.A18" office:value-type="string">
            <text:p text:style-name="P557">direccion</text:p>
          </table:table-cell>
          <table:table-cell table:style-name="Tabla7.B13" office:value-type="string">
            <text:p text:style-name="P253">String</text:p>
          </table:table-cell>
          <table:table-cell table:style-name="Tabla7.C13" office:value-type="string">
            <text:p text:style-name="P253">0..<text:span text:style-name="T92">1</text:span></text:p>
          </table:table-cell>
          <table:table-cell table:style-name="Tabla7.D13" office:value-type="string">
            <text:p text:style-name="P253">Adreça de l’interessat</text:p>
          </table:table-cell>
        </table:table-row>
        <table:table-row>
          <table:table-cell table:style-name="Tabla7.A18" office:value-type="string">
            <text:p text:style-name="P557">cp</text:p>
          </table:table-cell>
          <table:table-cell table:style-name="Tabla7.B14" office:value-type="string">
            <text:p text:style-name="P254">String</text:p>
          </table:table-cell>
          <table:table-cell table:style-name="Tabla7.C14" office:value-type="string">
            <text:p text:style-name="P254">0..<text:span text:style-name="T92">1</text:span></text:p>
          </table:table-cell>
          <table:table-cell table:style-name="Tabla7.D14" office:value-type="string">
            <text:p text:style-name="P254">Codi postal de l’interessat</text:p>
          </table:table-cell>
        </table:table-row>
        <table:table-row>
          <table:table-cell table:style-name="Tabla7.A18" office:value-type="string">
            <text:p text:style-name="P557">email</text:p>
          </table:table-cell>
          <table:table-cell table:style-name="Tabla7.B15" office:value-type="string">
            <text:p text:style-name="P255">String</text:p>
          </table:table-cell>
          <table:table-cell table:style-name="Tabla7.C15" office:value-type="string">
            <text:p text:style-name="P255">0..<text:span text:style-name="T92">1</text:span></text:p>
          </table:table-cell>
          <table:table-cell table:style-name="Tabla7.D15" office:value-type="string">
            <text:p text:style-name="P255">Email de l’interessat</text:p>
          </table:table-cell>
        </table:table-row>
        <table:table-row>
          <table:table-cell table:style-name="Tabla7.A18" office:value-type="string">
            <text:p text:style-name="P557">telefono</text:p>
          </table:table-cell>
          <table:table-cell table:style-name="Tabla7.B16" office:value-type="string">
            <text:p text:style-name="P255">String</text:p>
          </table:table-cell>
          <table:table-cell table:style-name="Tabla7.C16" office:value-type="string">
            <text:p text:style-name="P255">0..<text:span text:style-name="T92">1</text:span></text:p>
          </table:table-cell>
          <table:table-cell table:style-name="Tabla7.D16" office:value-type="string">
            <text:p text:style-name="P255">Telèfon de l’interessat</text:p>
          </table:table-cell>
        </table:table-row>
        <table:table-row>
          <table:table-cell table:style-name="Tabla7.A18" office:value-type="string">
            <text:p text:style-name="P557">direccionElectronica</text:p>
          </table:table-cell>
          <table:table-cell table:style-name="Tabla7.B17" office:value-type="string">
            <text:p text:style-name="P255">String</text:p>
          </table:table-cell>
          <table:table-cell table:style-name="Tabla7.C17" office:value-type="string">
            <text:p text:style-name="P255">0..<text:span text:style-name="T92">1</text:span></text:p>
          </table:table-cell>
          <table:table-cell table:style-name="Tabla7.D17" office:value-type="string">
            <text:p text:style-name="P255"><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57">canal</text:p>
            <text:p text:style-name="P557"/>
          </table:table-cell>
          <table:table-cell table:style-name="Tabla7.B18" office:value-type="string">
            <text:p text:style-name="P256">String</text:p>
          </table:table-cell>
          <table:table-cell table:style-name="Tabla7.C18" office:value-type="string">
            <text:p text:style-name="P256">0..<text:span text:style-name="T92">1</text:span></text:p>
          </table:table-cell>
          <table:table-cell table:style-name="Tabla7.D18" office:value-type="string">
            <text:p text:style-name="P256">Canal preferent para el contacte amb l’administració. Canals habilitats:</text:p>
            <text:p text:style-name="P256">1: Adreça postal</text:p>
            <text:p text:style-name="P256">2: Adreça electrònica habilitada</text:p>
            <text:p text:style-name="P256">3: Compare<text:span text:style-name="T95">ixença</text:span> electrònica</text:p>
          </table:table-cell>
        </table:table-row>
        <text:soft-page-break/>
        <table:table-row>
          <table:table-cell table:style-name="Tabla7.A19" office:value-type="string">
            <text:p text:style-name="P557">observaciones</text:p>
          </table:table-cell>
          <table:table-cell table:style-name="Tabla7.B19" office:value-type="string">
            <text:p text:style-name="P207"/>
          </table:table-cell>
          <table:table-cell table:style-name="Tabla7.C19" office:value-type="string">
            <text:p text:style-name="P301">0..1</text:p>
          </table:table-cell>
          <table:table-cell table:style-name="Tabla7.D19" office:value-type="string">
            <text:p text:style-name="P260">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95">AnexoWs</text:p>
          </table:table-cell>
          <table:covered-table-cell/>
          <table:covered-table-cell/>
          <table:covered-table-cell/>
        </table:table-row>
        <table:table-row>
          <table:table-cell table:style-name="Taula25.A2" office:value-type="string">
            <text:p text:style-name="P192">Camp</text:p>
          </table:table-cell>
          <table:table-cell table:style-name="Taula25.A2" office:value-type="string">
            <text:p text:style-name="P192">Tipus</text:p>
          </table:table-cell>
          <table:table-cell table:style-name="Taula25.A2" office:value-type="string">
            <text:p text:style-name="P192">Car</text:p>
          </table:table-cell>
          <table:table-cell table:style-name="Taula25.D2" office:value-type="string">
            <text:p text:style-name="P192">Descripció</text:p>
          </table:table-cell>
        </table:table-row>
        <table:table-row table:style-name="Taula25.3">
          <table:table-cell table:style-name="Taula25.A6" office:value-type="string">
            <text:p text:style-name="P572">titulo</text:p>
          </table:table-cell>
          <table:table-cell table:style-name="Taula25.B3" office:value-type="string">
            <text:p text:style-name="P257">String</text:p>
          </table:table-cell>
          <table:table-cell table:style-name="Taula25.B3" office:value-type="string">
            <text:p text:style-name="P211">1</text:p>
          </table:table-cell>
          <table:table-cell table:style-name="Taula25.D3" office:value-type="string">
            <text:p text:style-name="P257">Títol de l’annex</text:p>
          </table:table-cell>
        </table:table-row>
        <table:table-row table:style-name="Taula25.3">
          <table:table-cell table:style-name="Taula25.A6" office:value-type="string">
            <text:p text:style-name="P572">nombreFicheroAnexado</text:p>
          </table:table-cell>
          <table:table-cell table:style-name="Taula25.B4" office:value-type="string">
            <text:p text:style-name="P257">String</text:p>
          </table:table-cell>
          <table:table-cell table:style-name="Taula25.B4" office:value-type="string">
            <text:p text:style-name="P212">1</text:p>
          </table:table-cell>
          <table:table-cell table:style-name="Taula25.D4" office:value-type="string">
            <text:p text:style-name="P257">Nom del fitxer que s’annexa</text:p>
          </table:table-cell>
        </table:table-row>
        <table:table-row table:style-name="Taula25.3">
          <table:table-cell table:style-name="Taula25.A6" office:value-type="string">
            <text:p text:style-name="P572">ficheroAnexado</text:p>
          </table:table-cell>
          <table:table-cell table:style-name="Taula25.B4" office:value-type="string">
            <text:p text:style-name="P257">byte[]</text:p>
          </table:table-cell>
          <table:table-cell table:style-name="Taula25.B4" office:value-type="string">
            <text:p text:style-name="P212">1</text:p>
          </table:table-cell>
          <table:table-cell table:style-name="Taula25.D4" office:value-type="string">
            <text:p text:style-name="P257">Contingut del fitxer que s’annexa</text:p>
          </table:table-cell>
        </table:table-row>
        <table:table-row table:style-name="Taula25.3">
          <table:table-cell table:style-name="Taula25.A6" office:value-type="string">
            <text:p text:style-name="P572">tipoMIMEFicheroAnexado</text:p>
          </table:table-cell>
          <table:table-cell table:style-name="Taula25.B4" office:value-type="string">
            <text:p text:style-name="P257">String</text:p>
          </table:table-cell>
          <table:table-cell table:style-name="Taula25.B4" office:value-type="string">
            <text:p text:style-name="P212">1</text:p>
          </table:table-cell>
          <table:table-cell table:style-name="Taula25.D4" office:value-type="string">
            <text:p text:style-name="P258">Tipus mime del fitxer annexat</text:p>
          </table:table-cell>
        </table:table-row>
        <table:table-row table:style-name="Taula25.3">
          <table:table-cell table:style-name="Taula25.A16" office:value-type="string">
            <text:p text:style-name="P572">tipoDocumental</text:p>
            <text:p text:style-name="P570"/>
          </table:table-cell>
          <table:table-cell table:style-name="Taula25.B4" office:value-type="string">
            <text:p text:style-name="P258">String</text:p>
          </table:table-cell>
          <table:table-cell table:style-name="Taula25.B4" office:value-type="string">
            <text:p text:style-name="P211">1</text:p>
          </table:table-cell>
          <table:table-cell table:style-name="Taula25.D4" office:value-type="string">
            <text:p text:style-name="P346">Codi de la metadada tipus documental de la NTI de document electrònic.</text:p>
            <text:p text:style-name="P347"><text:span text:style-name="T160">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72">validezDocumental</text:p>
          </table:table-cell>
          <table:table-cell table:style-name="Taula25.B4" office:value-type="string">
            <text:p text:style-name="P261">String</text:p>
          </table:table-cell>
          <table:table-cell table:style-name="Taula25.B4" office:value-type="string">
            <text:p text:style-name="P213">1</text:p>
          </table:table-cell>
          <table:table-cell table:style-name="Taula25.D4" office:value-type="string">
            <text:p text:style-name="P339"><text:span text:style-name="T97">Validesa</text:span> del document annexat.</text:p>
            <text:p text:style-name="P339">01: Còpia</text:p>
            <text:p text:style-name="P339">03: Còpia original</text:p>
            <text:p text:style-name="P339">04: Original</text:p>
          </table:table-cell>
        </table:table-row>
        <table:table-row table:style-name="Taula25.3">
          <table:table-cell table:style-name="Taula25.A16" office:value-type="string">
            <text:p text:style-name="P572">tipoDocumento</text:p>
            <text:p text:style-name="P570"/>
          </table:table-cell>
          <table:table-cell table:style-name="Taula25.B4" office:value-type="string">
            <text:p text:style-name="P262">String</text:p>
          </table:table-cell>
          <table:table-cell table:style-name="Taula25.B4" office:value-type="string">
            <text:p text:style-name="P214">1</text:p>
          </table:table-cell>
          <table:table-cell table:style-name="Taula25.D4" office:value-type="string">
            <text:p text:style-name="P340">Tipus de document annexat.</text:p>
            <text:p text:style-name="P340">01: Formulari</text:p>
            <text:p text:style-name="P340">02: Document adjuntar</text:p>
            <text:p text:style-name="P340">03: Fitxer Tècnic</text:p>
          </table:table-cell>
        </table:table-row>
        <table:table-row table:style-name="Taula25.3">
          <table:table-cell table:style-name="Taula25.B4" office:value-type="string">
            <text:p text:style-name="P557">observaciones</text:p>
          </table:table-cell>
          <table:table-cell table:style-name="Taula25.B4" office:value-type="string">
            <text:p text:style-name="P263">String</text:p>
          </table:table-cell>
          <table:table-cell table:style-name="Taula25.B4" office:value-type="string">
            <text:p text:style-name="P215">0..<text:span text:style-name="T98">1</text:span></text:p>
          </table:table-cell>
          <table:table-cell table:style-name="Taula25.D4" office:value-type="string">
            <text:p text:style-name="P341">Observacions de l’annex</text:p>
          </table:table-cell>
        </table:table-row>
        <table:table-row table:style-name="Taula25.3">
          <table:table-cell table:style-name="Taula25.B4" office:value-type="string">
            <text:p text:style-name="P557">origenCiudadanoAdmin</text:p>
            <text:p text:style-name="P557"/>
          </table:table-cell>
          <table:table-cell table:style-name="Taula25.B4" office:value-type="string">
            <text:p text:style-name="P264">String</text:p>
          </table:table-cell>
          <table:table-cell table:style-name="Taula25.B4" office:value-type="string">
            <text:p text:style-name="P216">1</text:p>
          </table:table-cell>
          <table:table-cell table:style-name="Taula25.D4" office:value-type="string">
            <text:p text:style-name="P342">Origen de l’annex.</text:p>
            <text:p text:style-name="P342">0: Ciutadà</text:p>
            <text:p text:style-name="P342">1: Administració</text:p>
          </table:table-cell>
        </table:table-row>
        <table:table-row table:style-name="Taula25.3">
          <table:table-cell table:style-name="Taula25.B4" office:value-type="string">
            <text:p text:style-name="P557">fechaCaptura</text:p>
          </table:table-cell>
          <table:table-cell table:style-name="Taula25.B4" office:value-type="string">
            <text:p text:style-name="P265">Calendar</text:p>
          </table:table-cell>
          <table:table-cell table:style-name="Taula25.B4" office:value-type="string">
            <text:p text:style-name="P217">0..<text:span text:style-name="T98">1</text:span></text:p>
          </table:table-cell>
          <table:table-cell table:style-name="Taula25.D4" office:value-type="string">
            <text:p text:style-name="P343">Data en la que s’escaneja el document quan ve d’un <text:span text:style-name="T159">escàner.</text:span></text:p>
          </table:table-cell>
        </table:table-row>
        <table:table-row table:style-name="Taula25.3">
          <table:table-cell table:style-name="Taula25.B4" office:value-type="string">
            <text:p text:style-name="P557">modoFirma</text:p>
            <text:p text:style-name="P557"/>
          </table:table-cell>
          <table:table-cell table:style-name="Taula25.B4" office:value-type="string">
            <text:p text:style-name="P266">Integer</text:p>
          </table:table-cell>
          <table:table-cell table:style-name="Taula25.B4" office:value-type="string">
            <text:p text:style-name="P217">1</text:p>
          </table:table-cell>
          <table:table-cell table:style-name="Taula25.D4" office:value-type="string">
            <text:p text:style-name="P344">Indica el mode de la firma del document annexat.</text:p>
            <text:p text:style-name="P344">0: Document sense firmar</text:p>
            <text:p text:style-name="P344">1: Document firmat (ATTACHED)</text:p>
            <text:p text:style-name="P344">2: Firma en document separat (DETACHED)</text:p>
          </table:table-cell>
        </table:table-row>
        <table:table-row table:style-name="Taula25.3">
          <table:table-cell table:style-name="Taula25.A16" office:value-type="string">
            <text:p text:style-name="P557">nombreFirmaAnexada</text:p>
            <text:p text:style-name="P557"/>
          </table:table-cell>
          <table:table-cell table:style-name="Taula25.B4" office:value-type="string">
            <text:p text:style-name="P267">String</text:p>
          </table:table-cell>
          <table:table-cell table:style-name="Taula25.B4" office:value-type="string">
            <text:p text:style-name="P218">0..<text:span text:style-name="T98">1</text:span></text:p>
          </table:table-cell>
          <table:table-cell table:style-name="Taula25.D4" office:value-type="string">
            <text:p text:style-name="P345">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57">firmaAnexada</text:p>
            <text:p text:style-name="P557"/>
          </table:table-cell>
          <table:table-cell table:style-name="Taula25.B4" office:value-type="string">
            <text:p text:style-name="P267">String</text:p>
          </table:table-cell>
          <table:table-cell table:style-name="Taula25.B4" office:value-type="string">
            <text:p text:style-name="P218">0..<text:span text:style-name="T98">1</text:span></text:p>
          </table:table-cell>
          <table:table-cell table:style-name="Taula25.D4" office:value-type="string">
            <text:p text:style-name="P345">Només <text:span text:style-name="T159">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57">tipoMIMEFirmaAnexada</text:p>
            <text:p text:style-name="P557"/>
          </table:table-cell>
          <table:table-cell table:style-name="Taula25.B4" office:value-type="string">
            <text:p text:style-name="P267">String</text:p>
          </table:table-cell>
          <table:table-cell table:style-name="Taula25.B4" office:value-type="string">
            <text:p text:style-name="P218">0..<text:span text:style-name="T98">1</text:span></text:p>
          </table:table-cell>
          <table:table-cell table:style-name="Taula25.D4" office:value-type="string">
            <text:p text:style-name="P345">Només <text:span text:style-name="T159">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57">csv</text:p>
          </table:table-cell>
          <table:table-cell table:style-name="Taula25.B4" office:value-type="string">
            <text:p text:style-name="P267">String</text:p>
          </table:table-cell>
          <table:table-cell table:style-name="Taula25.B4" office:value-type="string">
            <text:p text:style-name="P218">0..<text:span text:style-name="T98">1</text:span></text:p>
          </table:table-cell>
          <table:table-cell table:style-name="Taula25.D4" office:value-type="string">
            <text:p text:style-name="P345">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96">JustificanteWs</text:p>
          </table:table-cell>
          <table:covered-table-cell/>
          <table:covered-table-cell/>
          <table:covered-table-cell/>
        </table:table-row>
        <table:table-row>
          <table:table-cell table:style-name="Tabla27.A2" office:value-type="string">
            <text:p text:style-name="P192">Camp</text:p>
          </table:table-cell>
          <table:table-cell table:style-name="Tabla27.A2" office:value-type="string">
            <text:p text:style-name="P192">Tipus</text:p>
          </table:table-cell>
          <table:table-cell table:style-name="Tabla27.A2" office:value-type="string">
            <text:p text:style-name="P192"/>
          </table:table-cell>
          <table:table-cell table:style-name="Tabla27.D2" office:value-type="string">
            <text:p text:style-name="P192">Descripció</text:p>
          </table:table-cell>
        </table:table-row>
        <table:table-row>
          <table:table-cell table:style-name="Tabla27.A3" office:value-type="string">
            <text:p text:style-name="P420">justificante</text:p>
          </table:table-cell>
          <table:table-cell table:style-name="Tabla27.B3" office:value-type="string">
            <text:p text:style-name="P207">byte[]</text:p>
          </table:table-cell>
          <table:table-cell table:style-name="Tabla27.C3" office:value-type="string">
            <text:p text:style-name="P220"/>
          </table:table-cell>
          <table:table-cell table:style-name="Tabla27.D3" office:value-type="string">
            <text:p text:style-name="P207">Contingut del fitxer <text:span text:style-name="T48">generat del justificant.</text:span></text:p>
          </table:table-cell>
        </table:table-row>
      </table:table>
      <text:p text:style-name="Standard"/>
      <text:p text:style-name="P146"/>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4"><text:span text:style-name="T120">Identificador</text:span>Ws</text:p>
          </table:table-cell>
          <table:covered-table-cell/>
          <table:covered-table-cell/>
          <table:covered-table-cell/>
        </table:table-row>
        <table:table-row>
          <table:table-cell table:style-name="Tabla31.A2" office:value-type="string">
            <text:p text:style-name="P202">Camp</text:p>
          </table:table-cell>
          <table:table-cell table:style-name="Tabla31.A2" office:value-type="string">
            <text:p text:style-name="P202">Tipus</text:p>
          </table:table-cell>
          <table:table-cell table:style-name="Tabla31.A2" office:value-type="string">
            <text:p text:style-name="P202"/>
          </table:table-cell>
          <table:table-cell table:style-name="Tabla31.D2" office:value-type="string">
            <text:p text:style-name="P202">Descripció</text:p>
          </table:table-cell>
        </table:table-row>
        <table:table-row>
          <table:table-cell table:style-name="Tabla31.A4" office:value-type="string">
            <text:p text:style-name="P436">numeroRegistroFormateado</text:p>
          </table:table-cell>
          <table:table-cell table:style-name="Tabla31.B4" office:value-type="string">
            <text:p text:style-name="P312">String</text:p>
          </table:table-cell>
          <table:table-cell table:style-name="Tabla31.C4" office:value-type="string">
            <text:p text:style-name="P227"/>
          </table:table-cell>
          <table:table-cell table:style-name="Tabla31.D4" office:value-type="string">
            <text:p text:style-name="P312">Número de registre <text:span text:style-name="T159">formatejat</text:span> que se li assigna quan es crea l’assentament. El format es defineix per entitat.</text:p>
          </table:table-cell>
        </table:table-row>
        <table:table-row>
          <table:table-cell table:style-name="Tabla31.A4" office:value-type="string">
            <text:p text:style-name="P436">numero</text:p>
          </table:table-cell>
          <table:table-cell table:style-name="Tabla31.B4" office:value-type="string">
            <text:p text:style-name="P312">Integer</text:p>
          </table:table-cell>
          <table:table-cell table:style-name="Tabla31.C4" office:value-type="string">
            <text:p text:style-name="P227"/>
          </table:table-cell>
          <table:table-cell table:style-name="Tabla31.D4" office:value-type="string">
            <text:p text:style-name="P312">Número de registre que se li assigna quan es crea l’assentament. Només consta de números.</text:p>
          </table:table-cell>
        </table:table-row>
        <table:table-row>
          <table:table-cell table:style-name="Tabla31.A5" office:value-type="string">
            <text:p text:style-name="P436">fecha</text:p>
          </table:table-cell>
          <table:table-cell table:style-name="Tabla31.B5" office:value-type="string">
            <text:p text:style-name="P312">Date</text:p>
          </table:table-cell>
          <table:table-cell table:style-name="Tabla31.C5" office:value-type="string">
            <text:p text:style-name="P227"/>
          </table:table-cell>
          <table:table-cell table:style-name="Tabla31.D5" office:value-type="string">
            <text:p text:style-name="P312">Data en la que es crea l’assentament.</text:p>
          </table:table-cell>
        </table:table-row>
      </table:table>
      <text:h text:style-name="P668" text:outline-level="2">Model de classes de RegWebInfo</text:h>
      <text:p text:style-name="P584"/>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9"><text:span text:style-name="T82">CodigoAsunto</text:span>Ws</text:p>
          </table:table-cell>
          <table:covered-table-cell/>
          <table:covered-table-cell/>
          <table:covered-table-cell/>
        </table:table-row>
        <table:table-row>
          <table:table-cell table:style-name="Tabla19.A2" office:value-type="string">
            <text:p text:style-name="P195">Camp</text:p>
          </table:table-cell>
          <table:table-cell table:style-name="Tabla19.A2" office:value-type="string">
            <text:p text:style-name="P195">Tipus</text:p>
          </table:table-cell>
          <table:table-cell table:style-name="Tabla19.A2" office:value-type="string">
            <text:p text:style-name="P195"/>
          </table:table-cell>
          <table:table-cell table:style-name="Tabla19.D2" office:value-type="string">
            <text:p text:style-name="P195">Descripció</text:p>
          </table:table-cell>
        </table:table-row>
        <table:table-row>
          <table:table-cell table:style-name="Tabla19.A3" office:value-type="string">
            <text:p text:style-name="P422">tipoAsunto</text:p>
          </table:table-cell>
          <table:table-cell table:style-name="Tabla19.B3" office:value-type="string">
            <text:p text:style-name="P284">TipoAsuntoWs</text:p>
          </table:table-cell>
          <table:table-cell table:style-name="Tabla19.C3" office:value-type="string">
            <text:p text:style-name="P222"/>
          </table:table-cell>
          <table:table-cell table:style-name="Tabla19.D3" office:value-type="string">
            <text:p text:style-name="P284">Tipus d’assumpte al que pertany el codi assumpte.</text:p>
          </table:table-cell>
        </table:table-row>
        <table:table-row>
          <table:table-cell table:style-name="Tabla19.A4" office:value-type="string">
            <text:p text:style-name="P422">codigo</text:p>
          </table:table-cell>
          <table:table-cell table:style-name="Tabla19.B4" office:value-type="string">
            <text:p text:style-name="P282">String</text:p>
          </table:table-cell>
          <table:table-cell table:style-name="Tabla19.C4" office:value-type="string">
            <text:p text:style-name="P222"/>
          </table:table-cell>
          <table:table-cell table:style-name="Tabla19.D4" office:value-type="string">
            <text:p text:style-name="P284">Codi del codi assumpte.</text:p>
            <text:p text:style-name="P284">Ex: «AJDE»</text:p>
          </table:table-cell>
        </table:table-row>
        <table:table-row>
          <table:table-cell table:style-name="Tabla19.A5" office:value-type="string">
            <text:p text:style-name="P422">nombre</text:p>
          </table:table-cell>
          <table:table-cell table:style-name="Tabla19.B5" office:value-type="string">
            <text:p text:style-name="P284">String</text:p>
          </table:table-cell>
          <table:table-cell table:style-name="Tabla19.C5" office:value-type="string">
            <text:p text:style-name="P222"/>
          </table:table-cell>
          <table:table-cell table:style-name="Tabla19.D5" office:value-type="string">
            <text:p text:style-name="P284">Nom de codi assumpte.</text:p>
            <text:p text:style-name="P284">Ex: Ajudes a la <text:span text:style-name="T161">dependència.</text:span></text:p>
          </table:table-cell>
        </table:table-row>
      </table:table>
      <text:p text:style-name="P140"/>
      <text:p text:style-name="P143"/>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2"><text:span text:style-name="T85">Libro</text:span>Ws</text:p>
          </table:table-cell>
          <table:covered-table-cell/>
          <table:covered-table-cell/>
          <table:covered-table-cell/>
        </table:table-row>
        <table:table-row>
          <table:table-cell table:style-name="Tabla23.A2" office:value-type="string">
            <text:p text:style-name="P198">Camp</text:p>
          </table:table-cell>
          <table:table-cell table:style-name="Tabla23.A2" office:value-type="string">
            <text:p text:style-name="P198">Tipus</text:p>
          </table:table-cell>
          <table:table-cell table:style-name="Tabla23.A2" office:value-type="string">
            <text:p text:style-name="P198"/>
          </table:table-cell>
          <table:table-cell table:style-name="Tabla23.D2" office:value-type="string">
            <text:p text:style-name="P198">Descripció</text:p>
          </table:table-cell>
        </table:table-row>
        <table:table-row>
          <table:table-cell table:style-name="Tabla23.A5" office:value-type="string">
            <text:p text:style-name="P423">codigoLibro</text:p>
          </table:table-cell>
          <table:table-cell table:style-name="Tabla23.B5" office:value-type="string">
            <text:p text:style-name="P289">String</text:p>
          </table:table-cell>
          <table:table-cell table:style-name="Tabla23.C5" office:value-type="string">
            <text:p text:style-name="P225"/>
          </table:table-cell>
          <table:table-cell table:style-name="Tabla23.D5" office:value-type="string">
            <text:p text:style-name="P209">C<text:span text:style-name="T85">odi del llibre</text:span></text:p>
          </table:table-cell>
        </table:table-row>
        <table:table-row>
          <table:table-cell table:style-name="Tabla23.A5" office:value-type="string">
            <text:p text:style-name="P423">nombreCorto</text:p>
          </table:table-cell>
          <table:table-cell table:style-name="Tabla23.B5" office:value-type="string">
            <text:p text:style-name="P289">String</text:p>
          </table:table-cell>
          <table:table-cell table:style-name="Tabla23.C5" office:value-type="string">
            <text:p text:style-name="P225"/>
          </table:table-cell>
          <table:table-cell table:style-name="Tabla23.D5" office:value-type="string">
            <text:p text:style-name="P289">Nom curt del llibre (m<text:span text:style-name="T161">à</text:span>x 4 caràcters)</text:p>
          </table:table-cell>
        </table:table-row>
        <table:table-row>
          <table:table-cell table:style-name="Tabla23.A5" office:value-type="string">
            <text:p text:style-name="P423">nombreLargo</text:p>
          </table:table-cell>
          <table:table-cell table:style-name="Tabla23.B5" office:value-type="string">
            <text:p text:style-name="P289">String</text:p>
          </table:table-cell>
          <table:table-cell table:style-name="Tabla23.C5" office:value-type="string">
            <text:p text:style-name="P225"/>
          </table:table-cell>
          <table:table-cell table:style-name="Tabla23.D5" office:value-type="string">
            <text:p text:style-name="P289">Nom llarg del llibre</text:p>
          </table:table-cell>
        </table:table-row>
        <table:table-row>
          <table:table-cell table:style-name="Tabla23.A6" office:value-type="string">
            <text:p text:style-name="P423">codigoOrganismo</text:p>
          </table:table-cell>
          <table:table-cell table:style-name="Tabla23.B6" office:value-type="string">
            <text:p text:style-name="P289">String</text:p>
          </table:table-cell>
          <table:table-cell table:style-name="Tabla23.C6" office:value-type="string">
            <text:p text:style-name="P225"/>
          </table:table-cell>
          <table:table-cell table:style-name="Tabla23.D6" office:value-type="string">
            <text:p text:style-name="P289">Codi de l’organisme al que pertany el llibre</text:p>
          </table:table-cell>
        </table:table-row>
      </table:table>
      <text:p text:style-name="P143"/>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0"><text:span text:style-name="T83">LibroOficina</text:span>Ws</text:p>
          </table:table-cell>
          <table:covered-table-cell/>
          <table:covered-table-cell/>
          <table:covered-table-cell/>
        </table:table-row>
        <table:table-row>
          <table:table-cell table:style-name="Tabla21.A2" office:value-type="string">
            <text:p text:style-name="P196">Camp</text:p>
          </table:table-cell>
          <table:table-cell table:style-name="Tabla21.A2" office:value-type="string">
            <text:p text:style-name="P196">Tipus</text:p>
          </table:table-cell>
          <table:table-cell table:style-name="Tabla21.A2" office:value-type="string">
            <text:p text:style-name="P196"/>
          </table:table-cell>
          <table:table-cell table:style-name="Tabla21.D2" office:value-type="string">
            <text:p text:style-name="P196">Descripció</text:p>
          </table:table-cell>
        </table:table-row>
        <table:table-row>
          <table:table-cell table:style-name="Tabla21.A3" office:value-type="string">
            <text:p text:style-name="P424">libroWs</text:p>
          </table:table-cell>
          <table:table-cell table:style-name="Tabla21.B3" office:value-type="string">
            <text:p text:style-name="P287">LibroWs</text:p>
          </table:table-cell>
          <table:table-cell table:style-name="Tabla21.C3" office:value-type="string">
            <text:p text:style-name="P223"/>
          </table:table-cell>
          <table:table-cell table:style-name="Tabla21.D3" office:value-type="string">
            <text:p text:style-name="P287">Indica el llibre</text:p>
          </table:table-cell>
        </table:table-row>
        <table:table-row>
          <table:table-cell table:style-name="Tabla21.A4" office:value-type="string">
            <text:p text:style-name="P424">oficinaWs</text:p>
          </table:table-cell>
          <table:table-cell table:style-name="Tabla21.B4" office:value-type="string">
            <text:p text:style-name="P287">OficinaWs</text:p>
          </table:table-cell>
          <table:table-cell table:style-name="Tabla21.C4" office:value-type="string">
            <text:p text:style-name="P233"/>
          </table:table-cell>
          <table:table-cell table:style-name="Tabla21.D4" office:value-type="string">
            <text:p text:style-name="P287">Indica la oficina</text:p>
          </table:table-cell>
        </table:table-row>
      </table:table>
      <text:p text:style-name="P141"/>
      <text:p text:style-name="P142"/>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01"><text:span text:style-name="T84">Oficina</text:span>Ws</text:p>
          </table:table-cell>
          <table:covered-table-cell/>
          <table:covered-table-cell/>
          <table:covered-table-cell/>
        </table:table-row>
        <table:table-row>
          <table:table-cell table:style-name="Tabla22.A2" office:value-type="string">
            <text:p text:style-name="P197">Camp</text:p>
          </table:table-cell>
          <table:table-cell table:style-name="Tabla22.A2" office:value-type="string">
            <text:p text:style-name="P197">Tipus</text:p>
          </table:table-cell>
          <table:table-cell table:style-name="Tabla22.A2" office:value-type="string">
            <text:p text:style-name="P197"/>
          </table:table-cell>
          <table:table-cell table:style-name="Tabla22.D2" office:value-type="string">
            <text:p text:style-name="P197">Descripció</text:p>
          </table:table-cell>
        </table:table-row>
        <table:table-row>
          <table:table-cell table:style-name="Tabla22.A3" office:value-type="string">
            <text:p text:style-name="P425">codigo</text:p>
          </table:table-cell>
          <table:table-cell table:style-name="Tabla22.B3" office:value-type="string">
            <text:p text:style-name="P288">String</text:p>
          </table:table-cell>
          <table:table-cell table:style-name="Tabla22.C3" office:value-type="string">
            <text:p text:style-name="P224"/>
          </table:table-cell>
          <table:table-cell table:style-name="Tabla22.D3" office:value-type="string">
            <text:p text:style-name="P288">Codi dir3 de l’oficina</text:p>
          </table:table-cell>
        </table:table-row>
        <table:table-row>
          <table:table-cell table:style-name="Tabla22.A4" office:value-type="string">
            <text:p text:style-name="P425">nombre</text:p>
          </table:table-cell>
          <table:table-cell table:style-name="Tabla22.B4" office:value-type="string">
            <text:p text:style-name="P288">String</text:p>
          </table:table-cell>
          <table:table-cell table:style-name="Tabla22.C4" office:value-type="string">
            <text:p text:style-name="P224"/>
          </table:table-cell>
          <table:table-cell table:style-name="Tabla22.D4" office:value-type="string">
            <text:p text:style-name="P288">Nom de l’oficina</text:p>
          </table:table-cell>
        </table:table-row>
      </table:table>
      <text:p text:style-name="P142"/>
      <text:p text:style-name="P143"/>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102"><text:span text:style-name="T85">Organismo</text:span>Ws</text:p>
          </table:table-cell>
          <table:covered-table-cell/>
          <table:covered-table-cell/>
          <table:covered-table-cell/>
        </table:table-row>
        <table:table-row>
          <table:table-cell table:style-name="Tabla24.A2" office:value-type="string">
            <text:p text:style-name="P198">Camp</text:p>
          </table:table-cell>
          <table:table-cell table:style-name="Tabla24.A2" office:value-type="string">
            <text:p text:style-name="P198">Tipus</text:p>
          </table:table-cell>
          <table:table-cell table:style-name="Tabla24.A2" office:value-type="string">
            <text:p text:style-name="P198"/>
          </table:table-cell>
          <table:table-cell table:style-name="Tabla24.D2" office:value-type="string">
            <text:p text:style-name="P198">Descripció</text:p>
          </table:table-cell>
        </table:table-row>
        <table:table-row>
          <table:table-cell table:style-name="Tabla24.A3" office:value-type="string">
            <text:p text:style-name="P425">codigo</text:p>
          </table:table-cell>
          <table:table-cell table:style-name="Tabla24.B3" office:value-type="string">
            <text:p text:style-name="P288">String</text:p>
          </table:table-cell>
          <table:table-cell table:style-name="Tabla24.C3" office:value-type="string">
            <text:p text:style-name="P224"/>
          </table:table-cell>
          <table:table-cell table:style-name="Tabla24.D3" office:value-type="string">
            <text:p text:style-name="P288">Codi dir3 de <text:span text:style-name="T85">l’organisme</text:span></text:p>
          </table:table-cell>
        </table:table-row>
        <table:table-row>
          <table:table-cell table:style-name="Tabla24.A4" office:value-type="string">
            <text:p text:style-name="P425">nombre</text:p>
          </table:table-cell>
          <table:table-cell table:style-name="Tabla24.B4" office:value-type="string">
            <text:p text:style-name="P288">String</text:p>
          </table:table-cell>
          <table:table-cell table:style-name="Tabla24.C4" office:value-type="string">
            <text:p text:style-name="P224"/>
          </table:table-cell>
          <table:table-cell table:style-name="Tabla24.D4" office:value-type="string">
            <text:p text:style-name="P288">Nom de l’<text:span text:style-name="T85">organisme</text:span></text:p>
          </table:table-cell>
        </table:table-row>
      </table:table>
      <text:p text:style-name="P143"/>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8"><text:span text:style-name="T81">TipoAsunto</text:span>Ws</text:p>
          </table:table-cell>
          <table:covered-table-cell/>
          <table:covered-table-cell/>
          <table:covered-table-cell/>
        </table:table-row>
        <table:table-row>
          <table:table-cell table:style-name="Tabla18.A2" office:value-type="string">
            <text:p text:style-name="P194">Camp</text:p>
          </table:table-cell>
          <table:table-cell table:style-name="Tabla18.A2" office:value-type="string">
            <text:p text:style-name="P194">Tipus</text:p>
          </table:table-cell>
          <table:table-cell table:style-name="Tabla18.A2" office:value-type="string">
            <text:p text:style-name="P194"/>
          </table:table-cell>
          <table:table-cell table:style-name="Tabla18.D2" office:value-type="string">
            <text:p text:style-name="P194">Descripció</text:p>
          </table:table-cell>
        </table:table-row>
        <table:table-row>
          <table:table-cell table:style-name="Tabla18.A3" office:value-type="string">
            <text:p text:style-name="P426">codigo</text:p>
          </table:table-cell>
          <table:table-cell table:style-name="Tabla18.B3" office:value-type="string">
            <text:p text:style-name="P279">String</text:p>
          </table:table-cell>
          <table:table-cell table:style-name="Tabla18.C3" office:value-type="string">
            <text:p text:style-name="P221"/>
          </table:table-cell>
          <table:table-cell table:style-name="Tabla18.D3" office:value-type="string">
            <text:p text:style-name="P208">C<text:span text:style-name="T81">odi del tipus assumpte. </text:span></text:p>
            <text:p text:style-name="P285">Ex: «AJU»</text:p>
          </table:table-cell>
        </table:table-row>
        <table:table-row>
          <table:table-cell table:style-name="Tabla18.A4" office:value-type="string">
            <text:p text:style-name="P428">nombre</text:p>
          </table:table-cell>
          <table:table-cell table:style-name="Tabla18.B4" office:value-type="string">
            <text:p text:style-name="P281">String</text:p>
          </table:table-cell>
          <table:table-cell table:style-name="Tabla18.C4" office:value-type="string">
            <text:p text:style-name="P221"/>
          </table:table-cell>
          <table:table-cell table:style-name="Tabla18.D4" office:value-type="string">
            <text:p text:style-name="P281">Nom del tipus assumpte. </text:p>
            <text:p text:style-name="P285">Ex: Ajudes i Subvencions</text:p>
          </table:table-cell>
        </table:table-row>
        <table:table-row>
          <table:table-cell table:style-name="Tabla18.A5" office:value-type="string">
            <text:p text:style-name="P428">activo</text:p>
          </table:table-cell>
          <table:table-cell table:style-name="Tabla18.B5" office:value-type="string">
            <text:p text:style-name="P283">boolean</text:p>
          </table:table-cell>
          <table:table-cell table:style-name="Tabla18.C5" office:value-type="string">
            <text:p text:style-name="P221"/>
          </table:table-cell>
          <table:table-cell table:style-name="Tabla18.D5" office:value-type="string">
            <text:p text:style-name="P281">Indica si el tipus assumpte està actiu o no.</text:p>
          </table:table-cell>
        </table:table-row>
      </table:table>
      <text:p text:style-name="P139"/>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7"><text:span text:style-name="T81">TipoDocumental</text:span>Ws</text:p>
          </table:table-cell>
          <table:covered-table-cell/>
          <table:covered-table-cell/>
          <table:covered-table-cell/>
        </table:table-row>
        <table:table-row>
          <table:table-cell table:style-name="Tabla17.A2" office:value-type="string">
            <text:p text:style-name="P193">Camp</text:p>
          </table:table-cell>
          <table:table-cell table:style-name="Tabla17.A2" office:value-type="string">
            <text:p text:style-name="P193">Tipus</text:p>
          </table:table-cell>
          <table:table-cell table:style-name="Tabla17.A2" office:value-type="string">
            <text:p text:style-name="P193">Car</text:p>
          </table:table-cell>
          <table:table-cell table:style-name="Tabla17.D2" office:value-type="string">
            <text:p text:style-name="P193">Descripció</text:p>
          </table:table-cell>
        </table:table-row>
        <table:table-row>
          <table:table-cell table:style-name="Tabla17.A3" office:value-type="string">
            <text:p text:style-name="P427">codigoNTI</text:p>
          </table:table-cell>
          <table:table-cell table:style-name="Tabla17.B3" office:value-type="string">
            <text:p text:style-name="P278">String</text:p>
          </table:table-cell>
          <table:table-cell table:style-name="Tabla17.C3" office:value-type="string">
            <text:p text:style-name="P232"/>
          </table:table-cell>
          <table:table-cell table:style-name="Tabla17.D3" office:value-type="string">
            <text:p text:style-name="P302">Representa el codi que especifica la norma NTI per a documents electrònics.</text:p>
            <text:p text:style-name="P280"><text:a xlink:type="simple" xlink:href="https://www.boe.es/boe/dias/2011/07/30/pdfs/BOE-A-2011-13169.pdf" text:style-name="Internet_20_link" text:visited-style-name="Visited_20_Internet_20_Link">https://www.boe.es/boe/dias/2011/07/30/pdfs/BOE-A-2011-13169.pdf</text:a></text:p>
            <text:p text:style-name="P286">Ex: TD01 – Resolución</text:p>
            <text:p text:style-name="P519"><text:span text:style-name="T152">Els valors que pot agafar seran els definits per la entitat en qüestió i es poden obtenir mitjançant el servei «</text:span><text:span text:style-name="T153">listarTipoDocumental»</text:span></text:p>
            <text:p text:style-name="P337"/>
          </table:table-cell>
        </table:table-row>
      </table:table>
      <text:p text:style-name="P138"/>
      <text:h text:style-name="P669" text:outline-level="2">Model de classes de RegWebPersonas</text:h>
      <text:p text:style-name="P629"/>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3"><text:span text:style-name="T86">Persona</text:span>Ws</text:p>
          </table:table-cell>
          <table:covered-table-cell/>
          <table:covered-table-cell/>
          <table:covered-table-cell/>
        </table:table-row>
        <table:table-row>
          <table:table-cell table:style-name="Tabla25.A2" office:value-type="string">
            <text:p text:style-name="P199">Camp</text:p>
          </table:table-cell>
          <table:table-cell table:style-name="Tabla25.A2" office:value-type="string">
            <text:p text:style-name="P199">Tipus</text:p>
          </table:table-cell>
          <table:table-cell table:style-name="Tabla25.A2" office:value-type="string">
            <text:p text:style-name="P199">Car</text:p>
          </table:table-cell>
          <table:table-cell table:style-name="Tabla25.D2" office:value-type="string">
            <text:p text:style-name="P199">Descripció</text:p>
          </table:table-cell>
        </table:table-row>
        <table:table-row>
          <table:table-cell table:style-name="Tabla25.A18" office:value-type="string">
            <text:p text:style-name="P564">id</text:p>
          </table:table-cell>
          <table:table-cell table:style-name="Tabla25.B18" office:value-type="string">
            <text:p text:style-name="P290">Long</text:p>
          </table:table-cell>
          <table:table-cell table:style-name="Tabla25.C18" office:value-type="string">
            <text:p text:style-name="P237">1</text:p>
          </table:table-cell>
          <table:table-cell table:style-name="Tabla25.D18" office:value-type="string">
            <text:p text:style-name="P290">Identificador de la persona</text:p>
          </table:table-cell>
        </table:table-row>
        <table:table-row>
          <table:table-cell table:style-name="Tabla25.A18" office:value-type="string">
            <text:p text:style-name="P564">nombre</text:p>
          </table:table-cell>
          <table:table-cell table:style-name="Tabla25.B18" office:value-type="string">
            <text:p text:style-name="P290">String</text:p>
          </table:table-cell>
          <table:table-cell table:style-name="Tabla25.C18" office:value-type="string">
            <text:p text:style-name="P235">1</text:p>
          </table:table-cell>
          <table:table-cell table:style-name="Tabla25.D18" office:value-type="string">
            <text:p text:style-name="P290">Nom de la persona</text:p>
            <text:p text:style-name="P300">Obligatori si la persona és de tipus «física»</text:p>
          </table:table-cell>
        </table:table-row>
        <table:table-row>
          <table:table-cell table:style-name="Tabla25.A18" office:value-type="string">
            <text:p text:style-name="P564">apellido1</text:p>
          </table:table-cell>
          <table:table-cell table:style-name="Tabla25.B18" office:value-type="string">
            <text:p text:style-name="P290">String</text:p>
          </table:table-cell>
          <table:table-cell table:style-name="Tabla25.C18" office:value-type="string">
            <text:p text:style-name="P235">1</text:p>
          </table:table-cell>
          <table:table-cell table:style-name="Tabla25.D18" office:value-type="string">
            <text:p text:style-name="P290">Primer cognom de la persona</text:p>
            <text:p text:style-name="P300">Obligatori si la persona és de tipus «física»</text:p>
          </table:table-cell>
        </table:table-row>
        <table:table-row>
          <table:table-cell table:style-name="Tabla25.A18" office:value-type="string">
            <text:p text:style-name="P564">apellido2</text:p>
          </table:table-cell>
          <table:table-cell table:style-name="Tabla25.B18" office:value-type="string">
            <text:p text:style-name="P290">String</text:p>
          </table:table-cell>
          <table:table-cell table:style-name="Tabla25.C18" office:value-type="string">
            <text:p text:style-name="P235">0..1</text:p>
          </table:table-cell>
          <table:table-cell table:style-name="Tabla25.D18" office:value-type="string">
            <text:p text:style-name="P290">Segon cognom de la persona</text:p>
          </table:table-cell>
        </table:table-row>
        <table:table-row>
          <table:table-cell table:style-name="Tabla25.A18" office:value-type="string">
            <text:p text:style-name="P564">razonSocial</text:p>
          </table:table-cell>
          <table:table-cell table:style-name="Tabla25.B18" office:value-type="string">
            <text:p text:style-name="P290">String</text:p>
          </table:table-cell>
          <table:table-cell table:style-name="Tabla25.C18" office:value-type="string">
            <text:p text:style-name="P235">1</text:p>
          </table:table-cell>
          <table:table-cell table:style-name="Tabla25.D18" office:value-type="string">
            <text:p text:style-name="P290">Raó social quan la persona <text:span text:style-name="T90">é</text:span>s de tipus «jurídica».</text:p>
            <text:p text:style-name="P298">És obligatori si la persona és de tipus <text:span text:style-name="T86">jurídica.</text:span></text:p>
          </table:table-cell>
        </table:table-row>
        <table:table-row>
          <table:table-cell table:style-name="Tabla25.A18" office:value-type="string">
            <text:p text:style-name="P565">tipoDocumentoIdentificacionNTI</text:p>
          </table:table-cell>
          <table:table-cell table:style-name="Tabla25.B18" office:value-type="string">
            <text:p text:style-name="P291">Character</text:p>
          </table:table-cell>
          <table:table-cell table:style-name="Tabla25.C18" office:value-type="string">
            <text:p text:style-name="P235">0..1</text:p>
          </table:table-cell>
          <table:table-cell table:style-name="Tabla25.D18" office:value-type="string">
            <text:p text:style-name="P292">Tipus d’identificació del document de la persona.</text:p>
            <text:p text:style-name="P113">Codi SICRES del segment interesado</text:p>
            <text:p text:style-name="P350"/>
            <text:p text:style-name="P352">N: NIF</text:p>
            <text:p text:style-name="P352">C: CIF</text:p>
            <text:p text:style-name="P352">P: Passaport</text:p>
            <text:p text:style-name="P352">E: NIE</text:p>
            <text:p text:style-name="P352">X: <text:span text:style-name="T45">Altres de Persona Física</text:span></text:p>
            <text:p text:style-name="P352">O: Codi <text:span text:style-name="T45">d’</text:span>Origen</text:p>
          </table:table-cell>
        </table:table-row>
        <table:table-row>
          <table:table-cell table:style-name="Tabla25.A18" office:value-type="string">
            <text:p text:style-name="P566">documento</text:p>
          </table:table-cell>
          <table:table-cell table:style-name="Tabla25.B18" office:value-type="string">
            <text:p text:style-name="P293">String</text:p>
          </table:table-cell>
          <table:table-cell table:style-name="Tabla25.C18" office:value-type="string">
            <text:p text:style-name="P234">Condicional</text:p>
          </table:table-cell>
          <table:table-cell table:style-name="Tabla25.D18" office:value-type="string">
            <text:p text:style-name="P293">Document identificatiu de la persona.</text:p>
            <text:p text:style-name="P299">És obligatori si s’indica tipus de document.</text:p>
          </table:table-cell>
        </table:table-row>
        <table:table-row>
          <table:table-cell table:style-name="Tabla25.A18" office:value-type="string">
            <text:p text:style-name="P566">paisDir3ID</text:p>
          </table:table-cell>
          <table:table-cell table:style-name="Tabla25.B18" office:value-type="string">
            <text:p text:style-name="P293">Long</text:p>
          </table:table-cell>
          <table:table-cell table:style-name="Tabla25.C18" office:value-type="string">
            <text:p text:style-name="P235">0..1</text:p>
          </table:table-cell>
          <table:table-cell table:style-name="Tabla25.D18" office:value-type="string">
            <text:p text:style-name="P293">Identificador dir3 del país de la persona</text:p>
          </table:table-cell>
        </table:table-row>
        <table:table-row>
          <table:table-cell table:style-name="Tabla25.A18" office:value-type="string">
            <text:p text:style-name="P566">provincia<text:span text:style-name="T87">Dir3ID</text:span></text:p>
          </table:table-cell>
          <table:table-cell table:style-name="Tabla25.B18" office:value-type="string">
            <text:p text:style-name="P294">Long</text:p>
          </table:table-cell>
          <table:table-cell table:style-name="Tabla25.C18" office:value-type="string">
            <text:p text:style-name="P235">0..1</text:p>
          </table:table-cell>
          <table:table-cell table:style-name="Tabla25.D18" office:value-type="string">
            <text:p text:style-name="P295">Identificador dir3 de la província de la persona</text:p>
          </table:table-cell>
        </table:table-row>
        <table:table-row>
          <table:table-cell table:style-name="Tabla25.A18" office:value-type="string">
            <text:p text:style-name="P567">localidadDir3ID</text:p>
          </table:table-cell>
          <table:table-cell table:style-name="Tabla25.B18" office:value-type="string">
            <text:p text:style-name="P295">Long</text:p>
          </table:table-cell>
          <table:table-cell table:style-name="Tabla25.C18" office:value-type="string">
            <text:p text:style-name="P235">0..1</text:p>
          </table:table-cell>
          <table:table-cell table:style-name="Tabla25.D18" office:value-type="string">
            <text:p text:style-name="P295">Identificador dir3 de la localitat de la persona</text:p>
          </table:table-cell>
        </table:table-row>
        <table:table-row>
          <table:table-cell table:style-name="Tabla25.A18" office:value-type="string">
            <text:p text:style-name="P567">codigoEntidadGeograficaDir3ID</text:p>
          </table:table-cell>
          <table:table-cell table:style-name="Tabla25.B18" office:value-type="string">
            <text:p text:style-name="P295">Stri<text:span text:style-name="T89">ng</text:span></text:p>
          </table:table-cell>
          <table:table-cell table:style-name="Tabla25.C18" office:value-type="string">
            <text:p text:style-name="P235">0..1</text:p>
          </table:table-cell>
          <table:table-cell table:style-name="Tabla25.D18" office:value-type="string">
            <text:p text:style-name="P295">Identificador dir3 de la entitat geogràfica de la persona</text:p>
          </table:table-cell>
        </table:table-row>
        <table:table-row>
          <table:table-cell table:style-name="Tabla25.A18" office:value-type="string">
            <text:p text:style-name="P568">direccion</text:p>
          </table:table-cell>
          <table:table-cell table:style-name="Tabla25.B18" office:value-type="string">
            <text:p text:style-name="P296">String</text:p>
          </table:table-cell>
          <table:table-cell table:style-name="Tabla25.C18" office:value-type="string">
            <text:p text:style-name="P235">0..1</text:p>
          </table:table-cell>
          <table:table-cell table:style-name="Tabla25.D18" office:value-type="string">
            <text:p text:style-name="P296">Adreça de la persona</text:p>
          </table:table-cell>
        </table:table-row>
        <table:table-row>
          <table:table-cell table:style-name="Tabla25.A18" office:value-type="string">
            <text:p text:style-name="P568">cp</text:p>
          </table:table-cell>
          <table:table-cell table:style-name="Tabla25.B18" office:value-type="string">
            <text:p text:style-name="P296">String</text:p>
          </table:table-cell>
          <table:table-cell table:style-name="Tabla25.C18" office:value-type="string">
            <text:p text:style-name="P235">0..1</text:p>
          </table:table-cell>
          <table:table-cell table:style-name="Tabla25.D18" office:value-type="string">
            <text:p text:style-name="P296">Codi postal de la persona</text:p>
          </table:table-cell>
        </table:table-row>
        <table:table-row>
          <table:table-cell table:style-name="Tabla25.A18" office:value-type="string">
            <text:p text:style-name="P568">email</text:p>
          </table:table-cell>
          <table:table-cell table:style-name="Tabla25.B18" office:value-type="string">
            <text:p text:style-name="P296">String</text:p>
          </table:table-cell>
          <table:table-cell table:style-name="Tabla25.C18" office:value-type="string">
            <text:p text:style-name="P235">0..1</text:p>
          </table:table-cell>
          <table:table-cell table:style-name="Tabla25.D18" office:value-type="string">
            <text:p text:style-name="P296">Adreça electrònica de la persona</text:p>
          </table:table-cell>
        </table:table-row>
        <table:table-row>
          <table:table-cell table:style-name="Tabla25.A18" office:value-type="string">
            <text:p text:style-name="P568">telefono</text:p>
          </table:table-cell>
          <table:table-cell table:style-name="Tabla25.B18" office:value-type="string">
            <text:p text:style-name="P296">String</text:p>
          </table:table-cell>
          <table:table-cell table:style-name="Tabla25.C18" office:value-type="string">
            <text:p text:style-name="P235">0..1</text:p>
          </table:table-cell>
          <table:table-cell table:style-name="Tabla25.D18" office:value-type="string">
            <text:p text:style-name="P296">Telèfon de la persona</text:p>
          </table:table-cell>
        </table:table-row>
        <table:table-row>
          <table:table-cell table:style-name="Tabla25.A18" office:value-type="string">
            <text:p text:style-name="P568">direccionElectronica</text:p>
          </table:table-cell>
          <table:table-cell table:style-name="Tabla25.B18" office:value-type="string">
            <text:p text:style-name="P296">String</text:p>
          </table:table-cell>
          <table:table-cell table:style-name="Tabla25.C18" office:value-type="string">
            <text:p text:style-name="P235">0..1</text:p>
          </table:table-cell>
          <table:table-cell table:style-name="Tabla25.D18" office:value-type="string">
            <text:p text:style-name="P296">En cas de disposar de bùstia de notificacions telemàtiques segures</text:p>
          </table:table-cell>
        </table:table-row>
        <table:table-row>
          <table:table-cell table:style-name="Tabla25.A22" office:value-type="string">
            <text:p text:style-name="P568">canal</text:p>
          </table:table-cell>
          <table:table-cell table:style-name="Tabla25.B22" office:value-type="string">
            <text:p text:style-name="P296">Long</text:p>
          </table:table-cell>
          <table:table-cell table:style-name="Tabla25.C22" office:value-type="string">
            <text:p text:style-name="P235">0..1</text:p>
          </table:table-cell>
          <table:table-cell table:style-name="Tabla25.D22" office:value-type="string">
            <text:p text:style-name="P259">Canal preferent para el contacte amb l’administració. Canals habilitats:</text:p>
            <text:p text:style-name="P259">1: Adreça postal</text:p>
            <text:p text:style-name="P259">2: Adreça electrònica habilitada</text:p>
            <text:p text:style-name="P259">3: Compare<text:span text:style-name="T89">ixença</text:span> electrònica</text:p>
          </table:table-cell>
        </table:table-row>
        <table:table-row>
          <table:table-cell table:style-name="Tabla25.A22" office:value-type="string">
            <text:p text:style-name="P569">observaciones</text:p>
          </table:table-cell>
          <table:table-cell table:style-name="Tabla25.B22" office:value-type="string">
            <text:p text:style-name="P297">String</text:p>
          </table:table-cell>
          <table:table-cell table:style-name="Tabla25.C22" office:value-type="string">
            <text:p text:style-name="P235">0..1</text:p>
          </table:table-cell>
          <table:table-cell table:style-name="Tabla25.D22" office:value-type="string">
            <text:p text:style-name="P297">Observacions de la persona</text:p>
          </table:table-cell>
        </table:table-row>
        <table:table-row>
          <table:table-cell table:style-name="Tabla25.A22" office:value-type="string">
            <text:p text:style-name="P569">entidadDir3ID</text:p>
          </table:table-cell>
          <table:table-cell table:style-name="Tabla25.B22" office:value-type="string">
            <text:p text:style-name="P297">String</text:p>
          </table:table-cell>
          <table:table-cell table:style-name="Tabla25.C22" office:value-type="string">
            <text:p text:style-name="P235">0..1</text:p>
          </table:table-cell>
          <table:table-cell table:style-name="Tabla25.D22" office:value-type="string">
            <text:p text:style-name="P297">Identificador Dir3 de la entitat a la que pertany la <text:s/>persona</text:p>
          </table:table-cell>
        </table:table-row>
        <table:table-row>
          <table:table-cell table:style-name="Tabla25.A22" office:value-type="string">
            <text:p text:style-name="P569">guardarInteresado</text:p>
          </table:table-cell>
          <table:table-cell table:style-name="Tabla25.B22" office:value-type="string">
            <text:p text:style-name="P297">boolean</text:p>
          </table:table-cell>
          <table:table-cell table:style-name="Tabla25.C22" office:value-type="string">
            <text:p text:style-name="P235">0..1</text:p>
          </table:table-cell>
          <table:table-cell table:style-name="Tabla25.D22" office:value-type="string">
            <text:p text:style-name="P297">Indica si es vol guardar l’interessat(persona) o no </text:p>
          </table:table-cell>
        </table:table-row>
        <table:table-row>
          <table:table-cell table:style-name="Tabla25.A23" office:value-type="string">
            <text:p text:style-name="P569">tipoPersonaID</text:p>
          </table:table-cell>
          <table:table-cell table:style-name="Tabla25.B23" office:value-type="string">
            <text:p text:style-name="P297">Long</text:p>
          </table:table-cell>
          <table:table-cell table:style-name="Tabla25.C23" office:value-type="string">
            <text:p text:style-name="P235">1</text:p>
          </table:table-cell>
          <table:table-cell table:style-name="Tabla25.D23" office:value-type="string">
            <text:p text:style-name="P297">Identificador del tipus de persona que és.</text:p>
            <text:p text:style-name="P246">1: ADMINISTRACIÓ</text:p>
            <text:p text:style-name="P246">2: PERSONA FÍSICA</text:p>
            <text:p text:style-name="P246">3: PERSONA JURÍDICA</text:p>
            <text:p text:style-name="P297"><text:soft-page-break/></text:p>
          </table:table-cell>
        </table:table-row>
      </table:table>
      <text:p text:style-name="P144"/>
      <text:h text:style-name="P670" text:outline-level="2"><text:bookmark-start text:name="__RefHeading___Toc8667_4004397209"/>Model de classes de RegwebRegistroEntrada<text:bookmark-end text:name="__RefHeading___Toc8667_4004397209"/></text:h>
      <text:p text:style-name="P599"/>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6">RegistroWs</text:p>
          </table:table-cell>
          <table:covered-table-cell/>
          <table:covered-table-cell/>
          <table:covered-table-cell/>
        </table:table-row>
        <table:table-row>
          <table:table-cell table:style-name="Tabla28.A2" office:value-type="string">
            <text:p text:style-name="P200">Camp</text:p>
          </table:table-cell>
          <table:table-cell table:style-name="Tabla28.A2" office:value-type="string">
            <text:p text:style-name="P200">Tipus</text:p>
          </table:table-cell>
          <table:table-cell table:style-name="Tabla28.A2" office:value-type="string">
            <text:p text:style-name="P200">Car</text:p>
          </table:table-cell>
          <table:table-cell table:style-name="Tabla28.D2" office:value-type="string">
            <text:p text:style-name="P200">Descripció</text:p>
          </table:table-cell>
        </table:table-row>
        <table:table-row>
          <table:table-cell table:style-name="Tabla28.A21" office:value-type="string">
            <text:p text:style-name="P429">numero*</text:p>
          </table:table-cell>
          <table:table-cell table:style-name="Tabla28.B21" office:value-type="string">
            <text:p text:style-name="P303">Integer</text:p>
          </table:table-cell>
          <table:table-cell table:style-name="Tabla28.C21" office:value-type="string">
            <text:p text:style-name="P238">Auto</text:p>
          </table:table-cell>
          <table:table-cell table:style-name="Tabla28.D21" office:value-type="string">
            <text:p text:style-name="P303">Número de registre que se li assigna quan es crea l’assentament.</text:p>
          </table:table-cell>
        </table:table-row>
        <table:table-row>
          <table:table-cell table:style-name="Tabla28.A21" office:value-type="string">
            <text:p text:style-name="P429">fecha</text:p>
          </table:table-cell>
          <table:table-cell table:style-name="Tabla28.B21" office:value-type="string">
            <text:p text:style-name="P303">Date</text:p>
          </table:table-cell>
          <table:table-cell table:style-name="Tabla28.C21" office:value-type="string">
            <text:p text:style-name="P238">Auto</text:p>
          </table:table-cell>
          <table:table-cell table:style-name="Tabla28.D21" office:value-type="string">
            <text:p text:style-name="P303">Data de creació de l’assentament.</text:p>
          </table:table-cell>
        </table:table-row>
        <table:table-row>
          <table:table-cell table:style-name="Tabla28.A21" office:value-type="string">
            <text:p text:style-name="P429">numeroRegistroFormateado</text:p>
          </table:table-cell>
          <table:table-cell table:style-name="Tabla28.B21" office:value-type="string">
            <text:p text:style-name="P303">String</text:p>
          </table:table-cell>
          <table:table-cell table:style-name="Tabla28.C21" office:value-type="string">
            <text:p text:style-name="P238">Auto</text:p>
          </table:table-cell>
          <table:table-cell table:style-name="Tabla28.D21" office:value-type="string">
            <text:p text:style-name="P303">Número de registre amb el format especificat per l’entitat. Es genera automàticament quan es crea l’assentament.</text:p>
          </table:table-cell>
        </table:table-row>
        <table:table-row>
          <table:table-cell table:style-name="Tabla28.A21" office:value-type="string">
            <text:p text:style-name="P429">oficina</text:p>
          </table:table-cell>
          <table:table-cell table:style-name="Tabla28.B21" office:value-type="string">
            <text:p text:style-name="P303">String</text:p>
          </table:table-cell>
          <table:table-cell table:style-name="Tabla28.C21" office:value-type="string">
            <text:p text:style-name="P238">1</text:p>
          </table:table-cell>
          <table:table-cell table:style-name="Tabla28.D21" office:value-type="string">
            <text:p text:style-name="P303">Codi dir3 de l’oficina a on es fa l’assentament.</text:p>
          </table:table-cell>
        </table:table-row>
        <table:table-row>
          <table:table-cell table:style-name="Tabla28.A21" office:value-type="string">
            <text:p text:style-name="P429">libro</text:p>
          </table:table-cell>
          <table:table-cell table:style-name="Tabla28.B21" office:value-type="string">
            <text:p text:style-name="P303">String</text:p>
          </table:table-cell>
          <table:table-cell table:style-name="Tabla28.C21" office:value-type="string">
            <text:p text:style-name="P238">1</text:p>
          </table:table-cell>
          <table:table-cell table:style-name="Tabla28.D21" office:value-type="string">
            <text:p text:style-name="P303">Codi del llibre en el que es vol fer l’assentament.</text:p>
          </table:table-cell>
        </table:table-row>
        <table:table-row>
          <table:table-cell table:style-name="Tabla28.A21" office:value-type="string">
            <text:p text:style-name="P429">extracto</text:p>
          </table:table-cell>
          <table:table-cell table:style-name="Tabla28.B21" office:value-type="string">
            <text:p text:style-name="P303">String</text:p>
          </table:table-cell>
          <table:table-cell table:style-name="Tabla28.C21" office:value-type="string">
            <text:p text:style-name="P238">1</text:p>
          </table:table-cell>
          <table:table-cell table:style-name="Tabla28.D21" office:value-type="string">
            <text:p text:style-name="P303">Breu resum <text:span text:style-name="T119">del que tracta l’assentament.</text:span></text:p>
          </table:table-cell>
        </table:table-row>
        <table:table-row>
          <table:table-cell table:style-name="Tabla28.A21" office:value-type="string">
            <text:p text:style-name="P430">tipoAsunto</text:p>
          </table:table-cell>
          <table:table-cell table:style-name="Tabla28.B21" office:value-type="string">
            <text:p text:style-name="P304">String</text:p>
          </table:table-cell>
          <table:table-cell table:style-name="Tabla28.C21" office:value-type="string">
            <text:p text:style-name="P239">1</text:p>
          </table:table-cell>
          <table:table-cell table:style-name="Tabla28.D21" office:value-type="string">
            <text:p text:style-name="P304">Codi del tipus assumpte de l’assentament.</text:p>
            <text:p text:style-name="P304">Ex: AJU (Ajudes)</text:p>
          </table:table-cell>
        </table:table-row>
        <table:table-row>
          <table:table-cell table:style-name="Tabla28.A21" office:value-type="string">
            <text:p text:style-name="P430">codigoAsunto</text:p>
          </table:table-cell>
          <table:table-cell table:style-name="Tabla28.B21" office:value-type="string">
            <text:p text:style-name="P304">String</text:p>
          </table:table-cell>
          <table:table-cell table:style-name="Tabla28.C21" office:value-type="string">
            <text:p text:style-name="P239">0..1</text:p>
          </table:table-cell>
          <table:table-cell table:style-name="Tabla28.D21" office:value-type="string">
            <text:p text:style-name="P304">Codi del codi d’assumpte de l’assentament. </text:p>
            <text:p text:style-name="P304">Ex: AJDE (Ajudes a la dependència)</text:p>
          </table:table-cell>
        </table:table-row>
        <table:table-row>
          <table:table-cell table:style-name="Tabla28.A21" office:value-type="string">
            <text:p text:style-name="P430">refExterna</text:p>
          </table:table-cell>
          <table:table-cell table:style-name="Tabla28.B21" office:value-type="string">
            <text:p text:style-name="P304">String</text:p>
          </table:table-cell>
          <table:table-cell table:style-name="Tabla28.C21" office:value-type="string">
            <text:p text:style-name="P239">0..1</text:p>
          </table:table-cell>
          <table:table-cell table:style-name="Tabla28.D21" office:value-type="string">
            <text:p text:style-name="P114">Referència externa del tràmit (matrícula de cotxe, rebut,...)</text:p>
          </table:table-cell>
        </table:table-row>
        <table:table-row>
          <table:table-cell table:style-name="Tabla28.A21" office:value-type="string">
            <text:p text:style-name="P431">numExpediente</text:p>
          </table:table-cell>
          <table:table-cell table:style-name="Tabla28.B21" office:value-type="string">
            <text:p text:style-name="P305">String</text:p>
          </table:table-cell>
          <table:table-cell table:style-name="Tabla28.C21" office:value-type="string">
            <text:p text:style-name="P240">0..1</text:p>
          </table:table-cell>
          <table:table-cell table:style-name="Tabla28.D21" office:value-type="string">
            <text:p text:style-name="P115"><text:span text:style-name="T35">N</text:span>úmero de l'expedient a que fa referència l'assentament.</text:p>
          </table:table-cell>
        </table:table-row>
        <table:table-row>
          <table:table-cell table:style-name="Tabla28.A21" office:value-type="string">
            <text:p text:style-name="P431">codigoUsuario</text:p>
          </table:table-cell>
          <table:table-cell table:style-name="Tabla28.B21" office:value-type="string">
            <text:p text:style-name="P306">String</text:p>
          </table:table-cell>
          <table:table-cell table:style-name="Tabla28.C21" office:value-type="string">
            <text:p text:style-name="P241">1</text:p>
          </table:table-cell>
          <table:table-cell table:style-name="Tabla28.D21" office:value-type="string">
            <text:p text:style-name="P306">Codi de l’usuari que fa l’assentament. Ha de tenir el ROL RWE_USUARI.</text:p>
          </table:table-cell>
        </table:table-row>
        <table:table-row>
          <table:table-cell table:style-name="Tabla28.A21" office:value-type="string">
            <text:p text:style-name="P432">contactoUsuario</text:p>
          </table:table-cell>
          <table:table-cell table:style-name="Tabla28.B21" office:value-type="string">
            <text:p text:style-name="P306">String</text:p>
          </table:table-cell>
          <table:table-cell table:style-name="Tabla28.C21" office:value-type="string">
            <text:p text:style-name="P241">0..1</text:p>
          </table:table-cell>
          <table:table-cell table:style-name="Tabla28.D21" office:value-type="string">
            <text:p text:style-name="P306">Correu electrònic de l’usuari que fa l’assentament.</text:p>
          </table:table-cell>
        </table:table-row>
        <table:table-row>
          <table:table-cell table:style-name="Tabla28.A21" office:value-type="string">
            <text:p text:style-name="P432">aplicacion</text:p>
          </table:table-cell>
          <table:table-cell table:style-name="Tabla28.B21" office:value-type="string">
            <text:p text:style-name="P306">String</text:p>
          </table:table-cell>
          <table:table-cell table:style-name="Tabla28.C21" office:value-type="string">
            <text:p text:style-name="P241">0..1</text:p>
          </table:table-cell>
          <table:table-cell table:style-name="Tabla28.D21" office:value-type="string">
            <text:p text:style-name="P306">Codi de l’aplicació que fa l’assentament.</text:p>
          </table:table-cell>
        </table:table-row>
        <table:table-row>
          <table:table-cell table:style-name="Tabla28.A21" office:value-type="string">
            <text:p text:style-name="P432">version</text:p>
          </table:table-cell>
          <table:table-cell table:style-name="Tabla28.B21" office:value-type="string">
            <text:p text:style-name="P306">String</text:p>
          </table:table-cell>
          <table:table-cell table:style-name="Tabla28.C21" office:value-type="string">
            <text:p text:style-name="P241">0..1</text:p>
          </table:table-cell>
          <table:table-cell table:style-name="Tabla28.D21" office:value-type="string">
            <text:p text:style-name="P306">Versió de l’aplicació que fa l’assentament.</text:p>
          </table:table-cell>
        </table:table-row>
        <table:table-row>
          <table:table-cell table:style-name="Tabla28.A21" office:value-type="string">
            <text:p text:style-name="P432">docFisica</text:p>
          </table:table-cell>
          <table:table-cell table:style-name="Tabla28.B21" office:value-type="string">
            <text:p text:style-name="P306">Long</text:p>
          </table:table-cell>
          <table:table-cell table:style-name="Tabla28.C21" office:value-type="string">
            <text:p text:style-name="P241">1</text:p>
          </table:table-cell>
          <table:table-cell table:style-name="Tabla28.D21" office:value-type="string">
            <text:p text:style-name="P268">Indica si l’assentament duu adjunta documentació digitalitzada o no.</text:p>
            <text:p text:style-name="P268">1: Documentació adjunta en suport PAPER (o altres suports)</text:p>
            <text:p text:style-name="P268">2: Documentació adjunta digitalitzada i complementàriament en paper</text:p>
            <text:p text:style-name="P268">3: Documentació adjunta digitalitzada</text:p>
          </table:table-cell>
        </table:table-row>
        <table:table-row>
          <table:table-cell table:style-name="Tabla28.A21" office:value-type="string">
            <text:p text:style-name="P433">observaciones</text:p>
          </table:table-cell>
          <table:table-cell table:style-name="Tabla28.B21" office:value-type="string">
            <text:p text:style-name="P307">String</text:p>
          </table:table-cell>
          <table:table-cell table:style-name="Tabla28.C21" office:value-type="string">
            <text:p text:style-name="P242">0..1</text:p>
          </table:table-cell>
          <table:table-cell table:style-name="Tabla28.D21" office:value-type="string">
            <text:p text:style-name="P307">Observacions damunt l’assentament.</text:p>
          </table:table-cell>
        </table:table-row>
        <table:table-row>
          <table:table-cell table:style-name="Tabla28.A21" office:value-type="string">
            <text:p text:style-name="P558">expone</text:p>
          </table:table-cell>
          <table:table-cell table:style-name="Tabla28.B21" office:value-type="string">
            <text:p text:style-name="P270">String </text:p>
          </table:table-cell>
          <table:table-cell table:style-name="Tabla28.C21" office:value-type="string">
            <text:p text:style-name="P270">0..<text:span text:style-name="T100">1</text:span></text:p>
          </table:table-cell>
          <table:table-cell table:style-name="Tabla28.D21" office:value-type="string">
            <text:p text:style-name="P272">Exposició dels fets. Només si sol·licitud genèrica electrònica.</text:p>
          </table:table-cell>
        </table:table-row>
        <table:table-row>
          <table:table-cell table:style-name="Tabla28.A21" office:value-type="string">
            <text:p text:style-name="P558">solicita</text:p>
          </table:table-cell>
          <table:table-cell table:style-name="Tabla28.B21" office:value-type="string">
            <text:p text:style-name="P272">String </text:p>
          </table:table-cell>
          <table:table-cell table:style-name="Tabla28.C21" office:value-type="string">
            <text:p text:style-name="P272">0..<text:span text:style-name="T100">1</text:span></text:p>
          </table:table-cell>
          <table:table-cell table:style-name="Tabla28.D21" office:value-type="string">
            <text:p text:style-name="P272">Objecte de la sol·licitud. Només si sol·licitud genèrica electrònica.</text:p>
          </table:table-cell>
        </table:table-row>
        <table:table-row>
          <table:table-cell table:style-name="Tabla28.A21" office:value-type="string">
            <text:p text:style-name="P573">interesados</text:p>
            <text:p text:style-name="P530"/>
          </table:table-cell>
          <table:table-cell table:style-name="Tabla28.B21" office:value-type="string">
            <text:p text:style-name="P562">List&lt;InteresadoWs&gt;</text:p>
          </table:table-cell>
          <table:table-cell table:style-name="Tabla28.C21" office:value-type="string">
            <text:p text:style-name="P276">1..n</text:p>
          </table:table-cell>
          <table:table-cell table:style-name="Tabla28.D21" office:value-type="string">
            <text:p text:style-name="P274">Llista d’interessats de l’assentament. <text:span text:style-name="T44">És obligatori al manco indicar un interessat.</text:span></text:p>
          </table:table-cell>
        </table:table-row>
        <table:table-row>
          <table:table-cell table:style-name="Tabla28.A22" office:value-type="string">
            <text:p text:style-name="P558">anexos</text:p>
          </table:table-cell>
          <table:table-cell table:style-name="Tabla28.B22" office:value-type="string">
            <text:p text:style-name="P562">List&lt;AnexoWs&gt;</text:p>
          </table:table-cell>
          <table:table-cell table:style-name="Tabla28.C22" office:value-type="string">
            <text:p text:style-name="P276">0..n</text:p>
          </table:table-cell>
          <table:table-cell table:style-name="Tabla28.D22" office:value-type="string">
            <text:p text:style-name="P274">Llista d’annexes de l’assentament.</text:p>
          </table:table-cell>
        </table:table-row>
      </table:table>
      <text:h text:style-name="P671" text:outline-level="2" text:is-list-header="true"><text:soft-page-break/></text:h>
      <text:h text:style-name="P672"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07">RegistroEntradaWs</text:p>
          </table:table-cell>
          <table:covered-table-cell/>
          <table:covered-table-cell/>
          <table:covered-table-cell/>
        </table:table-row>
        <table:table-row>
          <table:table-cell table:style-name="Tabla30.A2" office:value-type="string">
            <text:p text:style-name="P201">Camp</text:p>
          </table:table-cell>
          <table:table-cell table:style-name="Tabla30.A2" office:value-type="string">
            <text:p text:style-name="P201">Tipus</text:p>
          </table:table-cell>
          <table:table-cell table:style-name="Tabla30.A2" office:value-type="string">
            <text:p text:style-name="P201">Car</text:p>
          </table:table-cell>
          <table:table-cell table:style-name="Tabla30.D2" office:value-type="string">
            <text:p text:style-name="P201">Descripció</text:p>
          </table:table-cell>
        </table:table-row>
        <table:table-row>
          <table:table-cell table:style-name="Tabla30.A3" office:value-type="string">
            <text:p text:style-name="P434">destino</text:p>
          </table:table-cell>
          <table:table-cell table:style-name="Tabla30.B3" office:value-type="string">
            <text:p text:style-name="P308">String</text:p>
          </table:table-cell>
          <table:table-cell table:style-name="Tabla30.C3" office:value-type="string">
            <text:p text:style-name="P226">1</text:p>
          </table:table-cell>
          <table:table-cell table:style-name="Tabla30.D3" office:value-type="string">
            <text:p text:style-name="P308">Organisme destí de l’assentament registral. </text:p>
          </table:table-cell>
        </table:table-row>
      </table:table>
      <text:h text:style-name="P672" text:outline-level="2" text:is-list-header="true"/>
      <text:p text:style-name="P600"/>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8">RegistroEntrada<text:span text:style-name="T121">Response</text:span>Ws</text:p>
          </table:table-cell>
          <table:covered-table-cell/>
          <table:covered-table-cell/>
          <table:covered-table-cell/>
        </table:table-row>
        <table:table-row>
          <table:table-cell table:style-name="Tabla32.A2" office:value-type="string">
            <text:p text:style-name="P203">Camp</text:p>
          </table:table-cell>
          <table:table-cell table:style-name="Tabla32.A2" office:value-type="string">
            <text:p text:style-name="P203">Tipus</text:p>
          </table:table-cell>
          <table:table-cell table:style-name="Tabla32.A2" office:value-type="string">
            <text:p text:style-name="P203"/>
          </table:table-cell>
          <table:table-cell table:style-name="Tabla32.D2" office:value-type="string">
            <text:p text:style-name="P203">Descripció</text:p>
          </table:table-cell>
        </table:table-row>
        <table:table-row>
          <table:table-cell table:style-name="Tabla32.A3" office:value-type="string">
            <text:p text:style-name="P435">destino<text:span text:style-name="T121">Codigo</text:span></text:p>
          </table:table-cell>
          <table:table-cell table:style-name="Tabla32.B3" office:value-type="string">
            <text:p text:style-name="P309">String</text:p>
          </table:table-cell>
          <table:table-cell table:style-name="Tabla32.C3" office:value-type="string">
            <text:p text:style-name="P228"/>
          </table:table-cell>
          <table:table-cell table:style-name="Tabla32.D3" office:value-type="string">
            <text:p text:style-name="P309"><text:span text:style-name="T121">Codi de l’o</text:span>rganisme destí de l’assentament registral. </text:p>
          </table:table-cell>
        </table:table-row>
        <table:table-row>
          <table:table-cell table:style-name="Tabla32.A4" office:value-type="string">
            <text:p text:style-name="P437">destinoDenominacion</text:p>
          </table:table-cell>
          <table:table-cell table:style-name="Tabla32.B4" office:value-type="string">
            <text:p text:style-name="P313">String</text:p>
          </table:table-cell>
          <table:table-cell table:style-name="Tabla32.C4" office:value-type="string">
            <text:p text:style-name="P228"/>
          </table:table-cell>
          <table:table-cell table:style-name="Tabla32.D4" office:value-type="string">
            <text:p text:style-name="P313">Nom de l’organisme destí de l’assentament registral</text:p>
          </table:table-cell>
        </table:table-row>
      </table:table>
      <text:p text:style-name="P147"/>
      <text:h text:style-name="P672" text:outline-level="2">Model de classes de RegwebRegistroSalida</text:h>
      <text:p text:style-name="P603"/>
      <text:p text:style-name="P605">RegistroWS ver apartado <text:bookmark-ref text:reference-format="text" text:ref-name="__RefHeading___Toc8667_4004397209">Model de classes de RegwebRegistroEntrada</text:bookmark-ref></text:p>
      <text:p text:style-name="P601"/>
      <text:p text:style-name="P604"/>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0">Registro<text:span text:style-name="T123">Salida</text:span>Ws</text:p>
          </table:table-cell>
          <table:covered-table-cell/>
          <table:covered-table-cell/>
          <table:covered-table-cell/>
        </table:table-row>
        <table:table-row>
          <table:table-cell table:style-name="Tabla34.A2" office:value-type="string">
            <text:p text:style-name="P205">Camp</text:p>
          </table:table-cell>
          <table:table-cell table:style-name="Tabla34.A2" office:value-type="string">
            <text:p text:style-name="P205">Tipus</text:p>
          </table:table-cell>
          <table:table-cell table:style-name="Tabla34.A2" office:value-type="string">
            <text:p text:style-name="P205">Car</text:p>
          </table:table-cell>
          <table:table-cell table:style-name="Tabla34.D2" office:value-type="string">
            <text:p text:style-name="P205">Descripció</text:p>
          </table:table-cell>
        </table:table-row>
        <table:table-row>
          <table:table-cell table:style-name="Tabla34.A3" office:value-type="string">
            <text:p text:style-name="P439">origen</text:p>
          </table:table-cell>
          <table:table-cell table:style-name="Tabla34.B3" office:value-type="string">
            <text:p text:style-name="P311">String</text:p>
          </table:table-cell>
          <table:table-cell table:style-name="Tabla34.C3" office:value-type="string">
            <text:p text:style-name="P230">1</text:p>
          </table:table-cell>
          <table:table-cell table:style-name="Tabla34.D3" office:value-type="string">
            <text:p text:style-name="P311">Organisme <text:span text:style-name="T123">origen</text:span> de l’assentament registral. </text:p>
          </table:table-cell>
        </table:table-row>
      </table:table>
      <text:p text:style-name="P148"/>
      <text:p text:style-name="P602"/>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9">Registro<text:span text:style-name="T122">SalidaResponse</text:span>Ws</text:p>
          </table:table-cell>
          <table:covered-table-cell/>
          <table:covered-table-cell/>
          <table:covered-table-cell/>
        </table:table-row>
        <table:table-row>
          <table:table-cell table:style-name="Tabla33.A2" office:value-type="string">
            <text:p text:style-name="P204">Camp</text:p>
          </table:table-cell>
          <table:table-cell table:style-name="Tabla33.A2" office:value-type="string">
            <text:p text:style-name="P204">Tipus</text:p>
          </table:table-cell>
          <table:table-cell table:style-name="Tabla33.A2" office:value-type="string">
            <text:p text:style-name="P204"/>
          </table:table-cell>
          <table:table-cell table:style-name="Tabla33.D2" office:value-type="string">
            <text:p text:style-name="P204">Descripció</text:p>
          </table:table-cell>
        </table:table-row>
        <table:table-row>
          <table:table-cell table:style-name="Tabla33.A3" office:value-type="string">
            <text:p text:style-name="P440">origenCodigo</text:p>
          </table:table-cell>
          <table:table-cell table:style-name="Tabla33.B3" office:value-type="string">
            <text:p text:style-name="P310">String</text:p>
          </table:table-cell>
          <table:table-cell table:style-name="Tabla33.C3" office:value-type="string">
            <text:p text:style-name="P229"/>
          </table:table-cell>
          <table:table-cell table:style-name="Tabla33.D3" office:value-type="string">
            <text:p text:style-name="P310"><text:span text:style-name="T121">Codi de l’o</text:span>rganisme <text:span text:style-name="T122">origen</text:span> de l’assentament registral. </text:p>
          </table:table-cell>
        </table:table-row>
        <table:table-row>
          <table:table-cell table:style-name="Tabla33.A4" office:value-type="string">
            <text:p text:style-name="P438"><text:span text:style-name="T122">origen</text:span>Denominacion</text:p>
          </table:table-cell>
          <table:table-cell table:style-name="Tabla33.B4" office:value-type="string">
            <text:p text:style-name="P314">String</text:p>
          </table:table-cell>
          <table:table-cell table:style-name="Tabla33.C4" office:value-type="string">
            <text:p text:style-name="P229"/>
          </table:table-cell>
          <table:table-cell table:style-name="Tabla33.D4" office:value-type="string">
            <text:p text:style-name="P314">Nom de l’organisme <text:span text:style-name="T122">origen</text:span> de l’assentament registral</text:p>
          </table:table-cell>
        </table:table-row>
      </table:table>
      <text:p text:style-name="P156"/>
      <text:p text:style-name="P156"/>
      <text:h text:style-name="P674" text:outline-level="2">Model de classes d’ AsientoRegistral</text:h>
      <text:p text:style-name="P619"/>
      <text:p text:style-name="P619"/>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1">AsientoRegistral<text:span text:style-name="T162">Ws</text:span></text:p>
          </table:table-cell>
          <table:covered-table-cell/>
          <table:covered-table-cell/>
          <table:covered-table-cell/>
        </table:table-row>
        <table:table-row>
          <table:table-cell table:style-name="Tabla59.A2" office:value-type="string">
            <text:p text:style-name="P206">Camp</text:p>
          </table:table-cell>
          <table:table-cell table:style-name="Tabla59.A2" office:value-type="string">
            <text:p text:style-name="P206">Tipus</text:p>
          </table:table-cell>
          <table:table-cell table:style-name="Tabla59.A2" office:value-type="string">
            <text:p text:style-name="P206">Car</text:p>
          </table:table-cell>
          <table:table-cell table:style-name="Tabla59.D2" office:value-type="string">
            <text:p text:style-name="P206">Descripció</text:p>
          </table:table-cell>
        </table:table-row>
        <table:table-row table:style-name="Tabla59.3">
          <table:table-cell table:style-name="Tabla59.A3" office:value-type="string">
            <text:p text:style-name="P441">id</text:p>
          </table:table-cell>
          <table:table-cell table:style-name="Tabla59.A3" office:value-type="string">
            <text:p text:style-name="P315">Long</text:p>
          </table:table-cell>
          <table:table-cell table:style-name="Tabla59.A3" office:value-type="string">
            <text:p text:style-name="P316">Auto</text:p>
          </table:table-cell>
          <table:table-cell table:style-name="Tabla59.D3" office:value-type="string">
            <text:p text:style-name="P315">Identificador de l’assentament registral</text:p>
          </table:table-cell>
        </table:table-row>
        <table:table-row table:style-name="Tabla59.3">
          <table:table-cell table:style-name="Tabla59.A4" office:value-type="string">
            <text:p text:style-name="P315">entidadCodigo</text:p>
          </table:table-cell>
          <table:table-cell table:style-name="Tabla59.A4" office:value-type="string">
            <text:p text:style-name="P210">String</text:p>
          </table:table-cell>
          <table:table-cell table:style-name="Tabla59.A4" office:value-type="string">
            <text:p text:style-name="P315">0..<text:span text:style-name="T99">1</text:span></text:p>
          </table:table-cell>
          <table:table-cell table:style-name="Tabla59.D4" office:value-type="string">
            <text:p text:style-name="P315">Codi Dir3 de l’entitat a la que pertany</text:p>
          </table:table-cell>
        </table:table-row>
        <table:table-row table:style-name="Tabla59.3">
          <table:table-cell table:style-name="Tabla59.A4" office:value-type="string">
            <text:p text:style-name="P315">entidadDenominacion</text:p>
          </table:table-cell>
          <table:table-cell table:style-name="Tabla59.A4" office:value-type="string">
            <text:p text:style-name="P210">String</text:p>
          </table:table-cell>
          <table:table-cell table:style-name="Tabla59.A4" office:value-type="string">
            <text:p text:style-name="P315">0..<text:span text:style-name="T99">1</text:span></text:p>
          </table:table-cell>
          <table:table-cell table:style-name="Tabla59.D4" office:value-type="string">
            <text:p text:style-name="P315">Nom de l’entitat a la que pertany</text:p>
          </table:table-cell>
        </table:table-row>
        <table:table-row table:style-name="Tabla59.3">
          <table:table-cell table:style-name="Tabla59.A4" office:value-type="string">
            <text:p text:style-name="P559">entidadRegistralInicioCodigo</text:p>
            <text:p text:style-name="P210"/>
          </table:table-cell>
          <table:table-cell table:style-name="Tabla59.A4" office:value-type="string">
            <text:p text:style-name="P315">String</text:p>
          </table:table-cell>
          <table:table-cell table:style-name="Tabla59.A4" office:value-type="string">
            <text:p text:style-name="P315">0..<text:span text:style-name="T99">1</text:span></text:p>
          </table:table-cell>
          <table:table-cell table:style-name="Tabla59.D4" office:value-type="string">
            <text:p text:style-name="P315">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59">entidadRegistralInicioDenominacion</text:p>
            <text:p text:style-name="P532"/>
          </table:table-cell>
          <table:table-cell table:style-name="Tabla59.A4" office:value-type="string">
            <text:p text:style-name="P317">String</text:p>
          </table:table-cell>
          <table:table-cell table:style-name="Tabla59.A4" office:value-type="string">
            <text:p text:style-name="P318">0..<text:span text:style-name="T99">1</text:span></text:p>
          </table:table-cell>
          <table:table-cell table:style-name="Tabla59.D4" office:value-type="string">
            <text:p text:style-name="P318">Nom de l’oficina inicial a on es fa l’assentament.</text:p>
            <text:p text:style-name="P317">S’emp<text:span text:style-name="T162">r</text:span>a als intercanvis SIR per s<text:span text:style-name="T162">ebre</text:span> la primera oficina a on es va fer l’assentament.</text:p>
          </table:table-cell>
        </table:table-row>
        <table:table-row table:style-name="Tabla59.3">
          <table:table-cell table:style-name="Tabla59.A4" office:value-type="string">
            <text:p text:style-name="P574">entidadRegistralOrigenCodigo</text:p>
          </table:table-cell>
          <table:table-cell table:style-name="Tabla59.A4" office:value-type="string">
            <text:p text:style-name="P318">String</text:p>
          </table:table-cell>
          <table:table-cell table:style-name="Tabla59.A4" office:value-type="string">
            <text:p text:style-name="P338">1</text:p>
          </table:table-cell>
          <table:table-cell table:style-name="Tabla59.D4" office:value-type="string">
            <text:p text:style-name="P318">Codi Dir3 de l’oficina origen a on es fa l’assentament. <text:s/></text:p>
          </table:table-cell>
        </table:table-row>
        <table:table-row table:style-name="Tabla59.3">
          <table:table-cell table:style-name="Tabla59.A4" office:value-type="string">
            <text:p text:style-name="P559">entidadRegistralOrigenDenominacion</text:p>
          </table:table-cell>
          <table:table-cell table:style-name="Tabla59.A4" office:value-type="string">
            <text:p text:style-name="P318">String</text:p>
          </table:table-cell>
          <table:table-cell table:style-name="Tabla59.A4" office:value-type="string">
            <text:p text:style-name="P338">0..1</text:p>
          </table:table-cell>
          <table:table-cell table:style-name="Tabla59.D4" office:value-type="string">
            <text:p text:style-name="P318">Nom de l’oficina origen a on es fa l’assentament.</text:p>
            <text:p text:style-name="P318"/>
          </table:table-cell>
        </table:table-row>
        <table:table-row table:style-name="Tabla59.3">
          <table:table-cell table:style-name="Tabla59.A4" office:value-type="string">
            <text:p text:style-name="P574">unidadTramitacionOrigenCodigo</text:p>
          </table:table-cell>
          <table:table-cell table:style-name="Tabla59.A4" office:value-type="string">
            <text:p text:style-name="P318">String</text:p>
          </table:table-cell>
          <table:table-cell table:style-name="Tabla59.A4" office:value-type="string">
            <text:p text:style-name="P318">0..1</text:p>
          </table:table-cell>
          <table:table-cell table:style-name="Tabla59.D4" office:value-type="string">
            <text:p text:style-name="P318">Codi Dir3 de l’organisme origen a on es fa l’assentament. És obligatori per als assentaments de tipus «Sortida».</text:p>
          </table:table-cell>
        </table:table-row>
        <table:table-row table:style-name="Tabla59.3">
          <table:table-cell table:style-name="Tabla59.A4" office:value-type="string">
            <text:p text:style-name="P559">unidadTramitacionOrigenDenominacion</text:p>
          </table:table-cell>
          <table:table-cell table:style-name="Tabla59.A4" office:value-type="string">
            <text:p text:style-name="P319">String</text:p>
          </table:table-cell>
          <table:table-cell table:style-name="Tabla59.A4" office:value-type="string">
            <text:p text:style-name="P319">0..<text:span text:style-name="T99">1</text:span></text:p>
          </table:table-cell>
          <table:table-cell table:style-name="Tabla59.D4" office:value-type="string">
            <text:p text:style-name="P319">Denominació de l’organisme origen de l’assentament.</text:p>
          </table:table-cell>
        </table:table-row>
        <table:table-row table:style-name="Tabla59.3">
          <table:table-cell table:style-name="Tabla59.A4" office:value-type="string">
            <text:p text:style-name="P574">entidadRegistralDestinoCodigo</text:p>
          </table:table-cell>
          <table:table-cell table:style-name="Tabla59.A4" office:value-type="string">
            <text:p text:style-name="P319">String</text:p>
          </table:table-cell>
          <table:table-cell table:style-name="Tabla59.A4" office:value-type="string">
            <text:p text:style-name="P319">0..1</text:p>
          </table:table-cell>
          <table:table-cell table:style-name="Tabla59.D4" office:value-type="string">
            <text:p text:style-name="P318">Codi Dir3 de l’oficina <text:span text:style-name="T33">destí</text:span> a on es fa l’assentament. </text:p>
          </table:table-cell>
        </table:table-row>
        <table:table-row table:style-name="Tabla59.3">
          <table:table-cell table:style-name="Tabla59.A4" office:value-type="string">
            <text:p text:style-name="P559">entidadRegistralDestinoDenominacion</text:p>
            <text:p text:style-name="P532"/>
          </table:table-cell>
          <table:table-cell table:style-name="Tabla59.A4" office:value-type="string">
            <text:p text:style-name="P319">String</text:p>
          </table:table-cell>
          <table:table-cell table:style-name="Tabla59.A4" office:value-type="string">
            <text:p text:style-name="P319">0..<text:span text:style-name="T99">1</text:span></text:p>
          </table:table-cell>
          <table:table-cell table:style-name="Tabla59.D4" office:value-type="string">
            <text:p text:style-name="P318">Nom de l’oficina <text:span text:style-name="T33">destí</text:span> a on es fa l’assentament.</text:p>
          </table:table-cell>
        </table:table-row>
        <table:table-row table:style-name="Tabla59.3">
          <table:table-cell table:style-name="Tabla59.A4" office:value-type="string">
            <text:p text:style-name="P574">unidadTramitacionDestinoCodigo</text:p>
            <text:p text:style-name="P532"/>
          </table:table-cell>
          <table:table-cell table:style-name="Tabla59.A4" office:value-type="string">
            <text:p text:style-name="P319">String</text:p>
          </table:table-cell>
          <table:table-cell table:style-name="Tabla59.A4" office:value-type="string">
            <text:p text:style-name="P319">0..1</text:p>
          </table:table-cell>
          <table:table-cell table:style-name="Tabla59.D4" office:value-type="string">
            <text:p text:style-name="P318">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59">unidadTramitacionDestinoDenominacion</text:p>
          </table:table-cell>
          <table:table-cell table:style-name="Tabla59.A4" office:value-type="string">
            <text:p text:style-name="P319">String</text:p>
          </table:table-cell>
          <table:table-cell table:style-name="Tabla59.A4" office:value-type="string">
            <text:p text:style-name="P319">0..<text:span text:style-name="T99">1</text:span></text:p>
          </table:table-cell>
          <table:table-cell table:style-name="Tabla59.D4" office:value-type="string">
            <text:p text:style-name="P319">Denominació de l’organisme destí de l’assentament.</text:p>
          </table:table-cell>
        </table:table-row>
        <table:table-row table:style-name="Tabla59.3">
          <table:table-cell table:style-name="Tabla59.A4" office:value-type="string">
            <text:p text:style-name="P574">tipoRegistro</text:p>
            <text:p text:style-name="P571"/>
          </table:table-cell>
          <table:table-cell table:style-name="Tabla59.A4" office:value-type="string">
            <text:p text:style-name="P319">Long</text:p>
          </table:table-cell>
          <table:table-cell table:style-name="Tabla59.A4" office:value-type="string">
            <text:p text:style-name="P319">1</text:p>
          </table:table-cell>
          <table:table-cell table:style-name="Tabla59.D4" office:value-type="string">
            <text:p text:style-name="P319">Tipus d’assentament. És obligatori. </text:p>
            <text:p text:style-name="P319">1: Entrada</text:p>
            <text:p text:style-name="P319">2: Sortida</text:p>
          </table:table-cell>
        </table:table-row>
        <table:table-row table:style-name="Tabla59.3">
          <table:table-cell table:style-name="Tabla59.A4" office:value-type="string">
            <text:p text:style-name="P574">libroCodigo</text:p>
          </table:table-cell>
          <table:table-cell table:style-name="Tabla59.A4" office:value-type="string">
            <text:p text:style-name="P320">String</text:p>
          </table:table-cell>
          <table:table-cell table:style-name="Tabla59.A4" office:value-type="string">
            <text:p text:style-name="P320">1</text:p>
          </table:table-cell>
          <table:table-cell table:style-name="Tabla59.D4" office:value-type="string">
            <text:p text:style-name="P320">Codi del llibre a on es vol fer l’assentament.</text:p>
          </table:table-cell>
        </table:table-row>
        <table:table-row table:style-name="Tabla59.3">
          <table:table-cell table:style-name="Tabla59.A4" office:value-type="string">
            <text:p text:style-name="P574">resumen</text:p>
          </table:table-cell>
          <table:table-cell table:style-name="Tabla59.A4" office:value-type="string">
            <text:p text:style-name="P321">String</text:p>
          </table:table-cell>
          <table:table-cell table:style-name="Tabla59.A4" office:value-type="string">
            <text:p text:style-name="P321">1</text:p>
          </table:table-cell>
          <table:table-cell table:style-name="Tabla59.D4" office:value-type="string">
            <text:p text:style-name="P322">Extracte/Resum de l’assentament.</text:p>
          </table:table-cell>
        </table:table-row>
        <table:table-row table:style-name="Tabla59.3">
          <table:table-cell table:style-name="Tabla59.A4" office:value-type="string">
            <text:p text:style-name="P574">tipoDocumentacionFisicaCodigo</text:p>
            <text:p text:style-name="P571"/>
          </table:table-cell>
          <table:table-cell table:style-name="Tabla59.A4" office:value-type="string">
            <text:p text:style-name="P269">Long</text:p>
          </table:table-cell>
          <table:table-cell table:style-name="Tabla59.A4" office:value-type="string">
            <text:p text:style-name="P269">1</text:p>
          </table:table-cell>
          <table:table-cell table:style-name="Tabla59.D4" office:value-type="string">
            <text:p text:style-name="P269">Indica si l’assentament duu adjunta documentació digitalitzada o no.</text:p>
            <text:p text:style-name="P269">1: Documentació adjunta en suport PAPER (o altres suports)</text:p>
            <text:p text:style-name="P269">2: Documentació adjunta digitalitzada i complementàriament en paper</text:p>
            <text:p text:style-name="P269">3: Documentació adjunta digitalitzada</text:p>
          </table:table-cell>
        </table:table-row>
        <table:table-row table:style-name="Tabla59.3">
          <table:table-cell table:style-name="Tabla59.A4" office:value-type="string">
            <text:p text:style-name="P574">tipoAsunto</text:p>
          </table:table-cell>
          <table:table-cell table:style-name="Tabla59.A4" office:value-type="string">
            <text:p text:style-name="P323">String</text:p>
          </table:table-cell>
          <table:table-cell table:style-name="Tabla59.A4" office:value-type="string">
            <text:p text:style-name="P323">1</text:p>
          </table:table-cell>
          <table:table-cell table:style-name="Tabla59.D4" office:value-type="string">
            <text:p text:style-name="P323">Codi del Tipus d’assumpte. </text:p>
            <text:p text:style-name="P323">Ex: AJSU</text:p>
          </table:table-cell>
        </table:table-row>
        <table:table-row table:style-name="Tabla59.3">
          <table:table-cell table:style-name="Tabla59.A4" office:value-type="string">
            <text:p text:style-name="P559">tipoAsuntoDenominacion</text:p>
            <text:p text:style-name="P559"><text:soft-page-break/></text:p>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323">Nom del tipus d’assumpte.</text:p>
            <text:p text:style-name="P323">Ex: Ajudes i Subvencions</text:p>
          </table:table-cell>
        </table:table-row>
        <table:table-row table:style-name="Tabla59.3">
          <table:table-cell table:style-name="Tabla59.A4" office:value-type="string">
            <text:p text:style-name="P559">codigoAsunto</text:p>
            <text:p text:style-name="P559"/>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323">Codi del codi d’assumpte. </text:p>
            <text:p text:style-name="P323">Ex: AJDE</text:p>
          </table:table-cell>
        </table:table-row>
        <table:table-row table:style-name="Tabla59.3">
          <table:table-cell table:style-name="Tabla59.A4" office:value-type="string">
            <text:p text:style-name="P559">codigoAsuntoDenominacion</text:p>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323">Nom del codi d’assumpte.</text:p>
            <text:p text:style-name="P323">Ex: Ajudes a la dependència.</text:p>
          </table:table-cell>
        </table:table-row>
        <table:table-row table:style-name="Tabla59.3">
          <table:table-cell table:style-name="Tabla59.A4" office:value-type="string">
            <text:p text:style-name="P574">idioma</text:p>
            <text:p text:style-name="P532"/>
          </table:table-cell>
          <table:table-cell table:style-name="Tabla59.A4" office:value-type="string">
            <text:p text:style-name="P323">Long</text:p>
          </table:table-cell>
          <table:table-cell table:style-name="Tabla59.A4" office:value-type="string">
            <text:p text:style-name="P323">1</text:p>
          </table:table-cell>
          <table:table-cell table:style-name="Tabla59.D4" office:value-type="string">
            <text:p text:style-name="P323">Idioma de l’assentament.</text:p>
            <text:p text:style-name="P323">1: Català</text:p>
            <text:p text:style-name="P323">2: Castellà</text:p>
            <text:p text:style-name="P323">3: Galleg</text:p>
            <text:p text:style-name="P323">4: Euskera</text:p>
            <text:p text:style-name="P323">5: Anglès</text:p>
            <text:p text:style-name="P323">6: Altres</text:p>
          </table:table-cell>
        </table:table-row>
        <table:table-row table:style-name="Tabla59.3">
          <table:table-cell table:style-name="Tabla59.A4" office:value-type="string">
            <text:p text:style-name="P559">referenciaExterna</text:p>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116">Referència externa del tràmit (matrícula de cotxe, rebut,...)</text:p>
          </table:table-cell>
        </table:table-row>
        <table:table-row table:style-name="Tabla59.3">
          <table:table-cell table:style-name="Tabla59.A4" office:value-type="string">
            <text:p text:style-name="P559">numeroExpediente</text:p>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116"><text:span text:style-name="T35">N</text:span>úmero de l'expedient a que fa referència l'assentament.</text:p>
          </table:table-cell>
        </table:table-row>
        <table:table-row table:style-name="Tabla59.3">
          <table:table-cell table:style-name="Tabla59.A4" office:value-type="string">
            <text:p text:style-name="P559">tipoTransporte</text:p>
            <text:p text:style-name="P559"/>
          </table:table-cell>
          <table:table-cell table:style-name="Tabla59.A4" office:value-type="string">
            <text:p text:style-name="P324">String</text:p>
          </table:table-cell>
          <table:table-cell table:style-name="Tabla59.A4" office:value-type="string">
            <text:p text:style-name="P324">0..<text:span text:style-name="T100">1</text:span></text:p>
          </table:table-cell>
          <table:table-cell table:style-name="Tabla59.D4" office:value-type="string">
            <text:p text:style-name="P117">Forma d'arribada de <text:span text:style-name="T36">l’assentament de tipus «Entrada»</text:span>. Codi definit a SICRES3:</text:p>
            <text:p text:style-name="P117">'01' : Servei de missatgers</text:p>
            <text:p text:style-name="P117">'02' : Correu postal</text:p>
            <text:p text:style-name="P117">'03' : Correu postal certificat</text:p>
            <text:p text:style-name="P117">'04' : Burofax</text:p>
            <text:p text:style-name="P117">'05' : En ma</text:p>
            <text:p text:style-name="P117">'06' : Fax</text:p>
            <text:p text:style-name="P116">'07' : Altres</text:p>
            <text:p text:style-name="P116">En cas de ser un registre electrònic aquest camp prendrà el valor Altres (07).</text:p>
          </table:table-cell>
        </table:table-row>
        <table:table-row table:style-name="Tabla59.3">
          <table:table-cell table:style-name="Tabla59.A4" office:value-type="string">
            <text:p text:style-name="P559">numeroTransporte</text:p>
          </table:table-cell>
          <table:table-cell table:style-name="Tabla59.A4" office:value-type="string">
            <text:p text:style-name="P325">String </text:p>
          </table:table-cell>
          <table:table-cell table:style-name="Tabla59.A4" office:value-type="string">
            <text:p text:style-name="P325">0..<text:span text:style-name="T100">1</text:span></text:p>
          </table:table-cell>
          <table:table-cell table:style-name="Tabla59.D4" office:value-type="string">
            <text:p text:style-name="P116">Número del transport d'entrada.</text:p>
          </table:table-cell>
        </table:table-row>
        <table:table-row table:style-name="Tabla59.3">
          <table:table-cell table:style-name="Tabla59.A4" office:value-type="string">
            <text:p text:style-name="P559">codigoSia</text:p>
            <text:p text:style-name="P559"/>
          </table:table-cell>
          <table:table-cell table:style-name="Tabla59.A4" office:value-type="string">
            <text:p text:style-name="P325">Long</text:p>
          </table:table-cell>
          <table:table-cell table:style-name="Tabla59.A4" office:value-type="string">
            <text:p text:style-name="P325">0..<text:span text:style-name="T100">1</text:span></text:p>
          </table:table-cell>
          <table:table-cell table:style-name="Tabla59.D4" office:value-type="string">
            <text:p text:style-name="P326">Codi del tràmit administratiu corresponent a l’assentament registral.</text:p>
            <text:p text:style-name="P326">https://administracionelectronica.gob.es/ctt/sia</text:p>
          </table:table-cell>
        </table:table-row>
        <table:table-row table:style-name="Tabla59.3">
          <table:table-cell table:style-name="Tabla59.A4" office:value-type="string">
            <text:p text:style-name="P574">codigoUsuario</text:p>
          </table:table-cell>
          <table:table-cell table:style-name="Tabla59.A4" office:value-type="string">
            <text:p text:style-name="P327">String</text:p>
          </table:table-cell>
          <table:table-cell table:style-name="Tabla59.A4" office:value-type="string">
            <text:p text:style-name="P327">1</text:p>
          </table:table-cell>
          <table:table-cell table:style-name="Tabla59.D4" office:value-type="string">
            <text:p text:style-name="P327">Username de l’usuari(funcionari/usuari aplicació) que fa l’assentament.</text:p>
          </table:table-cell>
        </table:table-row>
        <table:table-row table:style-name="Tabla59.3">
          <table:table-cell table:style-name="Tabla59.A4" office:value-type="string">
            <text:p text:style-name="P559">aplicacionTelematica</text:p>
          </table:table-cell>
          <table:table-cell table:style-name="Tabla59.A4" office:value-type="string">
            <text:p text:style-name="P328">String</text:p>
          </table:table-cell>
          <table:table-cell table:style-name="Tabla59.A4" office:value-type="string">
            <text:p text:style-name="P328">0..<text:span text:style-name="T100">1</text:span></text:p>
          </table:table-cell>
          <table:table-cell table:style-name="Tabla59.D4" office:value-type="string">
            <text:p text:style-name="P328">Nom de l’aplicació que fa l’assentament per via telemàtica <text:span text:style-name="T40">(WS)</text:span>.</text:p>
          </table:table-cell>
        </table:table-row>
        <table:table-row table:style-name="Tabla59.3">
          <table:table-cell table:style-name="Tabla59.A4" office:value-type="string">
            <text:p text:style-name="P559">aplicacion</text:p>
          </table:table-cell>
          <table:table-cell table:style-name="Tabla59.A4" office:value-type="string">
            <text:p text:style-name="P328">String</text:p>
          </table:table-cell>
          <table:table-cell table:style-name="Tabla59.A4" office:value-type="string">
            <text:p text:style-name="P328">0..<text:span text:style-name="T100">1</text:span></text:p>
          </table:table-cell>
          <table:table-cell table:style-name="Tabla59.D4" office:value-type="string">
            <text:p text:style-name="P328"><text:span text:style-name="T37">Aplicació que fa l’assentament. </text:span>Camp intern que es omplit per REGWEB3.</text:p>
          </table:table-cell>
        </table:table-row>
        <table:table-row table:style-name="Tabla59.3">
          <table:table-cell table:style-name="Tabla59.A4" office:value-type="string">
            <text:p text:style-name="P559">version</text:p>
          </table:table-cell>
          <table:table-cell table:style-name="Tabla59.A4" office:value-type="string">
            <text:p text:style-name="P329">String</text:p>
          </table:table-cell>
          <table:table-cell table:style-name="Tabla59.A4" office:value-type="string">
            <text:p text:style-name="P329">0..<text:span text:style-name="T100">1</text:span></text:p>
          </table:table-cell>
          <table:table-cell table:style-name="Tabla59.D4" office:value-type="string">
            <text:p text:style-name="P329">Versió de la aplicació que fa l’assentament.</text:p>
            <text:p text:style-name="P328">Camp intern que es omplit per REGWEB3.</text:p>
          </table:table-cell>
        </table:table-row>
        <table:table-row table:style-name="Tabla59.3">
          <table:table-cell table:style-name="Tabla59.A4" office:value-type="string">
            <text:p text:style-name="P559">observaciones</text:p>
          </table:table-cell>
          <table:table-cell table:style-name="Tabla59.A4" office:value-type="string">
            <text:p text:style-name="P271">String</text:p>
          </table:table-cell>
          <table:table-cell table:style-name="Tabla59.A4" office:value-type="string">
            <text:p text:style-name="P271">0..<text:span text:style-name="T100">1</text:span></text:p>
          </table:table-cell>
          <table:table-cell table:style-name="Tabla59.D4" office:value-type="string">
            <text:p text:style-name="P271">Observacions de l’assentament.</text:p>
          </table:table-cell>
        </table:table-row>
        <table:table-row table:style-name="Tabla59.3">
          <table:table-cell table:style-name="Tabla59.A4" office:value-type="string">
            <text:p text:style-name="P559">expone</text:p>
          </table:table-cell>
          <table:table-cell table:style-name="Tabla59.A4" office:value-type="string">
            <text:p text:style-name="P271">String </text:p>
          </table:table-cell>
          <table:table-cell table:style-name="Tabla59.A4" office:value-type="string">
            <text:p text:style-name="P271">0..<text:span text:style-name="T100">1</text:span></text:p>
          </table:table-cell>
          <table:table-cell table:style-name="Tabla59.D4" office:value-type="string">
            <text:p text:style-name="P273">Exposició dels fets. Només si sol·licitud genèrica electrònica.</text:p>
          </table:table-cell>
        </table:table-row>
        <table:table-row table:style-name="Tabla59.3">
          <table:table-cell table:style-name="Tabla59.A4" office:value-type="string">
            <text:p text:style-name="P559">solicita</text:p>
          </table:table-cell>
          <table:table-cell table:style-name="Tabla59.A4" office:value-type="string">
            <text:p text:style-name="P273">String </text:p>
          </table:table-cell>
          <table:table-cell table:style-name="Tabla59.A4" office:value-type="string">
            <text:p text:style-name="P273">0..<text:span text:style-name="T100">1</text:span></text:p>
          </table:table-cell>
          <table:table-cell table:style-name="Tabla59.D4" office:value-type="string">
            <text:p text:style-name="P273">Objecte de la sol·licitud. Només si sol·licitud genèrica electrònica.</text:p>
          </table:table-cell>
        </table:table-row>
        <table:table-row table:style-name="Tabla59.3">
          <table:table-cell table:style-name="Tabla59.A4" office:value-type="string">
            <text:p text:style-name="P574">presencial</text:p>
          </table:table-cell>
          <table:table-cell table:style-name="Tabla59.A4" office:value-type="string">
            <text:p text:style-name="P330">Boolean</text:p>
          </table:table-cell>
          <table:table-cell table:style-name="Tabla59.A4" office:value-type="string">
            <text:p text:style-name="P330">1</text:p>
          </table:table-cell>
          <table:table-cell table:style-name="Tabla59.D4" office:value-type="string">
            <text:p text:style-name="P326">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59">tipoEnvioDocumentacion</text:p>
            <text:p text:style-name="P533"/>
          </table:table-cell>
          <table:table-cell table:style-name="Tabla59.A4" office:value-type="string">
            <text:p text:style-name="P326">String</text:p>
          </table:table-cell>
          <table:table-cell table:style-name="Tabla59.A4" office:value-type="string">
            <text:p text:style-name="P277">0..<text:span text:style-name="T100">1</text:span></text:p>
          </table:table-cell>
          <table:table-cell table:style-name="Tabla59.D4" office:value-type="string">
            <text:p text:style-name="P529"><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76">estado</text:p>
          </table:table-cell>
          <table:table-cell table:style-name="Tabla59.A4" office:value-type="string">
            <text:p text:style-name="P331">Long</text:p>
          </table:table-cell>
          <table:table-cell table:style-name="Tabla59.A4" office:value-type="string">
            <text:p text:style-name="P316">Auto</text:p>
          </table:table-cell>
          <table:table-cell table:style-name="Tabla59.D4" office:value-type="string">
            <text:p text:style-name="P332">Estat en el que es troba l’assentament. Possibles valors:</text:p>
            <text:p text:style-name="P332">1: Vàlid</text:p>
            <text:p text:style-name="P332">2: Reserva</text:p>
            <text:p text:style-name="P332">3: Pendent de Visar</text:p>
            <text:p text:style-name="P332">4: Ofici extern</text:p>
            <text:p text:style-name="P332">5: Ofici intern</text:p>
            <text:p text:style-name="P332">6: Ofici acceptat</text:p>
            <text:p text:style-name="P332">7: Distribuït</text:p>
            <text:p text:style-name="P332">8: Anul<text:span text:style-name="T162">·l</text:span>at</text:p>
            <text:p text:style-name="P332">9: Rectificat</text:p>
            <text:p text:style-name="P332">10: Rebutjat</text:p>
            <text:p text:style-name="P332">11: Reenviat</text:p>
            <text:p text:style-name="P332">12: Distribuint</text:p>
            <text:p text:style-name="P332">13: Ofici SIR</text:p>
          </table:table-cell>
        </table:table-row>
        <table:table-row table:style-name="Tabla59.3">
          <table:table-cell table:style-name="Tabla59.A4" office:value-type="string">
            <text:p text:style-name="P575">fechaRegistro</text:p>
          </table:table-cell>
          <table:table-cell table:style-name="Tabla59.A4" office:value-type="string">
            <text:p text:style-name="P333">Date</text:p>
          </table:table-cell>
          <table:table-cell table:style-name="Tabla59.A4" office:value-type="string">
            <text:p text:style-name="P316">Auto</text:p>
          </table:table-cell>
          <table:table-cell table:style-name="Tabla59.D4" office:value-type="string">
            <text:p text:style-name="P333">Data en la que s’ha creat <text:span text:style-name="T34">l’assentament.</text:span></text:p>
          </table:table-cell>
        </table:table-row>
        <table:table-row table:style-name="Tabla59.3">
          <table:table-cell table:style-name="Tabla59.A4" office:value-type="string">
            <text:p text:style-name="P575">numeroRegistroFormateado</text:p>
          </table:table-cell>
          <table:table-cell table:style-name="Tabla59.A4" office:value-type="string">
            <text:p text:style-name="P334">String</text:p>
          </table:table-cell>
          <table:table-cell table:style-name="Tabla59.A4" office:value-type="string">
            <text:p text:style-name="P316">Auto</text:p>
          </table:table-cell>
          <table:table-cell table:style-name="Tabla59.D4" office:value-type="string">
            <text:p text:style-name="P320">Número de registre amb el format que hagi especificat l’entitat.</text:p>
          </table:table-cell>
        </table:table-row>
        <table:table-row table:style-name="Tabla59.3">
          <table:table-cell table:style-name="Tabla59.A4" office:value-type="string">
            <text:p text:style-name="P575">numeroRegistro</text:p>
          </table:table-cell>
          <table:table-cell table:style-name="Tabla59.A4" office:value-type="string">
            <text:p text:style-name="P320">int</text:p>
          </table:table-cell>
          <table:table-cell table:style-name="Tabla59.A4" office:value-type="string">
            <text:p text:style-name="P316">Auto</text:p>
          </table:table-cell>
          <table:table-cell table:style-name="Tabla59.D4" office:value-type="string">
            <text:p text:style-name="P320">Número de registre sense format.</text:p>
          </table:table-cell>
        </table:table-row>
        <table:table-row table:style-name="Tabla59.3">
          <table:table-cell table:style-name="Tabla59.A4" office:value-type="string">
            <text:p text:style-name="P575">identificadorIntercambio</text:p>
          </table:table-cell>
          <table:table-cell table:style-name="Tabla59.A4" office:value-type="string">
            <text:p text:style-name="P326">String</text:p>
          </table:table-cell>
          <table:table-cell table:style-name="Tabla59.A4" office:value-type="string">
            <text:p text:style-name="P316">Auto</text:p>
          </table:table-cell>
          <table:table-cell table:style-name="Tabla59.D4" office:value-type="string">
            <text:p text:style-name="P326">Identificador de l’intercanvi de l’assentament via SIR.</text:p>
          </table:table-cell>
        </table:table-row>
        <table:table-row table:style-name="Tabla59.3">
          <table:table-cell table:style-name="Tabla59.A4" office:value-type="string">
            <text:p text:style-name="P575">fechaRecepcion</text:p>
          </table:table-cell>
          <table:table-cell table:style-name="Tabla59.A4" office:value-type="string">
            <text:p text:style-name="P335">Date</text:p>
          </table:table-cell>
          <table:table-cell table:style-name="Tabla59.A4" office:value-type="string">
            <text:p text:style-name="P316">Auto</text:p>
          </table:table-cell>
          <table:table-cell table:style-name="Tabla59.D4" office:value-type="string">
            <text:p text:style-name="P335">Data en la que l’assentament es rebut via SIR.</text:p>
          </table:table-cell>
        </table:table-row>
        <table:table-row table:style-name="Tabla59.3">
          <table:table-cell table:style-name="Tabla59.A4" office:value-type="string">
            <text:p text:style-name="P575">codigoError</text:p>
          </table:table-cell>
          <table:table-cell table:style-name="Tabla59.A4" office:value-type="string">
            <text:p text:style-name="P335">String</text:p>
          </table:table-cell>
          <table:table-cell table:style-name="Tabla59.A4" office:value-type="string">
            <text:p text:style-name="P316">Auto</text:p>
          </table:table-cell>
          <table:table-cell table:style-name="Tabla59.D4" office:value-type="string">
            <text:p text:style-name="P335">Codi de l’error que s’ha produït a l’intercanvi SIR.</text:p>
          </table:table-cell>
        </table:table-row>
        <table:table-row table:style-name="Tabla59.3">
          <table:table-cell table:style-name="Tabla59.A4" office:value-type="string">
            <text:p text:style-name="P575">descripcionError</text:p>
          </table:table-cell>
          <table:table-cell table:style-name="Tabla59.A4" office:value-type="string">
            <text:p text:style-name="P335">String</text:p>
          </table:table-cell>
          <table:table-cell table:style-name="Tabla59.A4" office:value-type="string">
            <text:p text:style-name="P316">Auto</text:p>
          </table:table-cell>
          <table:table-cell table:style-name="Tabla59.D4" office:value-type="string">
            <text:p text:style-name="P335">Descripció de l’error que s’<text:span text:style-name="T39">ha produït a l’intercanvi SIR</text:span></text:p>
          </table:table-cell>
        </table:table-row>
        <table:table-row table:style-name="Tabla59.3">
          <table:table-cell table:style-name="Tabla59.A4" office:value-type="string">
            <text:p text:style-name="P575">numeroRegistroDestino</text:p>
          </table:table-cell>
          <table:table-cell table:style-name="Tabla59.A4" office:value-type="string">
            <text:p text:style-name="P336">String</text:p>
          </table:table-cell>
          <table:table-cell table:style-name="Tabla59.A4" office:value-type="string">
            <text:p text:style-name="P316">Auto</text:p>
          </table:table-cell>
          <table:table-cell table:style-name="Tabla59.D4" office:value-type="string">
            <text:p text:style-name="P336">Número de registre acceptat en destí quan s’ha enviat via SIR. </text:p>
          </table:table-cell>
        </table:table-row>
        <table:table-row table:style-name="Tabla59.3">
          <table:table-cell table:style-name="Tabla59.A4" office:value-type="string">
            <text:p text:style-name="P575">fechaRegistroDestino</text:p>
          </table:table-cell>
          <table:table-cell table:style-name="Tabla59.A4" office:value-type="string">
            <text:p text:style-name="P336">Date</text:p>
          </table:table-cell>
          <table:table-cell table:style-name="Tabla59.A4" office:value-type="string">
            <text:p text:style-name="P316">Auto</text:p>
          </table:table-cell>
          <table:table-cell table:style-name="Tabla59.D4" office:value-type="string">
            <text:p text:style-name="P336">Data en la que l’assentament ha estat acceptat en destí en un enviament SIR.</text:p>
          </table:table-cell>
        </table:table-row>
        <table:table-row table:style-name="Tabla59.3">
          <table:table-cell table:style-name="Tabla59.A4" office:value-type="string">
            <text:p text:style-name="P575">motivo</text:p>
          </table:table-cell>
          <table:table-cell table:style-name="Tabla59.A4" office:value-type="string">
            <text:p text:style-name="P336">String</text:p>
          </table:table-cell>
          <table:table-cell table:style-name="Tabla59.A4" office:value-type="string">
            <text:p text:style-name="P316">Auto</text:p>
          </table:table-cell>
          <table:table-cell table:style-name="Tabla59.D4" office:value-type="string">
            <text:p text:style-name="P336">Text del motiu per el qual s’ha reenviat o rebutjat l’assentament en destí.</text:p>
          </table:table-cell>
        </table:table-row>
        <table:table-row table:style-name="Tabla59.3">
          <table:table-cell table:style-name="Tabla59.A4" office:value-type="string">
            <text:p text:style-name="P574">interesados</text:p>
            <text:p text:style-name="P531"/>
          </table:table-cell>
          <table:table-cell table:style-name="Tabla59.A4" office:value-type="string">
            <text:p text:style-name="P563">List&lt;InteresadoWs&gt;</text:p>
          </table:table-cell>
          <table:table-cell table:style-name="Tabla59.A4" office:value-type="string">
            <text:p text:style-name="P277">1..n</text:p>
          </table:table-cell>
          <table:table-cell table:style-name="Tabla59.D4" office:value-type="string">
            <text:p text:style-name="P275">Llista d’interessats de l’assentament. <text:span text:style-name="T44">És obligatori al manco indicar un interessat.</text:span></text:p>
          </table:table-cell>
        </table:table-row>
        <table:table-row table:style-name="Tabla59.3">
          <table:table-cell table:style-name="Tabla59.A4" office:value-type="string">
            <text:p text:style-name="P559">anexos</text:p>
          </table:table-cell>
          <table:table-cell table:style-name="Tabla59.A4" office:value-type="string">
            <text:p text:style-name="P563">List&lt;AnexoWs&gt;</text:p>
          </table:table-cell>
          <table:table-cell table:style-name="Tabla59.A4" office:value-type="string">
            <text:p text:style-name="P277">0..n</text:p>
          </table:table-cell>
          <table:table-cell table:style-name="Tabla59.D4" office:value-type="string">
            <text:p text:style-name="P275">Llista d’annexes de l’assentament.</text:p>
          </table:table-cell>
        </table:table-row>
      </table:table>
      <text:p text:style-name="P157"/>
      <text:p text:style-name="P157"/>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05">Oficio<text:span text:style-name="T162">Ws</text:span></text:p>
          </table:table-cell>
          <table:covered-table-cell/>
          <table:covered-table-cell/>
          <table:covered-table-cell/>
        </table:table-row>
        <table:table-row>
          <table:table-cell table:style-name="Tabla60.A2" office:value-type="string">
            <text:p text:style-name="P206">Camp</text:p>
          </table:table-cell>
          <table:table-cell table:style-name="Tabla60.A2" office:value-type="string">
            <text:p text:style-name="P206">Tipus</text:p>
          </table:table-cell>
          <table:table-cell table:style-name="Tabla60.A2" office:value-type="string">
            <text:p text:style-name="P206">Car</text:p>
          </table:table-cell>
          <table:table-cell table:style-name="Tabla60.D2" office:value-type="string">
            <text:p text:style-name="P206">Descripció</text:p>
          </table:table-cell>
        </table:table-row>
        <table:table-row>
          <table:table-cell table:style-name="Tabla60.A3" office:value-type="string">
            <text:p text:style-name="P421">oficio</text:p>
          </table:table-cell>
          <table:table-cell table:style-name="Tabla60.B3" office:value-type="string">
            <text:p text:style-name="P210">byte[]</text:p>
          </table:table-cell>
          <table:table-cell table:style-name="Tabla60.C3" office:value-type="string">
            <text:p text:style-name="P231">1</text:p>
          </table:table-cell>
          <table:table-cell table:style-name="Tabla60.D3" office:value-type="string">
            <text:p text:style-name="P210">Contingut del fitxer <text:span text:style-name="T48">generat de l’ofici</text:span>.</text:p>
          </table:table-cell>
        </table:table-row>
      </table:table>
      <text:h text:style-name="P673" text:outline-level="2" text:is-list-header="true"/>
      <text:h text:style-name="Heading_20_1" text:outline-level="1"><text:bookmark-start text:name="__RefHeading___Toc23699_907512706"/>Descripció dels serveis<text:bookmark-end text:name="__RefHeading___Toc23699_907512706"/></text:h>
      <text:p text:style-name="P590">A continuació es descriuran els diferents serveis que ofereix regweb3. Aquests serveis estan agrupats per funcionalitats.</text:p>
      <text:h text:style-name="P675" text:outline-level="2"><text:soft-page-break/>Serveis de RegWebInfo</text:h>
      <text:p text:style-name="P590">Aquest serveis són els que permeten obtenir informació dels conjunts de dades bàsiques <text:span text:style-name="T133">necessàries</text:span> que s’han de relacionar amb els diferents assentaments registrals que es volen crear.</text:p>
      <text:p text:style-name="P606"/>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47">listarTipoDocumental</text:p>
          </table:table-cell>
          <table:covered-table-cell/>
          <table:covered-table-cell/>
          <table:covered-table-cell/>
        </table:table-row>
        <table:table-row table:style-name="Tabla35.1">
          <table:table-cell table:style-name="Tabla35.A2" office:value-type="string">
            <text:p text:style-name="P72">Autenticat</text:p>
          </table:table-cell>
          <table:table-cell table:style-name="Tabla35.B2" table:number-columns-spanned="3" office:value-type="string">
            <text:p text:style-name="P40">SI</text:p>
          </table:table-cell>
          <table:covered-table-cell/>
          <table:covered-table-cell/>
        </table:table-row>
        <table:table-row table:style-name="Tabla35.1">
          <table:table-cell table:style-name="Tabla35.A3" office:value-type="string">
            <text:p text:style-name="P92">Rol</text:p>
          </table:table-cell>
          <table:table-cell table:style-name="Tabla35.B3" table:number-columns-spanned="3" office:value-type="string">
            <text:p text:style-name="P60">RWE_USUARI</text:p>
          </table:table-cell>
          <table:covered-table-cell/>
          <table:covered-table-cell/>
        </table:table-row>
        <table:table-row table:style-name="Tabla35.1">
          <table:table-cell table:style-name="Tabla35.A4" table:number-columns-spanned="4" office:value-type="string">
            <text:p text:style-name="P168">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68">Paràmetres:</text:p>
          </table:table-cell>
          <table:covered-table-cell/>
          <table:covered-table-cell/>
          <table:covered-table-cell/>
        </table:table-row>
        <table:table-row table:style-name="Tabla35.1">
          <table:table-cell table:style-name="Tabla35.A7" table:number-columns-spanned="2" office:value-type="string">
            <text:p text:style-name="P357">entidad</text:p>
          </table:table-cell>
          <table:covered-table-cell/>
          <table:table-cell table:style-name="Tabla35.C7" office:value-type="string">
            <text:p text:style-name="P357">String</text:p>
          </table:table-cell>
          <table:table-cell table:style-name="Tabla35.D7" office:value-type="string">
            <text:p text:style-name="P471">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68">Resposta:</text:p>
          </table:table-cell>
          <table:covered-table-cell/>
          <table:covered-table-cell/>
          <table:covered-table-cell/>
        </table:table-row>
        <table:table-row table:style-name="Tabla35.1">
          <table:table-cell table:style-name="Tabla35.A7" table:number-columns-spanned="2" office:value-type="string">
            <text:p text:style-name="P372">List&lt;TipoDocumentalWs&gt;</text:p>
          </table:table-cell>
          <table:covered-table-cell/>
          <table:table-cell table:style-name="Tabla35.C9" office:value-type="string">
            <text:p text:style-name="P372">List&lt;TipoDocumentalWs&gt;</text:p>
          </table:table-cell>
          <table:table-cell table:style-name="Tabla35.D9" office:value-type="string">
            <text:p text:style-name="P538">Llista amb els tipus documentals donats d’alta per a l’entitat indicada.</text:p>
          </table:table-cell>
        </table:table-row>
      </table:table>
      <text:p text:style-name="P149"/>
      <text:p text:style-name="P150"/>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48">listarTipo<text:span text:style-name="T125">Asunto</text:span></text:p>
          </table:table-cell>
          <table:covered-table-cell/>
          <table:covered-table-cell/>
          <table:covered-table-cell/>
        </table:table-row>
        <table:table-row table:style-name="Tabla36.1">
          <table:table-cell table:style-name="Tabla36.A2" office:value-type="string">
            <text:p text:style-name="P73">Autenticat</text:p>
          </table:table-cell>
          <table:table-cell table:style-name="Tabla36.B2" table:number-columns-spanned="3" office:value-type="string">
            <text:p text:style-name="P41">SI</text:p>
          </table:table-cell>
          <table:covered-table-cell/>
          <table:covered-table-cell/>
        </table:table-row>
        <table:table-row table:style-name="Tabla36.1">
          <table:table-cell table:style-name="Tabla36.A3" office:value-type="string">
            <text:p text:style-name="P92">Rol</text:p>
          </table:table-cell>
          <table:table-cell table:style-name="Tabla36.B3" table:number-columns-spanned="3" office:value-type="string">
            <text:p text:style-name="P60">RWE_USUARI</text:p>
          </table:table-cell>
          <table:covered-table-cell/>
          <table:covered-table-cell/>
        </table:table-row>
        <table:table-row table:style-name="Tabla36.1">
          <table:table-cell table:style-name="Tabla36.A4" table:number-columns-spanned="4" office:value-type="string">
            <text:p text:style-name="P169">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69">Paràmetres:</text:p>
          </table:table-cell>
          <table:covered-table-cell/>
          <table:covered-table-cell/>
          <table:covered-table-cell/>
        </table:table-row>
        <table:table-row table:style-name="Tabla36.1">
          <table:table-cell table:style-name="Tabla36.A7" table:number-columns-spanned="2" office:value-type="string">
            <text:p text:style-name="P358">entidad</text:p>
          </table:table-cell>
          <table:covered-table-cell/>
          <table:table-cell table:style-name="Tabla36.C7" office:value-type="string">
            <text:p text:style-name="P358">String</text:p>
          </table:table-cell>
          <table:table-cell table:style-name="Tabla36.D7" office:value-type="string">
            <text:p text:style-name="P472">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69">Resposta:</text:p>
          </table:table-cell>
          <table:covered-table-cell/>
          <table:covered-table-cell/>
          <table:covered-table-cell/>
        </table:table-row>
        <table:table-row table:style-name="Tabla36.1">
          <table:table-cell table:style-name="Tabla36.A7" table:number-columns-spanned="2" office:value-type="string">
            <text:p text:style-name="P373">List&lt;Tipo<text:span text:style-name="T125">Asunto</text:span>Ws&gt;</text:p>
          </table:table-cell>
          <table:covered-table-cell/>
          <table:table-cell table:style-name="Tabla36.C9" office:value-type="string">
            <text:p text:style-name="P373">List&lt;Tipo<text:span text:style-name="T125">Asunto</text:span>Ws&gt;</text:p>
          </table:table-cell>
          <table:table-cell table:style-name="Tabla36.D9" office:value-type="string">
            <text:p text:style-name="P539">Llista amb els tipus documentals donats d’alta per a l’entitat indicada.</text:p>
          </table:table-cell>
        </table:table-row>
      </table:table>
      <text:p text:style-name="Text_20_body"/>
      <text:p text:style-name="Text_20_body"/>
      <text:p text:style-name="P607"/>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48">listar<text:span text:style-name="T125">CodigoAsunto</text:span></text:p>
          </table:table-cell>
          <table:covered-table-cell/>
          <table:covered-table-cell/>
          <table:covered-table-cell/>
        </table:table-row>
        <table:table-row table:style-name="Tabla37.1">
          <table:table-cell table:style-name="Tabla37.A2" office:value-type="string">
            <text:p text:style-name="P73">Autenticat</text:p>
          </table:table-cell>
          <table:table-cell table:style-name="Tabla37.B2" table:number-columns-spanned="3" office:value-type="string">
            <text:p text:style-name="P41">SI</text:p>
          </table:table-cell>
          <table:covered-table-cell/>
          <table:covered-table-cell/>
        </table:table-row>
        <table:table-row table:style-name="Tabla37.1">
          <table:table-cell table:style-name="Tabla37.A3" office:value-type="string">
            <text:p text:style-name="P92">Rol</text:p>
          </table:table-cell>
          <table:table-cell table:style-name="Tabla37.B3" table:number-columns-spanned="3" office:value-type="string">
            <text:p text:style-name="P60">RWE_USUARI</text:p>
          </table:table-cell>
          <table:covered-table-cell/>
          <table:covered-table-cell/>
        </table:table-row>
        <table:table-row table:style-name="Tabla37.1">
          <table:table-cell table:style-name="Tabla37.A4" table:number-columns-spanned="4" office:value-type="string">
            <text:p text:style-name="P169">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69">Paràmetres:</text:p>
          </table:table-cell>
          <table:covered-table-cell/>
          <table:covered-table-cell/>
          <table:covered-table-cell/>
        </table:table-row>
        <table:table-row table:style-name="Tabla37.1">
          <table:table-cell table:style-name="Tabla37.A7" table:number-columns-spanned="2" office:value-type="string">
            <text:p text:style-name="P358">entidad</text:p>
          </table:table-cell>
          <table:covered-table-cell/>
          <table:table-cell table:style-name="Tabla37.C8" office:value-type="string">
            <text:p text:style-name="P358">String</text:p>
          </table:table-cell>
          <table:table-cell table:style-name="Tabla37.D8" office:value-type="string">
            <text:p text:style-name="P472">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76">codigoTipoAsunto</text:p>
          </table:table-cell>
          <table:covered-table-cell/>
          <table:table-cell table:style-name="Tabla37.C8" office:value-type="string">
            <text:p text:style-name="P376">String</text:p>
          </table:table-cell>
          <table:table-cell table:style-name="Tabla37.D8" office:value-type="string">
            <text:p text:style-name="P488">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69">Resposta:</text:p>
          </table:table-cell>
          <table:covered-table-cell/>
          <table:covered-table-cell/>
          <table:covered-table-cell/>
        </table:table-row>
        <table:table-row table:style-name="Tabla37.1">
          <table:table-cell table:style-name="Tabla37.A7" table:number-columns-spanned="2" office:value-type="string">
            <text:p text:style-name="P373">List&lt;<text:span text:style-name="T125">CodigoAsunto</text:span>Ws&gt;</text:p>
          </table:table-cell>
          <table:covered-table-cell/>
          <table:table-cell table:style-name="Tabla37.C10" office:value-type="string">
            <text:p text:style-name="P373">List&lt;<text:span text:style-name="T125">CodigoAsunto</text:span>Ws&gt;</text:p>
          </table:table-cell>
          <table:table-cell table:style-name="Tabla37.D10" office:value-type="string">
            <text:p text:style-name="P539">Llista amb els tipus documentals donats d’alta per a l’entitat indicada.</text:p>
          </table:table-cell>
        </table:table-row>
      </table:table>
      <text:p text:style-name="Text_20_body"/>
      <text:p text:style-name="Text_20_body"/>
      <text:p text:style-name="Text_20_body"/>
      <text:p text:style-name="P607"/>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51">obtenerLibrosOficina</text:p>
          </table:table-cell>
          <table:covered-table-cell/>
          <table:covered-table-cell/>
          <table:covered-table-cell/>
        </table:table-row>
        <table:table-row table:style-name="Tabla38.1">
          <table:table-cell table:style-name="Tabla38.A2" office:value-type="string">
            <text:p text:style-name="P73">Autenticat</text:p>
          </table:table-cell>
          <table:table-cell table:style-name="Tabla38.B2" table:number-columns-spanned="3" office:value-type="string">
            <text:p text:style-name="P41">SI</text:p>
          </table:table-cell>
          <table:covered-table-cell/>
          <table:covered-table-cell/>
        </table:table-row>
        <table:table-row table:style-name="Tabla38.1">
          <table:table-cell table:style-name="Tabla38.A3" office:value-type="string">
            <text:p text:style-name="P91">Rol</text:p>
          </table:table-cell>
          <table:table-cell table:style-name="Tabla38.B3" table:number-columns-spanned="3" office:value-type="string">
            <text:p text:style-name="P59">RWE_USUARI</text:p>
          </table:table-cell>
          <table:covered-table-cell/>
          <table:covered-table-cell/>
        </table:table-row>
        <table:table-row table:style-name="Tabla38.1">
          <table:table-cell table:style-name="Tabla38.A4" table:number-columns-spanned="4" office:value-type="string">
            <text:p text:style-name="P169">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69">Paràmetres:</text:p>
          </table:table-cell>
          <table:covered-table-cell/>
          <table:covered-table-cell/>
          <table:covered-table-cell/>
        </table:table-row>
        <table:table-row table:style-name="Tabla38.1">
          <table:table-cell table:style-name="Tabla38.A7" table:number-columns-spanned="2" office:value-type="string">
            <text:p text:style-name="P358">entidad</text:p>
          </table:table-cell>
          <table:covered-table-cell/>
          <table:table-cell table:style-name="Tabla38.C8" office:value-type="string">
            <text:p text:style-name="P358">String</text:p>
          </table:table-cell>
          <table:table-cell table:style-name="Tabla38.D8" office:value-type="string">
            <text:p text:style-name="P473">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77">tipoRegistro</text:p>
          </table:table-cell>
          <table:covered-table-cell/>
          <table:table-cell table:style-name="Tabla38.C8" office:value-type="string">
            <text:p text:style-name="P377">Long</text:p>
          </table:table-cell>
          <table:table-cell table:style-name="Tabla38.D8" office:value-type="string">
            <text:p text:style-name="P489">Indica si es d’entrada o de sortida.</text:p>
            <text:p text:style-name="P489">1: Entrada</text:p>
            <text:p text:style-name="P489">2: Sortida</text:p>
          </table:table-cell>
        </table:table-row>
        <table:table-row table:style-name="Tabla38.1">
          <table:table-cell table:style-name="Tabla38.A4" table:number-columns-spanned="4" office:value-type="string">
            <text:p text:style-name="P169">Resposta:</text:p>
          </table:table-cell>
          <table:covered-table-cell/>
          <table:covered-table-cell/>
          <table:covered-table-cell/>
        </table:table-row>
        <table:table-row table:style-name="Tabla38.1">
          <table:table-cell table:style-name="Tabla38.A7" table:number-columns-spanned="2" office:value-type="string">
            <text:p text:style-name="P373">List&lt;<text:span text:style-name="T126">LibroOficina</text:span>Ws&gt;</text:p>
          </table:table-cell>
          <table:covered-table-cell/>
          <table:table-cell table:style-name="Tabla38.C10" office:value-type="string">
            <text:p text:style-name="P373">List&lt;<text:span text:style-name="T126">LibroOficina</text:span>Ws&gt;</text:p>
          </table:table-cell>
          <table:table-cell table:style-name="Tabla38.D10" office:value-type="string">
            <text:p text:style-name="P541">Llista de parell libro-oficina obtinguts <text:span text:style-name="T127">per poder registrar.</text:span></text:p>
          </table:table-cell>
        </table:table-row>
      </table:table>
      <text:p text:style-name="P150"/>
      <text:p text:style-name="P150"/>
      <text:p text:style-name="P150"/>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52">obtenerLibrosOficinaUsuario</text:p>
          </table:table-cell>
          <table:covered-table-cell/>
          <table:covered-table-cell/>
          <table:covered-table-cell/>
        </table:table-row>
        <table:table-row table:style-name="Tabla39.1">
          <table:table-cell table:style-name="Tabla39.A2" office:value-type="string">
            <text:p text:style-name="P73">Autenticat</text:p>
          </table:table-cell>
          <table:table-cell table:style-name="Tabla39.B2" table:number-columns-spanned="3" office:value-type="string">
            <text:p text:style-name="P41">SI</text:p>
          </table:table-cell>
          <table:covered-table-cell/>
          <table:covered-table-cell/>
        </table:table-row>
        <table:table-row table:style-name="Tabla39.1">
          <table:table-cell table:style-name="Tabla39.A3" office:value-type="string">
            <text:p text:style-name="P91">Rol</text:p>
          </table:table-cell>
          <table:table-cell table:style-name="Tabla39.B3" table:number-columns-spanned="3" office:value-type="string">
            <text:p text:style-name="P59">RWE_USUARI</text:p>
          </table:table-cell>
          <table:covered-table-cell/>
          <table:covered-table-cell/>
        </table:table-row>
        <table:table-row table:style-name="Tabla39.1">
          <table:table-cell table:style-name="Tabla39.A4" table:number-columns-spanned="4" office:value-type="string">
            <text:p text:style-name="P169">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69">Paràmetres:</text:p>
          </table:table-cell>
          <table:covered-table-cell/>
          <table:covered-table-cell/>
          <table:covered-table-cell/>
        </table:table-row>
        <table:table-row table:style-name="Tabla39.1">
          <table:table-cell table:style-name="Tabla39.A7" table:number-columns-spanned="2" office:value-type="string">
            <text:p text:style-name="P358">entidad</text:p>
          </table:table-cell>
          <table:covered-table-cell/>
          <table:table-cell table:style-name="Tabla39.C9" office:value-type="string">
            <text:p text:style-name="P358">String</text:p>
          </table:table-cell>
          <table:table-cell table:style-name="Tabla39.D9" office:value-type="string">
            <text:p text:style-name="P473">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77">tipoRegistro</text:p>
          </table:table-cell>
          <table:covered-table-cell/>
          <table:table-cell table:style-name="Tabla39.C9" office:value-type="string">
            <text:p text:style-name="P377">Long</text:p>
          </table:table-cell>
          <table:table-cell table:style-name="Tabla39.D9" office:value-type="string">
            <text:p text:style-name="P489">Indica si es d’entrada o de sortida.</text:p>
            <text:p text:style-name="P489">1: Entrada</text:p>
            <text:p text:style-name="P489">2: Sortida</text:p>
          </table:table-cell>
        </table:table-row>
        <table:table-row table:style-name="Tabla39.1">
          <table:table-cell table:style-name="Tabla39.A7" table:number-columns-spanned="2" office:value-type="string">
            <text:p text:style-name="P378">usuario</text:p>
          </table:table-cell>
          <table:covered-table-cell/>
          <table:table-cell table:style-name="Tabla39.C9" office:value-type="string">
            <text:p text:style-name="P378">String</text:p>
          </table:table-cell>
          <table:table-cell table:style-name="Tabla39.D9" office:value-type="string">
            <text:p text:style-name="P490">Codi de l’usuari del que se vol obtenir els parells libro-oficina</text:p>
          </table:table-cell>
        </table:table-row>
        <table:table-row table:style-name="Tabla39.1">
          <table:table-cell table:style-name="Tabla39.A4" table:number-columns-spanned="4" office:value-type="string">
            <text:p text:style-name="P169">Resposta:</text:p>
          </table:table-cell>
          <table:covered-table-cell/>
          <table:covered-table-cell/>
          <table:covered-table-cell/>
        </table:table-row>
        <table:table-row table:style-name="Tabla39.1">
          <table:table-cell table:style-name="Tabla39.A7" table:number-columns-spanned="2" office:value-type="string">
            <text:p text:style-name="P373">List&lt;<text:span text:style-name="T126">LibroOficina</text:span>Ws&gt;</text:p>
          </table:table-cell>
          <table:covered-table-cell/>
          <table:table-cell table:style-name="Tabla39.C11" office:value-type="string">
            <text:p text:style-name="P373">List&lt;<text:span text:style-name="T126">LibroOficina</text:span>Ws&gt;</text:p>
          </table:table-cell>
          <table:table-cell table:style-name="Tabla39.D11" office:value-type="string">
            <text:p text:style-name="P541">Llista de parell libro-oficina obtinguts <text:span text:style-name="T127">per poder registrar.</text:span></text:p>
          </table:table-cell>
        </table:table-row>
      </table:table>
      <text:p text:style-name="P150"/>
      <text:p text:style-name="P150"/>
      <text:p text:style-name="P150"/>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48">listar<text:span text:style-name="T128">Oficinas</text:span></text:p>
          </table:table-cell>
          <table:covered-table-cell/>
          <table:covered-table-cell/>
          <table:covered-table-cell/>
        </table:table-row>
        <table:table-row table:style-name="Tabla40.1">
          <table:table-cell table:style-name="Tabla40.A2" office:value-type="string">
            <text:p text:style-name="P73">Autenticat</text:p>
          </table:table-cell>
          <table:table-cell table:style-name="Tabla40.B2" table:number-columns-spanned="3" office:value-type="string">
            <text:p text:style-name="P41">SI</text:p>
          </table:table-cell>
          <table:covered-table-cell/>
          <table:covered-table-cell/>
        </table:table-row>
        <table:table-row table:style-name="Tabla40.1">
          <table:table-cell table:style-name="Tabla40.A3" office:value-type="string">
            <text:p text:style-name="P89">Rol</text:p>
          </table:table-cell>
          <table:table-cell table:style-name="Tabla40.B3" table:number-columns-spanned="3" office:value-type="string">
            <text:p text:style-name="P58">RWE_USUARI</text:p>
          </table:table-cell>
          <table:covered-table-cell/>
          <table:covered-table-cell/>
        </table:table-row>
        <table:table-row table:style-name="Tabla40.1">
          <table:table-cell table:style-name="Tabla40.A4" table:number-columns-spanned="4" office:value-type="string">
            <text:p text:style-name="P169">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69">Paràmetres:</text:p>
          </table:table-cell>
          <table:covered-table-cell/>
          <table:covered-table-cell/>
          <table:covered-table-cell/>
        </table:table-row>
        <table:table-row table:style-name="Tabla40.1">
          <table:table-cell table:style-name="Tabla40.A7" table:number-columns-spanned="2" office:value-type="string">
            <text:p text:style-name="P358">entidad</text:p>
          </table:table-cell>
          <table:covered-table-cell/>
          <table:table-cell table:style-name="Tabla40.C8" office:value-type="string">
            <text:p text:style-name="P358">String</text:p>
          </table:table-cell>
          <table:table-cell table:style-name="Tabla40.D8" office:value-type="string">
            <text:p text:style-name="P472">Codi dir3 de l’entitat <text:s/><text:span text:style-name="T125">de la que es vol obtenir les oficines</text:span></text:p>
          </table:table-cell>
        </table:table-row>
        <table:table-row table:style-name="Tabla40.1">
          <table:table-cell table:style-name="Tabla40.A7" table:number-columns-spanned="2" office:value-type="string">
            <text:p text:style-name="P379">autorizacion</text:p>
          </table:table-cell>
          <table:covered-table-cell/>
          <table:table-cell table:style-name="Tabla40.C8" office:value-type="string">
            <text:p text:style-name="P379">Long</text:p>
          </table:table-cell>
          <table:table-cell table:style-name="Tabla40.D8" office:value-type="string">
            <text:p text:style-name="P491">Permís de l’usuari</text:p>
          </table:table-cell>
        </table:table-row>
        <table:table-row table:style-name="Tabla40.1">
          <table:table-cell table:style-name="Tabla40.A4" table:number-columns-spanned="4" office:value-type="string">
            <text:p text:style-name="P169">Resposta:</text:p>
          </table:table-cell>
          <table:covered-table-cell/>
          <table:covered-table-cell/>
          <table:covered-table-cell/>
        </table:table-row>
        <table:table-row table:style-name="Tabla40.1">
          <table:table-cell table:style-name="Tabla40.A7" table:number-columns-spanned="2" office:value-type="string">
            <text:p text:style-name="P373">List&lt;<text:span text:style-name="T129">Oficina</text:span>Ws&gt;</text:p>
          </table:table-cell>
          <table:covered-table-cell/>
          <table:table-cell table:style-name="Tabla40.C10" office:value-type="string">
            <text:p text:style-name="P373">List&lt;<text:span text:style-name="T129">Oficina</text:span>Ws&gt;</text:p>
          </table:table-cell>
          <table:table-cell table:style-name="Tabla40.D10" office:value-type="string">
            <text:p text:style-name="P539">Llista <text:span text:style-name="T130">de les oficines</text:span></text:p>
          </table:table-cell>
        </table:table-row>
      </table:table>
      <text:p text:style-name="P150"/>
      <text:p text:style-name="P150"/>
      <text:p text:style-name="P150"/>
      <text:p text:style-name="P150"/>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48">listar<text:span text:style-name="T131">Libros</text:span></text:p>
          </table:table-cell>
          <table:covered-table-cell/>
          <table:covered-table-cell/>
          <table:covered-table-cell/>
        </table:table-row>
        <table:table-row table:style-name="Tabla41.1">
          <table:table-cell table:style-name="Tabla41.A2" office:value-type="string">
            <text:p text:style-name="P73">Autenticat</text:p>
          </table:table-cell>
          <table:table-cell table:style-name="Tabla41.B2" table:number-columns-spanned="3" office:value-type="string">
            <text:p text:style-name="P41">SI</text:p>
          </table:table-cell>
          <table:covered-table-cell/>
          <table:covered-table-cell/>
        </table:table-row>
        <table:table-row table:style-name="Tabla41.1">
          <table:table-cell table:style-name="Tabla41.A3" office:value-type="string">
            <text:p text:style-name="P89">Rol</text:p>
          </table:table-cell>
          <table:table-cell table:style-name="Tabla41.B3" table:number-columns-spanned="3" office:value-type="string">
            <text:p text:style-name="P58">RWE_USUARI</text:p>
          </table:table-cell>
          <table:covered-table-cell/>
          <table:covered-table-cell/>
        </table:table-row>
        <table:table-row table:style-name="Tabla41.1">
          <table:table-cell table:style-name="Tabla41.A4" table:number-columns-spanned="4" office:value-type="string">
            <text:p text:style-name="P169">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69">Paràmetres:</text:p>
          </table:table-cell>
          <table:covered-table-cell/>
          <table:covered-table-cell/>
          <table:covered-table-cell/>
        </table:table-row>
        <text:soft-page-break/>
        <table:table-row table:style-name="Tabla41.1">
          <table:table-cell table:style-name="Tabla41.A7" table:number-columns-spanned="2" office:value-type="string">
            <text:p text:style-name="P358">entidad</text:p>
          </table:table-cell>
          <table:covered-table-cell/>
          <table:table-cell table:style-name="Tabla41.C9" office:value-type="string">
            <text:p text:style-name="P358">String</text:p>
          </table:table-cell>
          <table:table-cell table:style-name="Tabla41.D9" office:value-type="string">
            <text:p text:style-name="P472">Codi dir3 de l’entitat <text:s/><text:span text:style-name="T125">de la que es vol obtenir els llibres</text:span></text:p>
          </table:table-cell>
        </table:table-row>
        <table:table-row table:style-name="Tabla41.1">
          <table:table-cell table:style-name="Tabla41.A7" table:number-columns-spanned="2" office:value-type="string">
            <text:p text:style-name="P380">oficinaCodigoDir3</text:p>
          </table:table-cell>
          <table:covered-table-cell/>
          <table:table-cell table:style-name="Tabla41.C9" office:value-type="string">
            <text:p text:style-name="P380">String</text:p>
          </table:table-cell>
          <table:table-cell table:style-name="Tabla41.D9" office:value-type="string">
            <text:p text:style-name="P492">Codi dir3 de l’oficina de la que volem obtenir els llibres als que dona servei</text:p>
          </table:table-cell>
        </table:table-row>
        <table:table-row table:style-name="Tabla41.1">
          <table:table-cell table:style-name="Tabla41.A7" table:number-columns-spanned="2" office:value-type="string">
            <text:p text:style-name="P380">autorizacion</text:p>
          </table:table-cell>
          <table:covered-table-cell/>
          <table:table-cell table:style-name="Tabla41.C9" office:value-type="string">
            <text:p text:style-name="P380">Long</text:p>
          </table:table-cell>
          <table:table-cell table:style-name="Tabla41.D9" office:value-type="string">
            <text:p text:style-name="P492">Permís de l’usuari</text:p>
          </table:table-cell>
        </table:table-row>
        <table:table-row table:style-name="Tabla41.1">
          <table:table-cell table:style-name="Tabla41.A4" table:number-columns-spanned="4" office:value-type="string">
            <text:p text:style-name="P169">Resposta:</text:p>
          </table:table-cell>
          <table:covered-table-cell/>
          <table:covered-table-cell/>
          <table:covered-table-cell/>
        </table:table-row>
        <table:table-row table:style-name="Tabla41.1">
          <table:table-cell table:style-name="Tabla41.A7" table:number-columns-spanned="2" office:value-type="string">
            <text:p text:style-name="P373">List&lt;<text:span text:style-name="T131">Libro</text:span>Ws&gt;</text:p>
          </table:table-cell>
          <table:covered-table-cell/>
          <table:table-cell table:style-name="Tabla41.C11" office:value-type="string">
            <text:p text:style-name="P373">List&lt;<text:span text:style-name="T131">Libro</text:span>Ws&gt;</text:p>
          </table:table-cell>
          <table:table-cell table:style-name="Tabla41.D11" office:value-type="string">
            <text:p text:style-name="P539">Llista <text:span text:style-name="T131">dels llibres trobats</text:span></text:p>
          </table:table-cell>
        </table:table-row>
      </table:table>
      <text:p text:style-name="P150"/>
      <text:p text:style-name="P150"/>
      <text:p text:style-name="P150"/>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48">listar<text:span text:style-name="T132">Organismos</text:span></text:p>
          </table:table-cell>
          <table:covered-table-cell/>
          <table:covered-table-cell/>
          <table:covered-table-cell/>
        </table:table-row>
        <table:table-row table:style-name="Tabla42.1">
          <table:table-cell table:style-name="Tabla42.A2" office:value-type="string">
            <text:p text:style-name="P73">Autenticat</text:p>
          </table:table-cell>
          <table:table-cell table:style-name="Tabla42.B2" table:number-columns-spanned="3" office:value-type="string">
            <text:p text:style-name="P41">SI</text:p>
          </table:table-cell>
          <table:covered-table-cell/>
          <table:covered-table-cell/>
        </table:table-row>
        <table:table-row table:style-name="Tabla42.1">
          <table:table-cell table:style-name="Tabla42.A3" office:value-type="string">
            <text:p text:style-name="P89">Rol</text:p>
          </table:table-cell>
          <table:table-cell table:style-name="Tabla42.B3" table:number-columns-spanned="3" office:value-type="string">
            <text:p text:style-name="P57">RWE_<text:span text:style-name="T176">USUARI</text:span></text:p>
          </table:table-cell>
          <table:covered-table-cell/>
          <table:covered-table-cell/>
        </table:table-row>
        <table:table-row table:style-name="Tabla42.1">
          <table:table-cell table:style-name="Tabla42.A4" table:number-columns-spanned="4" office:value-type="string">
            <text:p text:style-name="P169">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69">Paràmetres:</text:p>
          </table:table-cell>
          <table:covered-table-cell/>
          <table:covered-table-cell/>
          <table:covered-table-cell/>
        </table:table-row>
        <table:table-row table:style-name="Tabla42.1">
          <table:table-cell table:style-name="Tabla42.A7" table:number-columns-spanned="2" office:value-type="string">
            <text:p text:style-name="P358">entidad</text:p>
          </table:table-cell>
          <table:covered-table-cell/>
          <table:table-cell table:style-name="Tabla42.C7" office:value-type="string">
            <text:p text:style-name="P358">String</text:p>
          </table:table-cell>
          <table:table-cell table:style-name="Tabla42.D7" office:value-type="string">
            <text:p text:style-name="P472">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69">Resposta:</text:p>
          </table:table-cell>
          <table:covered-table-cell/>
          <table:covered-table-cell/>
          <table:covered-table-cell/>
        </table:table-row>
        <table:table-row table:style-name="Tabla42.1">
          <table:table-cell table:style-name="Tabla42.A7" table:number-columns-spanned="2" office:value-type="string">
            <text:p text:style-name="P373">List&lt;<text:span text:style-name="T132">Organismo</text:span>Ws&gt;</text:p>
          </table:table-cell>
          <table:covered-table-cell/>
          <table:table-cell table:style-name="Tabla42.C9" office:value-type="string">
            <text:p text:style-name="P373">List&lt;<text:span text:style-name="T132">Organismo</text:span>Ws&gt;</text:p>
          </table:table-cell>
          <table:table-cell table:style-name="Tabla42.D9" office:value-type="string">
            <text:p text:style-name="P539">Llista amb els <text:span text:style-name="T132">organismes</text:span></text:p>
          </table:table-cell>
        </table:table-row>
      </table:table>
      <text:p text:style-name="P150"/>
      <text:p text:style-name="P150"/>
      <text:p text:style-name="P159"/>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50">listar<text:span text:style-name="T131">LibroOrganismo</text:span></text:p>
          </table:table-cell>
          <table:covered-table-cell/>
          <table:covered-table-cell/>
          <table:covered-table-cell/>
        </table:table-row>
        <table:table-row table:style-name="Tabla16.1">
          <table:table-cell table:style-name="Tabla16.A2" office:value-type="string">
            <text:p text:style-name="P85">Autenticat</text:p>
          </table:table-cell>
          <table:table-cell table:style-name="Tabla16.B2" table:number-columns-spanned="3" office:value-type="string">
            <text:p text:style-name="P53">SI</text:p>
          </table:table-cell>
          <table:covered-table-cell/>
          <table:covered-table-cell/>
        </table:table-row>
        <table:table-row table:style-name="Tabla16.1">
          <table:table-cell table:style-name="Tabla16.A3" office:value-type="string">
            <text:p text:style-name="P90">Rol</text:p>
          </table:table-cell>
          <table:table-cell table:style-name="Tabla16.B3" table:number-columns-spanned="3" office:value-type="string">
            <text:p text:style-name="P61">RWE_USUARI, RWE_<text:span text:style-name="T179">WS_ENTRADA, </text:span>RWE_<text:span text:style-name="T179">WS_SALIDA</text:span></text:p>
          </table:table-cell>
          <table:covered-table-cell/>
          <table:covered-table-cell/>
        </table:table-row>
        <table:table-row table:style-name="Tabla16.1">
          <table:table-cell table:style-name="Tabla16.A4" table:number-columns-spanned="4" office:value-type="string">
            <text:p text:style-name="P181">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1">Paràmetres:</text:p>
          </table:table-cell>
          <table:covered-table-cell/>
          <table:covered-table-cell/>
          <table:covered-table-cell/>
        </table:table-row>
        <table:table-row table:style-name="Tabla16.1">
          <table:table-cell table:style-name="Tabla16.A7" table:number-columns-spanned="2" office:value-type="string">
            <text:p text:style-name="P361">entidad</text:p>
          </table:table-cell>
          <table:covered-table-cell/>
          <table:table-cell table:style-name="Tabla16.C7" office:value-type="string">
            <text:p text:style-name="P361">String</text:p>
          </table:table-cell>
          <table:table-cell table:style-name="Tabla16.D7" office:value-type="string">
            <text:p text:style-name="P476">Codi dir3 de l’entitat <text:s/><text:span text:style-name="T125">de la que es vol obtenir els llibres</text:span></text:p>
          </table:table-cell>
        </table:table-row>
        <table:table-row table:style-name="Tabla16.1">
          <table:table-cell table:style-name="Tabla16.A7" table:number-columns-spanned="2" office:value-type="string">
            <text:p text:style-name="P419">organismo</text:p>
          </table:table-cell>
          <table:covered-table-cell/>
          <table:table-cell table:style-name="Tabla16.C8" office:value-type="string">
            <text:p text:style-name="P381">String</text:p>
          </table:table-cell>
          <table:table-cell table:style-name="Tabla16.D8" office:value-type="string">
            <text:p text:style-name="P493">Codi dir3 de <text:span text:style-name="T179">l’organisme</text:span> de la que volem obtenir el <text:span text:style-name="T179">llibre</text:span> al que dona servei</text:p>
          </table:table-cell>
        </table:table-row>
        <table:table-row table:style-name="Tabla16.1">
          <table:table-cell table:style-name="Tabla16.A4" table:number-columns-spanned="4" office:value-type="string">
            <text:p text:style-name="P181">Resposta:</text:p>
          </table:table-cell>
          <table:covered-table-cell/>
          <table:covered-table-cell/>
          <table:covered-table-cell/>
        </table:table-row>
        <table:table-row table:style-name="Tabla16.1">
          <table:table-cell table:style-name="Tabla16.A7" table:number-columns-spanned="2" office:value-type="string">
            <text:p text:style-name="P375"><text:span text:style-name="T131">Libro</text:span>Ws</text:p>
          </table:table-cell>
          <table:covered-table-cell/>
          <table:table-cell table:style-name="Tabla16.C10" office:value-type="string">
            <text:p text:style-name="P375"><text:span text:style-name="T131">Libro</text:span>Ws</text:p>
          </table:table-cell>
          <table:table-cell table:style-name="Tabla16.D10" office:value-type="string">
            <text:p text:style-name="P553">Lllibre </text:p>
          </table:table-cell>
        </table:table-row>
      </table:table>
      <text:h text:style-name="P676" text:outline-level="2">Serveis de RegWebPersonas</text:h>
      <text:p text:style-name="P627">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49">listar<text:span text:style-name="T134">Personas</text:span></text:p>
          </table:table-cell>
          <table:covered-table-cell/>
          <table:covered-table-cell/>
          <table:covered-table-cell/>
        </table:table-row>
        <table:table-row table:style-name="Tabla44.1">
          <table:table-cell table:style-name="Tabla44.A2" office:value-type="string">
            <text:p text:style-name="P74">Autenticat</text:p>
          </table:table-cell>
          <table:table-cell table:style-name="Tabla44.B2" table:number-columns-spanned="3" office:value-type="string">
            <text:p text:style-name="P42">SI</text:p>
          </table:table-cell>
          <table:covered-table-cell/>
          <table:covered-table-cell/>
        </table:table-row>
        <text:soft-page-break/>
        <table:table-row table:style-name="Tabla44.1">
          <table:table-cell table:style-name="Tabla44.A3" office:value-type="string">
            <text:p text:style-name="P89">Rol</text:p>
          </table:table-cell>
          <table:table-cell table:style-name="Tabla44.B3" table:number-columns-spanned="3" office:value-type="string">
            <text:p text:style-name="P57">RWE_<text:span text:style-name="T176">SUPERADMIN</text:span></text:p>
          </table:table-cell>
          <table:covered-table-cell/>
          <table:covered-table-cell/>
        </table:table-row>
        <table:table-row table:style-name="Tabla44.1">
          <table:table-cell table:style-name="Tabla44.A4" table:number-columns-spanned="4" office:value-type="string">
            <text:p text:style-name="P170">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0">Paràmetres:</text:p>
          </table:table-cell>
          <table:covered-table-cell/>
          <table:covered-table-cell/>
          <table:covered-table-cell/>
        </table:table-row>
        <table:table-row table:style-name="Tabla44.1">
          <table:table-cell table:style-name="Tabla44.A7" table:number-columns-spanned="2" office:value-type="string">
            <text:p text:style-name="P359">entidad</text:p>
          </table:table-cell>
          <table:covered-table-cell/>
          <table:table-cell table:style-name="Tabla44.C7" office:value-type="string">
            <text:p text:style-name="P359">String</text:p>
          </table:table-cell>
          <table:table-cell table:style-name="Tabla44.D7" office:value-type="string">
            <text:p text:style-name="P474">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0">Resposta:</text:p>
          </table:table-cell>
          <table:covered-table-cell/>
          <table:covered-table-cell/>
          <table:covered-table-cell/>
        </table:table-row>
        <table:table-row table:style-name="Tabla44.1">
          <table:table-cell table:style-name="Tabla44.A7" table:number-columns-spanned="2" office:value-type="string">
            <text:p text:style-name="P374">List&lt;<text:span text:style-name="T134">Persona</text:span>Ws&gt;</text:p>
          </table:table-cell>
          <table:covered-table-cell/>
          <table:table-cell table:style-name="Tabla44.C9" office:value-type="string">
            <text:p text:style-name="P374">List&lt;<text:span text:style-name="T134">Persona</text:span>Ws&gt;</text:p>
          </table:table-cell>
          <table:table-cell table:style-name="Tabla44.D9" office:value-type="string">
            <text:p text:style-name="P540">Llista amb <text:span text:style-name="T134">les persones</text:span> dona<text:span text:style-name="T134">des</text:span> d’alta per a l’entitat indicada.</text:p>
          </table:table-cell>
        </table:table-row>
      </table:table>
      <text:p text:style-name="Text_20_body"/>
      <text:p text:style-name="P608"/>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54">crearPersona</text:p>
          </table:table-cell>
          <table:covered-table-cell/>
          <table:covered-table-cell/>
          <table:covered-table-cell/>
        </table:table-row>
        <table:table-row table:style-name="Tabla47.1">
          <table:table-cell table:style-name="Tabla47.A2" office:value-type="string">
            <text:p text:style-name="P75">Autenticat</text:p>
          </table:table-cell>
          <table:table-cell table:style-name="Tabla47.B2" table:number-columns-spanned="3" office:value-type="string">
            <text:p text:style-name="P43">SI</text:p>
          </table:table-cell>
          <table:covered-table-cell/>
          <table:covered-table-cell/>
        </table:table-row>
        <table:table-row table:style-name="Tabla47.1">
          <table:table-cell table:style-name="Tabla47.A3" office:value-type="string">
            <text:p text:style-name="P89">Rol</text:p>
          </table:table-cell>
          <table:table-cell table:style-name="Tabla47.B3" table:number-columns-spanned="3" office:value-type="string">
            <text:p text:style-name="P57">RWE_<text:span text:style-name="T176">SUPERADMIN</text:span></text:p>
          </table:table-cell>
          <table:covered-table-cell/>
          <table:covered-table-cell/>
        </table:table-row>
        <table:table-row table:style-name="Tabla47.1">
          <table:table-cell table:style-name="Tabla47.A4" table:number-columns-spanned="4" office:value-type="string">
            <text:p text:style-name="P171">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1">Paràmetres:</text:p>
          </table:table-cell>
          <table:covered-table-cell/>
          <table:covered-table-cell/>
          <table:covered-table-cell/>
        </table:table-row>
        <table:table-row table:style-name="Tabla47.1">
          <table:table-cell table:style-name="Tabla47.A7" table:number-columns-spanned="2" office:value-type="string">
            <text:p text:style-name="P384">personaWs</text:p>
          </table:table-cell>
          <table:covered-table-cell/>
          <table:table-cell table:style-name="Tabla47.C7" office:value-type="string">
            <text:p text:style-name="P384">PersonaWs</text:p>
          </table:table-cell>
          <table:table-cell table:style-name="Tabla47.D7" office:value-type="string">
            <text:p text:style-name="P498">Dades de la persona que es vol crear.</text:p>
          </table:table-cell>
        </table:table-row>
        <table:table-row table:style-name="Tabla47.1">
          <table:table-cell table:style-name="Tabla47.A4" table:number-columns-spanned="4" office:value-type="string">
            <text:p text:style-name="P171">Resposta:</text:p>
          </table:table-cell>
          <table:covered-table-cell/>
          <table:covered-table-cell/>
          <table:covered-table-cell/>
        </table:table-row>
        <table:table-row table:style-name="Tabla47.1">
          <table:table-cell table:style-name="Tabla47.A7" table:number-columns-spanned="2" office:value-type="string">
            <text:p text:style-name="P384">identificador</text:p>
          </table:table-cell>
          <table:covered-table-cell/>
          <table:table-cell table:style-name="Tabla47.C9" office:value-type="string">
            <text:p text:style-name="P384">Long</text:p>
          </table:table-cell>
          <table:table-cell table:style-name="Tabla47.D9" office:value-type="string">
            <text:p text:style-name="P543">Identificador de la persona creada.</text:p>
          </table:table-cell>
        </table:table-row>
      </table:table>
      <text:p text:style-name="P152"/>
      <text:p text:style-name="P152"/>
      <text:p text:style-name="P152"/>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53"><text:span text:style-name="T135">borrar</text:span>Persona</text:p>
          </table:table-cell>
          <table:covered-table-cell/>
          <table:covered-table-cell/>
          <table:covered-table-cell/>
        </table:table-row>
        <table:table-row table:style-name="Tabla45.1">
          <table:table-cell table:style-name="Tabla45.A2" office:value-type="string">
            <text:p text:style-name="P74">Autenticat</text:p>
          </table:table-cell>
          <table:table-cell table:style-name="Tabla45.B2" table:number-columns-spanned="3" office:value-type="string">
            <text:p text:style-name="P42">SI</text:p>
          </table:table-cell>
          <table:covered-table-cell/>
          <table:covered-table-cell/>
        </table:table-row>
        <table:table-row table:style-name="Tabla45.1">
          <table:table-cell table:style-name="Tabla45.A3" office:value-type="string">
            <text:p text:style-name="P89">Rol</text:p>
          </table:table-cell>
          <table:table-cell table:style-name="Tabla45.B3" table:number-columns-spanned="3" office:value-type="string">
            <text:p text:style-name="P57">RWE_<text:span text:style-name="T176">SUPERADMIN</text:span></text:p>
          </table:table-cell>
          <table:covered-table-cell/>
          <table:covered-table-cell/>
        </table:table-row>
        <table:table-row table:style-name="Tabla45.1">
          <table:table-cell table:style-name="Tabla45.A4" table:number-columns-spanned="4" office:value-type="string">
            <text:p text:style-name="P170">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0">Paràmetres:</text:p>
          </table:table-cell>
          <table:covered-table-cell/>
          <table:covered-table-cell/>
          <table:covered-table-cell/>
        </table:table-row>
        <table:table-row table:style-name="Tabla45.1">
          <table:table-cell table:style-name="Tabla45.A7" table:number-columns-spanned="2" office:value-type="string">
            <text:p text:style-name="P382">pers<text:span text:style-name="T135">onaID</text:span></text:p>
          </table:table-cell>
          <table:covered-table-cell/>
          <table:table-cell table:style-name="Tabla45.C7" office:value-type="string">
            <text:p text:style-name="P383">Long</text:p>
          </table:table-cell>
          <table:table-cell table:style-name="Tabla45.D7" office:value-type="string">
            <text:p text:style-name="P494">Dades de la persona que es vol <text:span text:style-name="T135">esborrar</text:span></text:p>
          </table:table-cell>
        </table:table-row>
        <table:table-row table:style-name="Tabla45.1">
          <table:table-cell table:style-name="Tabla45.A4" table:number-columns-spanned="4" office:value-type="string">
            <text:p text:style-name="P170">Resposta:</text:p>
          </table:table-cell>
          <table:covered-table-cell/>
          <table:covered-table-cell/>
          <table:covered-table-cell/>
        </table:table-row>
        <table:table-row table:style-name="Tabla45.1">
          <table:table-cell table:style-name="Tabla45.A7" table:number-columns-spanned="2" office:value-type="string">
            <text:p text:style-name="P382"/>
          </table:table-cell>
          <table:covered-table-cell/>
          <table:table-cell table:style-name="Tabla45.C9" office:value-type="string">
            <text:p text:style-name="P382"/>
          </table:table-cell>
          <table:table-cell table:style-name="Tabla45.D9" office:value-type="string">
            <text:p text:style-name="P542"/>
          </table:table-cell>
        </table:table-row>
      </table:table>
      <text:p text:style-name="P151"/>
      <text:p text:style-name="P151"/>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54">actualizarPersona</text:p>
          </table:table-cell>
          <table:covered-table-cell/>
          <table:covered-table-cell/>
          <table:covered-table-cell/>
        </table:table-row>
        <table:table-row table:style-name="Tabla46.1">
          <table:table-cell table:style-name="Tabla46.A2" office:value-type="string">
            <text:p text:style-name="P74">Autenticat</text:p>
          </table:table-cell>
          <table:table-cell table:style-name="Tabla46.B2" table:number-columns-spanned="3" office:value-type="string">
            <text:p text:style-name="P42">SI</text:p>
          </table:table-cell>
          <table:covered-table-cell/>
          <table:covered-table-cell/>
        </table:table-row>
        <table:table-row table:style-name="Tabla46.1">
          <table:table-cell table:style-name="Tabla46.A3" office:value-type="string">
            <text:p text:style-name="P89">Rol</text:p>
          </table:table-cell>
          <table:table-cell table:style-name="Tabla46.B3" table:number-columns-spanned="3" office:value-type="string">
            <text:p text:style-name="P57">RWE_<text:span text:style-name="T176">SUPERADMIN</text:span></text:p>
          </table:table-cell>
          <table:covered-table-cell/>
          <table:covered-table-cell/>
        </table:table-row>
        <table:table-row table:style-name="Tabla46.1">
          <table:table-cell table:style-name="Tabla46.A4" table:number-columns-spanned="4" office:value-type="string">
            <text:p text:style-name="P170">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ext:soft-page-break/>
        <table:table-row table:style-name="Tabla46.1">
          <table:table-cell table:style-name="Tabla46.A4" table:number-columns-spanned="4" office:value-type="string">
            <text:p text:style-name="P170">Paràmetres:</text:p>
          </table:table-cell>
          <table:covered-table-cell/>
          <table:covered-table-cell/>
          <table:covered-table-cell/>
        </table:table-row>
        <table:table-row table:style-name="Tabla46.1">
          <table:table-cell table:style-name="Tabla46.A7" table:number-columns-spanned="2" office:value-type="string">
            <text:p text:style-name="P384">personaWs</text:p>
          </table:table-cell>
          <table:covered-table-cell/>
          <table:table-cell table:style-name="Tabla46.C7" office:value-type="string">
            <text:p text:style-name="P384">PersonaWs</text:p>
          </table:table-cell>
          <table:table-cell table:style-name="Tabla46.D7" office:value-type="string">
            <text:p text:style-name="P498">Dades de la persona que es vol actualitzar</text:p>
          </table:table-cell>
        </table:table-row>
        <table:table-row table:style-name="Tabla46.1">
          <table:table-cell table:style-name="Tabla46.A4" table:number-columns-spanned="4" office:value-type="string">
            <text:p text:style-name="P170">Resposta:</text:p>
          </table:table-cell>
          <table:covered-table-cell/>
          <table:covered-table-cell/>
          <table:covered-table-cell/>
        </table:table-row>
        <table:table-row table:style-name="Tabla46.1">
          <table:table-cell table:style-name="Tabla46.A7" table:number-columns-spanned="2" office:value-type="string">
            <text:p text:style-name="P374"/>
          </table:table-cell>
          <table:covered-table-cell/>
          <table:table-cell table:style-name="Tabla46.C9" office:value-type="string">
            <text:p text:style-name="P374"/>
          </table:table-cell>
          <table:table-cell table:style-name="Tabla46.D9" office:value-type="string">
            <text:p text:style-name="P540"/>
          </table:table-cell>
        </table:table-row>
      </table:table>
      <text:p text:style-name="P151"/>
      <text:p text:style-name="P151"/>
      <text:h text:style-name="P677" text:outline-level="2">Serveis de Reg<text:span text:style-name="T106">W</text:span>ebRegistroEntrada</text:h>
      <text:p text:style-name="P611">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10"/>
      <text:p text:style-name="P613">@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55">altaRegistroEntrada</text:p>
          </table:table-cell>
          <table:covered-table-cell/>
          <table:covered-table-cell/>
          <table:covered-table-cell/>
        </table:table-row>
        <table:table-row table:style-name="Tabla43.1">
          <table:table-cell table:style-name="Tabla43.A2" office:value-type="string">
            <text:p text:style-name="P76">Autenticat</text:p>
          </table:table-cell>
          <table:table-cell table:style-name="Tabla43.B2" table:number-columns-spanned="3" office:value-type="string">
            <text:p text:style-name="P44">SI</text:p>
          </table:table-cell>
          <table:covered-table-cell/>
          <table:covered-table-cell/>
        </table:table-row>
        <table:table-row table:style-name="Tabla43.1">
          <table:table-cell table:style-name="Tabla43.A3" office:value-type="string">
            <text:p text:style-name="P88">Rol</text:p>
          </table:table-cell>
          <table:table-cell table:style-name="Tabla43.B3" table:number-columns-spanned="3" office:value-type="string">
            <text:p text:style-name="P56">RWE_USUARI</text:p>
          </table:table-cell>
          <table:covered-table-cell/>
          <table:covered-table-cell/>
        </table:table-row>
        <table:table-row table:style-name="Tabla43.1">
          <table:table-cell table:style-name="Tabla43.A4" table:number-columns-spanned="4" office:value-type="string">
            <text:p text:style-name="P172">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2">Paràmetres:</text:p>
          </table:table-cell>
          <table:covered-table-cell/>
          <table:covered-table-cell/>
          <table:covered-table-cell/>
        </table:table-row>
        <table:table-row table:style-name="Tabla43.1">
          <table:table-cell table:style-name="Tabla43.A7" table:number-columns-spanned="2" office:value-type="string">
            <text:p text:style-name="P385">registroEntradaWs</text:p>
          </table:table-cell>
          <table:covered-table-cell/>
          <table:table-cell table:style-name="Tabla43.C7" office:value-type="string">
            <text:p text:style-name="P385">RegistroEntradaWs</text:p>
          </table:table-cell>
          <table:table-cell table:style-name="Tabla43.D7" office:value-type="string">
            <text:p text:style-name="P495">Dades d<text:span text:style-name="T137">e l’assentament registral que es vol crear</text:span></text:p>
          </table:table-cell>
        </table:table-row>
        <table:table-row table:style-name="Tabla43.1">
          <table:table-cell table:style-name="Tabla43.A4" table:number-columns-spanned="4" office:value-type="string">
            <text:p text:style-name="P172">Resposta:</text:p>
          </table:table-cell>
          <table:covered-table-cell/>
          <table:covered-table-cell/>
          <table:covered-table-cell/>
        </table:table-row>
        <table:table-row table:style-name="Tabla43.1">
          <table:table-cell table:style-name="Tabla43.A7" table:number-columns-spanned="2" office:value-type="string">
            <text:p text:style-name="P385">IdentificadorWs</text:p>
          </table:table-cell>
          <table:covered-table-cell/>
          <table:table-cell table:style-name="Tabla43.C9" office:value-type="string">
            <text:p text:style-name="P385">IdentificadorWs</text:p>
          </table:table-cell>
          <table:table-cell table:style-name="Tabla43.D9" office:value-type="string">
            <text:p text:style-name="P545"><text:span text:style-name="T163">R</text:span>etorna els n<text:span text:style-name="T138">ú</text:span>meros de registre i la data en la que s’ha creat <text:span text:style-name="T144">agrupats a la classe IdentificadorWs</text:span></text:p>
          </table:table-cell>
        </table:table-row>
      </table:table>
      <text:p text:style-name="Text_20_body"/>
      <text:p text:style-name="P615">@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56"><text:span text:style-name="T138">nuevo</text:span>RegistroEntrada</text:p>
          </table:table-cell>
          <table:covered-table-cell/>
          <table:covered-table-cell/>
          <table:covered-table-cell/>
        </table:table-row>
        <table:table-row table:style-name="Tabla48.1">
          <table:table-cell table:style-name="Tabla48.A2" office:value-type="string">
            <text:p text:style-name="P77">Autenticat</text:p>
          </table:table-cell>
          <table:table-cell table:style-name="Tabla48.B2" table:number-columns-spanned="3" office:value-type="string">
            <text:p text:style-name="P45">SI</text:p>
          </table:table-cell>
          <table:covered-table-cell/>
          <table:covered-table-cell/>
        </table:table-row>
        <table:table-row table:style-name="Tabla48.1">
          <table:table-cell table:style-name="Tabla48.A3" office:value-type="string">
            <text:p text:style-name="P88">Rol</text:p>
          </table:table-cell>
          <table:table-cell table:style-name="Tabla48.B3" table:number-columns-spanned="3" office:value-type="string">
            <text:p text:style-name="P56">RWE_USUARI</text:p>
          </table:table-cell>
          <table:covered-table-cell/>
          <table:covered-table-cell/>
        </table:table-row>
        <table:table-row table:style-name="Tabla48.1">
          <table:table-cell table:style-name="Tabla48.A4" table:number-columns-spanned="4" office:value-type="string">
            <text:p text:style-name="P173">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3">Paràmetres:</text:p>
          </table:table-cell>
          <table:covered-table-cell/>
          <table:covered-table-cell/>
          <table:covered-table-cell/>
        </table:table-row>
        <table:table-row table:style-name="Tabla48.1">
          <table:table-cell table:style-name="Tabla48.A7" table:number-columns-spanned="2" office:value-type="string">
            <text:p text:style-name="P391">entidad</text:p>
          </table:table-cell>
          <table:covered-table-cell/>
          <table:table-cell table:style-name="Tabla48.C8" office:value-type="string">
            <text:p text:style-name="P391">String</text:p>
          </table:table-cell>
          <table:table-cell table:style-name="Tabla48.D8" office:value-type="string">
            <text:p text:style-name="P499">Entitat en la que es vol crear el registre d’entrada.</text:p>
          </table:table-cell>
        </table:table-row>
        <table:table-row table:style-name="Tabla48.1">
          <table:table-cell table:style-name="Tabla48.A7" table:number-columns-spanned="2" office:value-type="string">
            <text:p text:style-name="P386">registroEntradaWs</text:p>
          </table:table-cell>
          <table:covered-table-cell/>
          <table:table-cell table:style-name="Tabla48.C8" office:value-type="string">
            <text:p text:style-name="P386">RegistroEntradaWs</text:p>
          </table:table-cell>
          <table:table-cell table:style-name="Tabla48.D8" office:value-type="string">
            <text:p text:style-name="P496">Dades d<text:span text:style-name="T137">e l’assentament registral que es vol crear</text:span></text:p>
          </table:table-cell>
        </table:table-row>
        <table:table-row table:style-name="Tabla48.1">
          <table:table-cell table:style-name="Tabla48.A4" table:number-columns-spanned="4" office:value-type="string">
            <text:p text:style-name="P173">Resposta:</text:p>
          </table:table-cell>
          <table:covered-table-cell/>
          <table:covered-table-cell/>
          <table:covered-table-cell/>
        </table:table-row>
        <text:soft-page-break/>
        <table:table-row table:style-name="Tabla48.1">
          <table:table-cell table:style-name="Tabla48.A7" table:number-columns-spanned="2" office:value-type="string">
            <text:p text:style-name="P386">IdentificadorWs</text:p>
          </table:table-cell>
          <table:covered-table-cell/>
          <table:table-cell table:style-name="Tabla48.C10" office:value-type="string">
            <text:p text:style-name="P386">IdentificadorWs</text:p>
          </table:table-cell>
          <table:table-cell table:style-name="Tabla48.D10" office:value-type="string">
            <text:p text:style-name="P544">Retorna els n<text:span text:style-name="T138">ú</text:span>meros de registre i la data en la que s’ha creat <text:span text:style-name="T144">agrupats a la classe IdentificadorWs</text:span></text:p>
          </table:table-cell>
        </table:table-row>
      </table:table>
      <text:p text:style-name="P153"/>
      <text:p text:style-name="P153"/>
      <text:p text:style-name="P615">@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58">obtenerJustificante</text:p>
          </table:table-cell>
          <table:covered-table-cell/>
          <table:covered-table-cell/>
          <table:covered-table-cell/>
        </table:table-row>
        <table:table-row table:style-name="Tabla49.1">
          <table:table-cell table:style-name="Tabla49.A2" office:value-type="string">
            <text:p text:style-name="P77">Autenticat</text:p>
          </table:table-cell>
          <table:table-cell table:style-name="Tabla49.B2" table:number-columns-spanned="3" office:value-type="string">
            <text:p text:style-name="P45">SI</text:p>
          </table:table-cell>
          <table:covered-table-cell/>
          <table:covered-table-cell/>
        </table:table-row>
        <table:table-row table:style-name="Tabla49.1">
          <table:table-cell table:style-name="Tabla49.A3" office:value-type="string">
            <text:p text:style-name="P88">Rol</text:p>
          </table:table-cell>
          <table:table-cell table:style-name="Tabla49.B3" table:number-columns-spanned="3" office:value-type="string">
            <text:p text:style-name="P56">RWE_USUARI</text:p>
          </table:table-cell>
          <table:covered-table-cell/>
          <table:covered-table-cell/>
        </table:table-row>
        <table:table-row table:style-name="Tabla49.1">
          <table:table-cell table:style-name="Tabla49.A4" table:number-columns-spanned="4" office:value-type="string">
            <text:p text:style-name="P173">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3">Paràmetres:</text:p>
          </table:table-cell>
          <table:covered-table-cell/>
          <table:covered-table-cell/>
          <table:covered-table-cell/>
        </table:table-row>
        <table:table-row table:style-name="Tabla49.1">
          <table:table-cell table:style-name="Tabla49.A7" table:number-columns-spanned="2" office:value-type="string">
            <text:p text:style-name="P391">entidad</text:p>
          </table:table-cell>
          <table:covered-table-cell/>
          <table:table-cell table:style-name="Tabla49.C8" office:value-type="string">
            <text:p text:style-name="P391">String</text:p>
          </table:table-cell>
          <table:table-cell table:style-name="Tabla49.D8" office:value-type="string">
            <text:p text:style-name="P499">Codi de l’entitat a on es troba el registre d’entrada del que es vol obtenir el justificant</text:p>
          </table:table-cell>
        </table:table-row>
        <table:table-row table:style-name="Tabla49.1">
          <table:table-cell table:style-name="Tabla49.A7" table:number-columns-spanned="2" office:value-type="string">
            <text:p text:style-name="P398">numeroRegistroFormateado</text:p>
          </table:table-cell>
          <table:covered-table-cell/>
          <table:table-cell table:style-name="Tabla49.C8" office:value-type="string">
            <text:p text:style-name="P398">String</text:p>
          </table:table-cell>
          <table:table-cell table:style-name="Tabla49.D8" office:value-type="string">
            <text:p text:style-name="P506">Número del registre del que se vol obtenir el justificant.</text:p>
          </table:table-cell>
        </table:table-row>
        <table:table-row table:style-name="Tabla49.1">
          <table:table-cell table:style-name="Tabla49.A4" table:number-columns-spanned="4" office:value-type="string">
            <text:p text:style-name="P173">Resposta:</text:p>
          </table:table-cell>
          <table:covered-table-cell/>
          <table:covered-table-cell/>
          <table:covered-table-cell/>
        </table:table-row>
        <table:table-row table:style-name="Tabla49.1">
          <table:table-cell table:style-name="Tabla49.A7" table:number-columns-spanned="2" office:value-type="string">
            <text:p text:style-name="P391">Justificante</text:p>
          </table:table-cell>
          <table:covered-table-cell/>
          <table:table-cell table:style-name="Tabla49.C10" office:value-type="string">
            <text:p text:style-name="P386"><text:span text:style-name="T138">Justificante</text:span>Ws</text:p>
          </table:table-cell>
          <table:table-cell table:style-name="Tabla49.D10" office:value-type="string">
            <text:p text:style-name="P546">Retorna el document del justificant</text:p>
          </table:table-cell>
        </table:table-row>
      </table:table>
      <text:p text:style-name="Text_20_body"/>
      <text:p text:style-name="P615">@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60">anularRegistroEntrada</text:p>
          </table:table-cell>
          <table:covered-table-cell/>
          <table:covered-table-cell/>
          <table:covered-table-cell/>
        </table:table-row>
        <table:table-row table:style-name="Tabla50.1">
          <table:table-cell table:style-name="Tabla50.A2" office:value-type="string">
            <text:p text:style-name="P78">Autenticat</text:p>
          </table:table-cell>
          <table:table-cell table:style-name="Tabla50.B2" table:number-columns-spanned="3" office:value-type="string">
            <text:p text:style-name="P46">SI</text:p>
          </table:table-cell>
          <table:covered-table-cell/>
          <table:covered-table-cell/>
        </table:table-row>
        <table:table-row table:style-name="Tabla50.1">
          <table:table-cell table:style-name="Tabla50.A3" office:value-type="string">
            <text:p text:style-name="P88">Rol</text:p>
          </table:table-cell>
          <table:table-cell table:style-name="Tabla50.B3" table:number-columns-spanned="3" office:value-type="string">
            <text:p text:style-name="P56">RWE_USUARI</text:p>
          </table:table-cell>
          <table:covered-table-cell/>
          <table:covered-table-cell/>
        </table:table-row>
        <table:table-row table:style-name="Tabla50.1">
          <table:table-cell table:style-name="Tabla50.A4" table:number-columns-spanned="4" office:value-type="string">
            <text:p text:style-name="P174">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74">Paràmetres:</text:p>
          </table:table-cell>
          <table:covered-table-cell/>
          <table:covered-table-cell/>
          <table:covered-table-cell/>
        </table:table-row>
        <table:table-row table:style-name="Tabla50.1">
          <table:table-cell table:style-name="Tabla50.A7" table:number-columns-spanned="2" office:value-type="string">
            <text:p text:style-name="P392">entidad</text:p>
          </table:table-cell>
          <table:covered-table-cell/>
          <table:table-cell table:style-name="Tabla50.C9" office:value-type="string">
            <text:p text:style-name="P392">String</text:p>
          </table:table-cell>
          <table:table-cell table:style-name="Tabla50.D9" office:value-type="string">
            <text:p text:style-name="P500">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00">numeroRegistroFormateado</text:p>
          </table:table-cell>
          <table:covered-table-cell/>
          <table:table-cell table:style-name="Tabla50.C9" office:value-type="string">
            <text:p text:style-name="P400">String</text:p>
          </table:table-cell>
          <table:table-cell table:style-name="Tabla50.D9" office:value-type="string">
            <text:p text:style-name="P508">Número de registre que es vol anul·lar</text:p>
          </table:table-cell>
        </table:table-row>
        <table:table-row table:style-name="Tabla50.1">
          <table:table-cell table:style-name="Tabla50.A7" table:number-columns-spanned="2" office:value-type="string">
            <text:p text:style-name="P400">anular</text:p>
          </table:table-cell>
          <table:covered-table-cell/>
          <table:table-cell table:style-name="Tabla50.C9" office:value-type="string">
            <text:p text:style-name="P400">boolean</text:p>
          </table:table-cell>
          <table:table-cell table:style-name="Tabla50.D9" office:value-type="string">
            <text:p text:style-name="P508">Indica si es vol anul·lar o no</text:p>
          </table:table-cell>
        </table:table-row>
        <table:table-row table:style-name="Tabla50.1">
          <table:table-cell table:style-name="Tabla50.A4" table:number-columns-spanned="4" office:value-type="string">
            <text:p text:style-name="P174">Resposta:</text:p>
          </table:table-cell>
          <table:covered-table-cell/>
          <table:covered-table-cell/>
          <table:covered-table-cell/>
        </table:table-row>
        <table:table-row table:style-name="Tabla50.1">
          <table:table-cell table:style-name="Tabla50.A7" table:number-columns-spanned="2" office:value-type="string">
            <text:p text:style-name="P387"/>
          </table:table-cell>
          <table:covered-table-cell/>
          <table:table-cell table:style-name="Tabla50.C11" office:value-type="string">
            <text:p text:style-name="P387"/>
          </table:table-cell>
          <table:table-cell table:style-name="Tabla50.D11" office:value-type="string">
            <text:p text:style-name="P547"/>
          </table:table-cell>
        </table:table-row>
      </table:table>
      <text:p text:style-name="P154"/>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58"/>
      <text:p text:style-name="P158"/>
      <text:p text:style-name="P616">@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65"><text:span text:style-name="T141">tramitar</text:span>RegistroEntrada</text:p>
          </table:table-cell>
          <table:covered-table-cell/>
          <table:covered-table-cell/>
          <table:covered-table-cell/>
        </table:table-row>
        <table:table-row table:style-name="Tabla51.1">
          <table:table-cell table:style-name="Tabla51.A2" office:value-type="string">
            <text:p text:style-name="P79">Autenticat</text:p>
          </table:table-cell>
          <table:table-cell table:style-name="Tabla51.B2" table:number-columns-spanned="3" office:value-type="string">
            <text:p text:style-name="P47">SI</text:p>
          </table:table-cell>
          <table:covered-table-cell/>
          <table:covered-table-cell/>
        </table:table-row>
        <table:table-row table:style-name="Tabla51.1">
          <table:table-cell table:style-name="Tabla51.A3" office:value-type="string">
            <text:p text:style-name="P88">Rol</text:p>
          </table:table-cell>
          <table:table-cell table:style-name="Tabla51.B3" table:number-columns-spanned="3" office:value-type="string">
            <text:p text:style-name="P56">RWE_USUARI</text:p>
          </table:table-cell>
          <table:covered-table-cell/>
          <table:covered-table-cell/>
        </table:table-row>
        <table:table-row table:style-name="Tabla51.1">
          <table:table-cell table:style-name="Tabla51.A4" table:number-columns-spanned="4" office:value-type="string">
            <text:p text:style-name="P175">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75">Paràmetres:</text:p>
          </table:table-cell>
          <table:covered-table-cell/>
          <table:covered-table-cell/>
          <table:covered-table-cell/>
        </table:table-row>
        <table:table-row table:style-name="Tabla51.1">
          <table:table-cell table:style-name="Tabla51.A7" table:number-columns-spanned="2" office:value-type="string">
            <text:p text:style-name="P393">entidad</text:p>
          </table:table-cell>
          <table:covered-table-cell/>
          <table:table-cell table:style-name="Tabla51.C9" office:value-type="string">
            <text:p text:style-name="P393">String</text:p>
          </table:table-cell>
          <table:table-cell table:style-name="Tabla51.D9" office:value-type="string">
            <text:p text:style-name="P501">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01">numeroRegistroFormateado</text:p>
          </table:table-cell>
          <table:covered-table-cell/>
          <table:table-cell table:style-name="Tabla51.C9" office:value-type="string">
            <text:p text:style-name="P401">String</text:p>
          </table:table-cell>
          <table:table-cell table:style-name="Tabla51.D9" office:value-type="string">
            <text:p text:style-name="P509">Número de registre que es vol <text:span text:style-name="T141">tramitar</text:span></text:p>
          </table:table-cell>
        </table:table-row>
        <table:table-row table:style-name="Tabla51.1">
          <table:table-cell table:style-name="Tabla51.A7" table:number-columns-spanned="2" office:value-type="string">
            <text:p text:style-name="P406">usuario</text:p>
          </table:table-cell>
          <table:covered-table-cell/>
          <table:table-cell table:style-name="Tabla51.C9" office:value-type="string">
            <text:p text:style-name="P406">String</text:p>
          </table:table-cell>
          <table:table-cell table:style-name="Tabla51.D9" office:value-type="string">
            <text:p text:style-name="P514">Codi del usuari que vol tramitar el registre d’entrada.</text:p>
          </table:table-cell>
        </table:table-row>
        <table:table-row table:style-name="Tabla51.1">
          <table:table-cell table:style-name="Tabla51.A4" table:number-columns-spanned="4" office:value-type="string">
            <text:p text:style-name="P175">Resposta:</text:p>
          </table:table-cell>
          <table:covered-table-cell/>
          <table:covered-table-cell/>
          <table:covered-table-cell/>
        </table:table-row>
        <table:table-row table:style-name="Tabla51.1">
          <table:table-cell table:style-name="Tabla51.A7" table:number-columns-spanned="2" office:value-type="string">
            <text:p text:style-name="P388"/>
          </table:table-cell>
          <table:covered-table-cell/>
          <table:table-cell table:style-name="Tabla51.C11" office:value-type="string">
            <text:p text:style-name="P388"/>
          </table:table-cell>
          <table:table-cell table:style-name="Tabla51.D11" office:value-type="string">
            <text:p text:style-name="P548"/>
          </table:table-cell>
        </table:table-row>
      </table:table>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text:soft-page-break/></text:p>
      <text:p text:style-name="P616"/>
      <text:p text:style-name="P616"/>
      <text:p text:style-name="P616"/>
      <text:p text:style-name="P616"/>
      <text:p text:style-name="P616">@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61"><text:span text:style-name="T142">distribuir</text:span>RegistroEntrada</text:p>
          </table:table-cell>
          <table:covered-table-cell/>
          <table:covered-table-cell/>
          <table:covered-table-cell/>
        </table:table-row>
        <table:table-row table:style-name="Tabla52.1">
          <table:table-cell table:style-name="Tabla52.A2" office:value-type="string">
            <text:p text:style-name="P80">Autenticat</text:p>
          </table:table-cell>
          <table:table-cell table:style-name="Tabla52.B2" table:number-columns-spanned="3" office:value-type="string">
            <text:p text:style-name="P48">SI</text:p>
          </table:table-cell>
          <table:covered-table-cell/>
          <table:covered-table-cell/>
        </table:table-row>
        <table:table-row table:style-name="Tabla52.1">
          <table:table-cell table:style-name="Tabla52.A3" office:value-type="string">
            <text:p text:style-name="P88">Rol</text:p>
          </table:table-cell>
          <table:table-cell table:style-name="Tabla52.B3" table:number-columns-spanned="3" office:value-type="string">
            <text:p text:style-name="P56">RWE_USUARI</text:p>
          </table:table-cell>
          <table:covered-table-cell/>
          <table:covered-table-cell/>
        </table:table-row>
        <table:table-row table:style-name="Tabla52.1">
          <table:table-cell table:style-name="Tabla52.A4" table:number-columns-spanned="4" office:value-type="string">
            <text:p text:style-name="P176">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76">Paràmetres:</text:p>
          </table:table-cell>
          <table:covered-table-cell/>
          <table:covered-table-cell/>
          <table:covered-table-cell/>
        </table:table-row>
        <table:table-row table:style-name="Tabla52.1">
          <table:table-cell table:style-name="Tabla52.A7" table:number-columns-spanned="2" office:value-type="string">
            <text:p text:style-name="P394">entidad</text:p>
          </table:table-cell>
          <table:covered-table-cell/>
          <table:table-cell table:style-name="Tabla52.C7" office:value-type="string">
            <text:p text:style-name="P394">String</text:p>
          </table:table-cell>
          <table:table-cell table:style-name="Tabla52.D7" office:value-type="string">
            <text:p text:style-name="P502">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02">numeroRegistroFormateado</text:p>
          </table:table-cell>
          <table:covered-table-cell/>
          <table:table-cell table:style-name="Tabla52.C8" office:value-type="string">
            <text:p text:style-name="P402">String</text:p>
          </table:table-cell>
          <table:table-cell table:style-name="Tabla52.D8" office:value-type="string">
            <text:p text:style-name="P510">Número de registre que es vol <text:span text:style-name="T142">distribuir</text:span></text:p>
          </table:table-cell>
        </table:table-row>
        <table:table-row table:style-name="Tabla52.1">
          <table:table-cell table:style-name="Tabla52.A4" table:number-columns-spanned="4" office:value-type="string">
            <text:p text:style-name="P176">Resposta:</text:p>
          </table:table-cell>
          <table:covered-table-cell/>
          <table:covered-table-cell/>
          <table:covered-table-cell/>
        </table:table-row>
        <table:table-row table:style-name="Tabla52.1">
          <table:table-cell table:style-name="Tabla52.A7" table:number-columns-spanned="2" office:value-type="string">
            <text:p text:style-name="P389"/>
          </table:table-cell>
          <table:covered-table-cell/>
          <table:table-cell table:style-name="Tabla52.C10" office:value-type="string">
            <text:p text:style-name="P389"/>
          </table:table-cell>
          <table:table-cell table:style-name="Tabla52.D10" office:value-type="string">
            <text:p text:style-name="P549"/>
          </table:table-cell>
        </table:table-row>
      </table:table>
      <text:p text:style-name="P643">@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62"><text:span text:style-name="T143">obtener</text:span>RegistroEntrada</text:p>
          </table:table-cell>
          <table:covered-table-cell/>
          <table:covered-table-cell/>
          <table:covered-table-cell/>
        </table:table-row>
        <table:table-row table:style-name="Tabla53.1">
          <table:table-cell table:style-name="Tabla53.A2" office:value-type="string">
            <text:p text:style-name="P81">Autenticat</text:p>
          </table:table-cell>
          <table:table-cell table:style-name="Tabla53.B2" table:number-columns-spanned="3" office:value-type="string">
            <text:p text:style-name="P49">SI</text:p>
          </table:table-cell>
          <table:covered-table-cell/>
          <table:covered-table-cell/>
        </table:table-row>
        <table:table-row table:style-name="Tabla53.1">
          <table:table-cell table:style-name="Tabla53.A3" office:value-type="string">
            <text:p text:style-name="P88">Rol</text:p>
          </table:table-cell>
          <table:table-cell table:style-name="Tabla53.B3" table:number-columns-spanned="3" office:value-type="string">
            <text:p text:style-name="P56">RWE_USUARI</text:p>
          </table:table-cell>
          <table:covered-table-cell/>
          <table:covered-table-cell/>
        </table:table-row>
        <table:table-row table:style-name="Tabla53.1">
          <table:table-cell table:style-name="Tabla53.A4" table:number-columns-spanned="4" office:value-type="string">
            <text:p text:style-name="P177">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77">Paràmetres:</text:p>
          </table:table-cell>
          <table:covered-table-cell/>
          <table:covered-table-cell/>
          <table:covered-table-cell/>
        </table:table-row>
        <table:table-row table:style-name="Tabla53.1">
          <table:table-cell table:style-name="Tabla53.A7" table:number-columns-spanned="2" office:value-type="string">
            <text:p text:style-name="P395">entidad</text:p>
          </table:table-cell>
          <table:covered-table-cell/>
          <table:table-cell table:style-name="Tabla53.C7" office:value-type="string">
            <text:p text:style-name="P395">String</text:p>
          </table:table-cell>
          <table:table-cell table:style-name="Tabla53.D7" office:value-type="string">
            <text:p text:style-name="P503">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03">numeroRegistroFormateado</text:p>
          </table:table-cell>
          <table:covered-table-cell/>
          <table:table-cell table:style-name="Tabla53.C8" office:value-type="string">
            <text:p text:style-name="P403">String</text:p>
          </table:table-cell>
          <table:table-cell table:style-name="Tabla53.D8" office:value-type="string">
            <text:p text:style-name="P511">Número de registre que es vol <text:span text:style-name="T143">obtenir</text:span></text:p>
          </table:table-cell>
        </table:table-row>
        <table:table-row table:style-name="Tabla53.1">
          <table:table-cell table:style-name="Tabla53.A4" table:number-columns-spanned="4" office:value-type="string">
            <text:p text:style-name="P177">Resposta:</text:p>
          </table:table-cell>
          <table:covered-table-cell/>
          <table:covered-table-cell/>
          <table:covered-table-cell/>
        </table:table-row>
        <table:table-row table:style-name="Tabla53.1">
          <table:table-cell table:style-name="Tabla53.A7" table:number-columns-spanned="2" office:value-type="string">
            <text:p text:style-name="P407">registroEntrada</text:p>
          </table:table-cell>
          <table:covered-table-cell/>
          <table:table-cell table:style-name="Tabla53.C10" office:value-type="string">
            <text:p text:style-name="P407">RegistroEntradaResponseWs</text:p>
          </table:table-cell>
          <table:table-cell table:style-name="Tabla53.D10" office:value-type="string">
            <text:p text:style-name="P551">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16">@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63"><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2">Autenticat</text:p>
          </table:table-cell>
          <table:table-cell table:style-name="Tabla54.B2" table:number-columns-spanned="3" office:value-type="string">
            <text:p text:style-name="P50">SI</text:p>
          </table:table-cell>
          <table:covered-table-cell/>
          <table:covered-table-cell/>
        </table:table-row>
        <table:table-row table:style-name="Tabla54.1">
          <table:table-cell table:style-name="Tabla54.A3" office:value-type="string">
            <text:p text:style-name="P88">Rol</text:p>
          </table:table-cell>
          <table:table-cell table:style-name="Tabla54.B3" table:number-columns-spanned="3" office:value-type="string">
            <text:p text:style-name="P56">RWE_USUARI</text:p>
          </table:table-cell>
          <table:covered-table-cell/>
          <table:covered-table-cell/>
        </table:table-row>
        <table:table-row table:style-name="Tabla54.1">
          <table:table-cell table:style-name="Tabla54.A4" table:number-columns-spanned="4" office:value-type="string">
            <text:p text:style-name="P178">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78">Paràmetres:</text:p>
          </table:table-cell>
          <table:covered-table-cell/>
          <table:covered-table-cell/>
          <table:covered-table-cell/>
        </table:table-row>
        <table:table-row table:style-name="Tabla54.1">
          <table:table-cell table:style-name="Tabla54.A7" table:number-columns-spanned="2" office:value-type="string">
            <text:p text:style-name="P413">any</text:p>
          </table:table-cell>
          <table:covered-table-cell/>
          <table:table-cell table:style-name="Tabla54.C7" office:value-type="string">
            <text:p text:style-name="P415">int</text:p>
          </table:table-cell>
          <table:table-cell table:style-name="Tabla54.D7" office:value-type="string">
            <text:p text:style-name="P517">Any en el que es va fer el registre.</text:p>
          </table:table-cell>
        </table:table-row>
        <table:table-row table:style-name="Tabla54.1">
          <table:table-cell table:style-name="Tabla54.A7" table:number-columns-spanned="2" office:value-type="string">
            <text:p text:style-name="P404">numeroRegistro</text:p>
          </table:table-cell>
          <table:covered-table-cell/>
          <table:table-cell table:style-name="Tabla54.C11" office:value-type="string">
            <text:p text:style-name="P404">String</text:p>
          </table:table-cell>
          <table:table-cell table:style-name="Tabla54.D11" office:value-type="string">
            <text:p text:style-name="P512">Número de registre que es vol <text:span text:style-name="T143">obtenir</text:span></text:p>
          </table:table-cell>
        </table:table-row>
        <table:table-row table:style-name="Tabla54.1">
          <table:table-cell table:style-name="Tabla54.A7" table:number-columns-spanned="2" office:value-type="string">
            <text:p text:style-name="P413">libro</text:p>
          </table:table-cell>
          <table:covered-table-cell/>
          <table:table-cell table:style-name="Tabla54.C11" office:value-type="string">
            <text:p text:style-name="P413">String</text:p>
          </table:table-cell>
          <table:table-cell table:style-name="Tabla54.D11" office:value-type="string">
            <text:p text:style-name="P515">Llibre en el que es troba el registre que es vol obtenir</text:p>
          </table:table-cell>
        </table:table-row>
        <table:table-row table:style-name="Tabla54.1">
          <table:table-cell table:style-name="Tabla54.A7" table:number-columns-spanned="2" office:value-type="string">
            <text:p text:style-name="P413">usuario</text:p>
          </table:table-cell>
          <table:covered-table-cell/>
          <table:table-cell table:style-name="Tabla54.C11" office:value-type="string">
            <text:p text:style-name="P413">String</text:p>
          </table:table-cell>
          <table:table-cell table:style-name="Tabla54.D11" office:value-type="string">
            <text:p text:style-name="P515">Codi de l’usuari que vol obtenir el registre.</text:p>
          </table:table-cell>
        </table:table-row>
        <table:table-row table:style-name="Tabla54.1">
          <table:table-cell table:style-name="Tabla54.A7" table:number-columns-spanned="2" office:value-type="string">
            <text:p text:style-name="P396">entidad</text:p>
          </table:table-cell>
          <table:covered-table-cell/>
          <table:table-cell table:style-name="Tabla54.C11" office:value-type="string">
            <text:p text:style-name="P396">String</text:p>
          </table:table-cell>
          <table:table-cell table:style-name="Tabla54.D11" office:value-type="string">
            <text:p text:style-name="P504">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78">Resposta:</text:p>
          </table:table-cell>
          <table:covered-table-cell/>
          <table:covered-table-cell/>
          <table:covered-table-cell/>
        </table:table-row>
        <table:table-row table:style-name="Tabla54.1">
          <table:table-cell table:style-name="Tabla54.A7" table:number-columns-spanned="2" office:value-type="string">
            <text:p text:style-name="P411">identificador</text:p>
          </table:table-cell>
          <table:covered-table-cell/>
          <table:table-cell table:style-name="Tabla54.C13" office:value-type="string">
            <text:p text:style-name="P409">IdentificadorWs</text:p>
          </table:table-cell>
          <table:table-cell table:style-name="Tabla54.D13" office:value-type="string">
            <text:p text:style-name="P544">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681" text:outline-level="2">Serveis de RegWebRegistroSalida</text:h>
      <text:p text:style-name="P612">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09"/>
      <text:p text:style-name="P614">@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57">altaRegistro<text:span text:style-name="T145">Salida</text:span></text:p>
          </table:table-cell>
          <table:covered-table-cell/>
          <table:covered-table-cell/>
          <table:covered-table-cell/>
        </table:table-row>
        <table:table-row table:style-name="Tabla55.1">
          <table:table-cell table:style-name="Tabla55.A2" office:value-type="string">
            <text:p text:style-name="P83">Autenticat</text:p>
          </table:table-cell>
          <table:table-cell table:style-name="Tabla55.B2" table:number-columns-spanned="3" office:value-type="string">
            <text:p text:style-name="P51">SI</text:p>
          </table:table-cell>
          <table:covered-table-cell/>
          <table:covered-table-cell/>
        </table:table-row>
        <table:table-row table:style-name="Tabla55.1">
          <table:table-cell table:style-name="Tabla55.A3" office:value-type="string">
            <text:p text:style-name="P88">Rol</text:p>
          </table:table-cell>
          <table:table-cell table:style-name="Tabla55.B3" table:number-columns-spanned="3" office:value-type="string">
            <text:p text:style-name="P56">RWE_USUARI</text:p>
          </table:table-cell>
          <table:covered-table-cell/>
          <table:covered-table-cell/>
        </table:table-row>
        <text:soft-page-break/>
        <table:table-row table:style-name="Tabla55.1">
          <table:table-cell table:style-name="Tabla55.A4" table:number-columns-spanned="4" office:value-type="string">
            <text:p text:style-name="P179">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79">Paràmetres:</text:p>
          </table:table-cell>
          <table:covered-table-cell/>
          <table:covered-table-cell/>
          <table:covered-table-cell/>
        </table:table-row>
        <table:table-row table:style-name="Tabla55.1">
          <table:table-cell table:style-name="Tabla55.A7" table:number-columns-spanned="2" office:value-type="string">
            <text:p text:style-name="P390">registro<text:span text:style-name="T145">Salida</text:span>Ws</text:p>
          </table:table-cell>
          <table:covered-table-cell/>
          <table:table-cell table:style-name="Tabla55.C7" office:value-type="string">
            <text:p text:style-name="P390">Registro<text:span text:style-name="T145">Salida</text:span>Ws</text:p>
          </table:table-cell>
          <table:table-cell table:style-name="Tabla55.D7" office:value-type="string">
            <text:p text:style-name="P497">Dades d<text:span text:style-name="T137">e l’assentament registral que es vol crear</text:span></text:p>
          </table:table-cell>
        </table:table-row>
        <table:table-row table:style-name="Tabla55.1">
          <table:table-cell table:style-name="Tabla55.A4" table:number-columns-spanned="4" office:value-type="string">
            <text:p text:style-name="P179">Resposta:</text:p>
          </table:table-cell>
          <table:covered-table-cell/>
          <table:covered-table-cell/>
          <table:covered-table-cell/>
        </table:table-row>
        <table:table-row table:style-name="Tabla55.1">
          <table:table-cell table:style-name="Tabla55.A7" table:number-columns-spanned="2" office:value-type="string">
            <text:p text:style-name="P390">IdentificadorWs</text:p>
          </table:table-cell>
          <table:covered-table-cell/>
          <table:table-cell table:style-name="Tabla55.C9" office:value-type="string">
            <text:p text:style-name="P390">IdentificadorWs</text:p>
          </table:table-cell>
          <table:table-cell table:style-name="Tabla55.D9" office:value-type="string">
            <text:p text:style-name="P545">Retorna els n<text:span text:style-name="T145">ú</text:span>meros de registre i la data en la que s’ha creat.</text:p>
          </table:table-cell>
        </table:table-row>
      </table:table>
      <text:p text:style-name="P609"/>
      <text:p text:style-name="P616"/>
      <text:p text:style-name="P616">@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57"><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3">Autenticat</text:p>
          </table:table-cell>
          <table:table-cell table:style-name="Tabla56.B2" table:number-columns-spanned="3" office:value-type="string">
            <text:p text:style-name="P51">SI</text:p>
          </table:table-cell>
          <table:covered-table-cell/>
          <table:covered-table-cell/>
        </table:table-row>
        <table:table-row table:style-name="Tabla56.1">
          <table:table-cell table:style-name="Tabla56.A3" office:value-type="string">
            <text:p text:style-name="P88">Rol</text:p>
          </table:table-cell>
          <table:table-cell table:style-name="Tabla56.B3" table:number-columns-spanned="3" office:value-type="string">
            <text:p text:style-name="P56">RWE_USUARI</text:p>
          </table:table-cell>
          <table:covered-table-cell/>
          <table:covered-table-cell/>
        </table:table-row>
        <table:table-row table:style-name="Tabla56.1">
          <table:table-cell table:style-name="Tabla56.A4" table:number-columns-spanned="4" office:value-type="string">
            <text:p text:style-name="P179">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79">Paràmetres:</text:p>
          </table:table-cell>
          <table:covered-table-cell/>
          <table:covered-table-cell/>
          <table:covered-table-cell/>
        </table:table-row>
        <table:table-row table:style-name="Tabla56.1">
          <table:table-cell table:style-name="Tabla56.A7" table:number-columns-spanned="2" office:value-type="string">
            <text:p text:style-name="P397">entidad</text:p>
          </table:table-cell>
          <table:covered-table-cell/>
          <table:table-cell table:style-name="Tabla56.C8" office:value-type="string">
            <text:p text:style-name="P397">String</text:p>
          </table:table-cell>
          <table:table-cell table:style-name="Tabla56.D8" office:value-type="string">
            <text:p text:style-name="P505">Entitat en la que es vol crear el registre d<text:span text:style-name="T146">e sortida.</text:span></text:p>
          </table:table-cell>
        </table:table-row>
        <table:table-row table:style-name="Tabla56.1">
          <table:table-cell table:style-name="Tabla56.A7" table:number-columns-spanned="2" office:value-type="string">
            <text:p text:style-name="P390">registro<text:span text:style-name="T146">Salida</text:span>Ws</text:p>
          </table:table-cell>
          <table:covered-table-cell/>
          <table:table-cell table:style-name="Tabla56.C8" office:value-type="string">
            <text:p text:style-name="P390">Registro<text:span text:style-name="T146">Salida</text:span>Ws</text:p>
          </table:table-cell>
          <table:table-cell table:style-name="Tabla56.D8" office:value-type="string">
            <text:p text:style-name="P497">Dades d<text:span text:style-name="T137">e l’assentament registral que es vol crear</text:span></text:p>
          </table:table-cell>
        </table:table-row>
        <table:table-row table:style-name="Tabla56.1">
          <table:table-cell table:style-name="Tabla56.A4" table:number-columns-spanned="4" office:value-type="string">
            <text:p text:style-name="P179">Resposta:</text:p>
          </table:table-cell>
          <table:covered-table-cell/>
          <table:covered-table-cell/>
          <table:covered-table-cell/>
        </table:table-row>
        <table:table-row table:style-name="Tabla56.1">
          <table:table-cell table:style-name="Tabla56.A7" table:number-columns-spanned="2" office:value-type="string">
            <text:p text:style-name="P390">IdentificadorWs</text:p>
          </table:table-cell>
          <table:covered-table-cell/>
          <table:table-cell table:style-name="Tabla56.C10" office:value-type="string">
            <text:p text:style-name="P390">IdentificadorWs</text:p>
          </table:table-cell>
          <table:table-cell table:style-name="Tabla56.D10" office:value-type="string">
            <text:p text:style-name="P545">Retorna els n<text:span text:style-name="T138">ú</text:span>meros de registre i la data en la que s’ha creat <text:span text:style-name="T144">agrupats a la classe IdentificadorWs</text:span></text:p>
          </table:table-cell>
        </table:table-row>
      </table:table>
      <text:p text:style-name="P155"/>
      <text:p text:style-name="P616">@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59">obtenerJustificante</text:p>
          </table:table-cell>
          <table:covered-table-cell/>
          <table:covered-table-cell/>
          <table:covered-table-cell/>
        </table:table-row>
        <table:table-row table:style-name="Tabla57.1">
          <table:table-cell table:style-name="Tabla57.A2" office:value-type="string">
            <text:p text:style-name="P83">Autenticat</text:p>
          </table:table-cell>
          <table:table-cell table:style-name="Tabla57.B2" table:number-columns-spanned="3" office:value-type="string">
            <text:p text:style-name="P51">SI</text:p>
          </table:table-cell>
          <table:covered-table-cell/>
          <table:covered-table-cell/>
        </table:table-row>
        <table:table-row table:style-name="Tabla57.1">
          <table:table-cell table:style-name="Tabla57.A3" office:value-type="string">
            <text:p text:style-name="P88">Rol</text:p>
          </table:table-cell>
          <table:table-cell table:style-name="Tabla57.B3" table:number-columns-spanned="3" office:value-type="string">
            <text:p text:style-name="P56">RWE_USUARI</text:p>
          </table:table-cell>
          <table:covered-table-cell/>
          <table:covered-table-cell/>
        </table:table-row>
        <table:table-row table:style-name="Tabla57.1">
          <table:table-cell table:style-name="Tabla57.A4" table:number-columns-spanned="4" office:value-type="string">
            <text:p text:style-name="P179">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79">Paràmetres:</text:p>
          </table:table-cell>
          <table:covered-table-cell/>
          <table:covered-table-cell/>
          <table:covered-table-cell/>
        </table:table-row>
        <table:table-row table:style-name="Tabla57.1">
          <table:table-cell table:style-name="Tabla57.A7" table:number-columns-spanned="2" office:value-type="string">
            <text:p text:style-name="P397">entidad</text:p>
          </table:table-cell>
          <table:covered-table-cell/>
          <table:table-cell table:style-name="Tabla57.C8" office:value-type="string">
            <text:p text:style-name="P397">String</text:p>
          </table:table-cell>
          <table:table-cell table:style-name="Tabla57.D8" office:value-type="string">
            <text:p text:style-name="P505">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399">numeroRegistroFormateado</text:p>
          </table:table-cell>
          <table:covered-table-cell/>
          <table:table-cell table:style-name="Tabla57.C8" office:value-type="string">
            <text:p text:style-name="P399">String</text:p>
          </table:table-cell>
          <table:table-cell table:style-name="Tabla57.D8" office:value-type="string">
            <text:p text:style-name="P507">Número del registre del que se vol obtenir el justificant.</text:p>
          </table:table-cell>
        </table:table-row>
        <table:table-row table:style-name="Tabla57.1">
          <table:table-cell table:style-name="Tabla57.A4" table:number-columns-spanned="4" office:value-type="string">
            <text:p text:style-name="P179">Resposta:</text:p>
          </table:table-cell>
          <table:covered-table-cell/>
          <table:covered-table-cell/>
          <table:covered-table-cell/>
        </table:table-row>
        <table:table-row table:style-name="Tabla57.1">
          <table:table-cell table:style-name="Tabla57.A7" table:number-columns-spanned="2" office:value-type="string">
            <text:p text:style-name="P397">Justificante</text:p>
          </table:table-cell>
          <table:covered-table-cell/>
          <table:table-cell table:style-name="Tabla57.C10" office:value-type="string">
            <text:p text:style-name="P390"><text:span text:style-name="T138">Justificante</text:span>Ws</text:p>
          </table:table-cell>
          <table:table-cell table:style-name="Tabla57.D10" office:value-type="string">
            <text:p text:style-name="P550">Retorna el document del justificant</text:p>
          </table:table-cell>
        </table:table-row>
      </table:table>
      <text:p text:style-name="P609"/>
      <text:p text:style-name="P616"><text:soft-page-break/></text:p>
      <text:p text:style-name="P616"/>
      <text:p text:style-name="P616"/>
      <text:p text:style-name="P616"/>
      <text:p text:style-name="P616"/>
      <text:p text:style-name="P616"/>
      <text:p text:style-name="P616"/>
      <text:p text:style-name="P616"/>
      <text:p text:style-name="P616"/>
      <text:p text:style-name="P616"/>
      <text:p text:style-name="P616"/>
      <text:p text:style-name="P616">@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64">anularRegistro<text:span text:style-name="T146">Salida</text:span></text:p>
          </table:table-cell>
          <table:covered-table-cell/>
          <table:covered-table-cell/>
          <table:covered-table-cell/>
        </table:table-row>
        <table:table-row table:style-name="Tabla58.1">
          <table:table-cell table:style-name="Tabla58.A2" office:value-type="string">
            <text:p text:style-name="P83">Autenticat</text:p>
          </table:table-cell>
          <table:table-cell table:style-name="Tabla58.B2" table:number-columns-spanned="3" office:value-type="string">
            <text:p text:style-name="P51">SI</text:p>
          </table:table-cell>
          <table:covered-table-cell/>
          <table:covered-table-cell/>
        </table:table-row>
        <table:table-row table:style-name="Tabla58.1">
          <table:table-cell table:style-name="Tabla58.A3" office:value-type="string">
            <text:p text:style-name="P88">Rol</text:p>
          </table:table-cell>
          <table:table-cell table:style-name="Tabla58.B3" table:number-columns-spanned="3" office:value-type="string">
            <text:p text:style-name="P56">RWE_USUARI</text:p>
          </table:table-cell>
          <table:covered-table-cell/>
          <table:covered-table-cell/>
        </table:table-row>
        <table:table-row table:style-name="Tabla58.1">
          <table:table-cell table:style-name="Tabla58.A4" table:number-columns-spanned="4" office:value-type="string">
            <text:p text:style-name="P179">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79">Paràmetres:</text:p>
          </table:table-cell>
          <table:covered-table-cell/>
          <table:covered-table-cell/>
          <table:covered-table-cell/>
        </table:table-row>
        <table:table-row table:style-name="Tabla58.1">
          <table:table-cell table:style-name="Tabla58.A7" table:number-columns-spanned="2" office:value-type="string">
            <text:p text:style-name="P397">entidad</text:p>
          </table:table-cell>
          <table:covered-table-cell/>
          <table:table-cell table:style-name="Tabla58.C9" office:value-type="string">
            <text:p text:style-name="P397">String</text:p>
          </table:table-cell>
          <table:table-cell table:style-name="Tabla58.D9" office:value-type="string">
            <text:p text:style-name="P505">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05">numeroRegistroFormateado</text:p>
          </table:table-cell>
          <table:covered-table-cell/>
          <table:table-cell table:style-name="Tabla58.C9" office:value-type="string">
            <text:p text:style-name="P405">String</text:p>
          </table:table-cell>
          <table:table-cell table:style-name="Tabla58.D9" office:value-type="string">
            <text:p text:style-name="P513">Número de registre que es vol anul·lar</text:p>
          </table:table-cell>
        </table:table-row>
        <table:table-row table:style-name="Tabla58.1">
          <table:table-cell table:style-name="Tabla58.A7" table:number-columns-spanned="2" office:value-type="string">
            <text:p text:style-name="P405">anular</text:p>
          </table:table-cell>
          <table:covered-table-cell/>
          <table:table-cell table:style-name="Tabla58.C9" office:value-type="string">
            <text:p text:style-name="P405">boolean</text:p>
          </table:table-cell>
          <table:table-cell table:style-name="Tabla58.D9" office:value-type="string">
            <text:p text:style-name="P513">Indica si es vol anul·lar o no</text:p>
          </table:table-cell>
        </table:table-row>
        <table:table-row table:style-name="Tabla58.1">
          <table:table-cell table:style-name="Tabla58.A4" table:number-columns-spanned="4" office:value-type="string">
            <text:p text:style-name="P179">Resposta:</text:p>
          </table:table-cell>
          <table:covered-table-cell/>
          <table:covered-table-cell/>
          <table:covered-table-cell/>
        </table:table-row>
        <table:table-row table:style-name="Tabla58.1">
          <table:table-cell table:style-name="Tabla58.A7" table:number-columns-spanned="2" office:value-type="string">
            <text:p text:style-name="P390"/>
          </table:table-cell>
          <table:covered-table-cell/>
          <table:table-cell table:style-name="Tabla58.C11" office:value-type="string">
            <text:p text:style-name="P390"/>
          </table:table-cell>
          <table:table-cell table:style-name="Tabla58.D11" office:value-type="string">
            <text:p text:style-name="P550"/>
          </table:table-cell>
        </table:table-row>
      </table:table>
      <text:p text:style-name="P155"/>
      <text:p text:style-name="P644">@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64"><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3">Autenticat</text:p>
          </table:table-cell>
          <table:table-cell table:style-name="Tabla61.B2" table:number-columns-spanned="3" office:value-type="string">
            <text:p text:style-name="P51">SI</text:p>
          </table:table-cell>
          <table:covered-table-cell/>
          <table:covered-table-cell/>
        </table:table-row>
        <table:table-row table:style-name="Tabla61.1">
          <table:table-cell table:style-name="Tabla61.A3" office:value-type="string">
            <text:p text:style-name="P87">Rol</text:p>
          </table:table-cell>
          <table:table-cell table:style-name="Tabla61.B3" table:number-columns-spanned="3" office:value-type="string">
            <text:p text:style-name="P55">RWE_USUARI</text:p>
          </table:table-cell>
          <table:covered-table-cell/>
          <table:covered-table-cell/>
        </table:table-row>
        <table:table-row table:style-name="Tabla61.1">
          <table:table-cell table:style-name="Tabla61.A4" table:number-columns-spanned="4" office:value-type="string">
            <text:p text:style-name="P179">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79">Paràmetres:</text:p>
          </table:table-cell>
          <table:covered-table-cell/>
          <table:covered-table-cell/>
          <table:covered-table-cell/>
        </table:table-row>
        <table:table-row table:style-name="Tabla61.1">
          <table:table-cell table:style-name="Tabla61.A7" table:number-columns-spanned="2" office:value-type="string">
            <text:p text:style-name="P397">entidad</text:p>
          </table:table-cell>
          <table:covered-table-cell/>
          <table:table-cell table:style-name="Tabla61.C7" office:value-type="string">
            <text:p text:style-name="P397">String</text:p>
          </table:table-cell>
          <table:table-cell table:style-name="Tabla61.D7" office:value-type="string">
            <text:p text:style-name="P505">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05">numeroRegistroFormateado</text:p>
          </table:table-cell>
          <table:covered-table-cell/>
          <table:table-cell table:style-name="Tabla61.C8" office:value-type="string">
            <text:p text:style-name="P405">String</text:p>
          </table:table-cell>
          <table:table-cell table:style-name="Tabla61.D8" office:value-type="string">
            <text:p text:style-name="P513">Número de registre que es vol <text:span text:style-name="T143">obtenir</text:span></text:p>
          </table:table-cell>
        </table:table-row>
        <table:table-row table:style-name="Tabla61.1">
          <table:table-cell table:style-name="Tabla61.A4" table:number-columns-spanned="4" office:value-type="string">
            <text:p text:style-name="P179">Resposta:</text:p>
          </table:table-cell>
          <table:covered-table-cell/>
          <table:covered-table-cell/>
          <table:covered-table-cell/>
        </table:table-row>
        <text:soft-page-break/>
        <table:table-row table:style-name="Tabla61.1">
          <table:table-cell table:style-name="Tabla61.A7" table:number-columns-spanned="2" office:value-type="string">
            <text:p text:style-name="P408">registro<text:span text:style-name="T146">Salida</text:span></text:p>
          </table:table-cell>
          <table:covered-table-cell/>
          <table:table-cell table:style-name="Tabla61.C10" office:value-type="string">
            <text:p text:style-name="P408">Registro<text:span text:style-name="T146">Salida</text:span>ResponseWs</text:p>
          </table:table-cell>
          <table:table-cell table:style-name="Tabla61.D10" office:value-type="string">
            <text:p text:style-name="P552">Dades del registre d<text:span text:style-name="T146">e sortida</text:span> sol·licitat.</text:p>
          </table:table-cell>
        </table:table-row>
      </table:table>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17">@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64"><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3">Autenticat</text:p>
          </table:table-cell>
          <table:table-cell table:style-name="Tabla15.B2" table:number-columns-spanned="3" office:value-type="string">
            <text:p text:style-name="P51">SI</text:p>
          </table:table-cell>
          <table:covered-table-cell/>
          <table:covered-table-cell/>
        </table:table-row>
        <table:table-row table:style-name="Tabla15.1">
          <table:table-cell table:style-name="Tabla15.A3" office:value-type="string">
            <text:p text:style-name="P87">Rol</text:p>
          </table:table-cell>
          <table:table-cell table:style-name="Tabla15.B3" table:number-columns-spanned="3" office:value-type="string">
            <text:p text:style-name="P55">RWE_USUARI</text:p>
          </table:table-cell>
          <table:covered-table-cell/>
          <table:covered-table-cell/>
        </table:table-row>
        <table:table-row table:style-name="Tabla15.1">
          <table:table-cell table:style-name="Tabla15.A4" table:number-columns-spanned="4" office:value-type="string">
            <text:p text:style-name="P179">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79">Paràmetres:</text:p>
          </table:table-cell>
          <table:covered-table-cell/>
          <table:covered-table-cell/>
          <table:covered-table-cell/>
        </table:table-row>
        <table:table-row table:style-name="Tabla15.1">
          <table:table-cell table:style-name="Tabla15.A7" table:number-columns-spanned="2" office:value-type="string">
            <text:p text:style-name="P414">any</text:p>
          </table:table-cell>
          <table:covered-table-cell/>
          <table:table-cell table:style-name="Tabla15.C7" office:value-type="string">
            <text:p text:style-name="P416">int</text:p>
          </table:table-cell>
          <table:table-cell table:style-name="Tabla15.D7" office:value-type="string">
            <text:p text:style-name="P518">Any en el que es va fer el registre.</text:p>
          </table:table-cell>
        </table:table-row>
        <table:table-row table:style-name="Tabla15.1">
          <table:table-cell table:style-name="Tabla15.A7" table:number-columns-spanned="2" office:value-type="string">
            <text:p text:style-name="P405">numeroRegistro</text:p>
          </table:table-cell>
          <table:covered-table-cell/>
          <table:table-cell table:style-name="Tabla15.C11" office:value-type="string">
            <text:p text:style-name="P405">String</text:p>
          </table:table-cell>
          <table:table-cell table:style-name="Tabla15.D11" office:value-type="string">
            <text:p text:style-name="P513">Número de registre que es vol <text:span text:style-name="T143">obtenir</text:span></text:p>
          </table:table-cell>
        </table:table-row>
        <table:table-row table:style-name="Tabla15.1">
          <table:table-cell table:style-name="Tabla15.A7" table:number-columns-spanned="2" office:value-type="string">
            <text:p text:style-name="P414">libro</text:p>
          </table:table-cell>
          <table:covered-table-cell/>
          <table:table-cell table:style-name="Tabla15.C11" office:value-type="string">
            <text:p text:style-name="P414">String</text:p>
          </table:table-cell>
          <table:table-cell table:style-name="Tabla15.D11" office:value-type="string">
            <text:p text:style-name="P516">Llibre en el que es troba el registre que es vol obtenir</text:p>
          </table:table-cell>
        </table:table-row>
        <table:table-row table:style-name="Tabla15.1">
          <table:table-cell table:style-name="Tabla15.A7" table:number-columns-spanned="2" office:value-type="string">
            <text:p text:style-name="P414">usuario</text:p>
          </table:table-cell>
          <table:covered-table-cell/>
          <table:table-cell table:style-name="Tabla15.C11" office:value-type="string">
            <text:p text:style-name="P414">String</text:p>
          </table:table-cell>
          <table:table-cell table:style-name="Tabla15.D11" office:value-type="string">
            <text:p text:style-name="P516">Codi de l’usuari que vol obtenir el registre.</text:p>
          </table:table-cell>
        </table:table-row>
        <table:table-row table:style-name="Tabla15.1">
          <table:table-cell table:style-name="Tabla15.A7" table:number-columns-spanned="2" office:value-type="string">
            <text:p text:style-name="P397">entidad</text:p>
          </table:table-cell>
          <table:covered-table-cell/>
          <table:table-cell table:style-name="Tabla15.C11" office:value-type="string">
            <text:p text:style-name="P397">String</text:p>
          </table:table-cell>
          <table:table-cell table:style-name="Tabla15.D11" office:value-type="string">
            <text:p text:style-name="P505">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79">Resposta:</text:p>
          </table:table-cell>
          <table:covered-table-cell/>
          <table:covered-table-cell/>
          <table:covered-table-cell/>
        </table:table-row>
        <table:table-row table:style-name="Tabla15.1">
          <table:table-cell table:style-name="Tabla15.A7" table:number-columns-spanned="2" office:value-type="string">
            <text:p text:style-name="P412">identificador</text:p>
          </table:table-cell>
          <table:covered-table-cell/>
          <table:table-cell table:style-name="Tabla15.C13" office:value-type="string">
            <text:p text:style-name="P410">IdentificadorWs</text:p>
          </table:table-cell>
          <table:table-cell table:style-name="Tabla15.D13" office:value-type="string">
            <text:p text:style-name="P545">Retorna els n<text:span text:style-name="T138">ú</text:span>meros de registre i la data en la que s’ha creat <text:span text:style-name="T144">agrupats a la classe IdentificadorWs</text:span></text:p>
          </table:table-cell>
        </table:table-row>
      </table:table>
      <text:h text:style-name="P660" text:outline-level="2" text:is-list-header="true"/>
      <text:h text:style-name="P683" text:outline-level="2"><text:bookmark-start text:name="__RefHeading___Toc8294_4004397209"/>Serveis <text:span text:style-name="T180">de RegWeb</text:span>AsientoRegistral<text:span text:style-name="T173">Ws</text:span><text:bookmark-end text:name="__RefHeading___Toc8294_4004397209"/></text:h>
      <text:p text:style-name="P618">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18"/>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42">crearAsientoRegistral</text:p>
          </table:table-cell>
          <table:covered-table-cell/>
          <table:covered-table-cell/>
          <table:covered-table-cell/>
          <table:covered-table-cell/>
        </table:table-row>
        <table:table-row table:style-name="Tabla4.1">
          <table:table-cell table:style-name="Tabla4.A2" office:value-type="string">
            <text:p text:style-name="P68">Autenticat:</text:p>
          </table:table-cell>
          <table:table-cell table:style-name="Tabla4.B2" table:number-columns-spanned="4" office:value-type="string">
            <text:p text:style-name="P39">SI</text:p>
          </table:table-cell>
          <table:covered-table-cell/>
          <table:covered-table-cell/>
          <table:covered-table-cell/>
        </table:table-row>
        <table:table-row table:style-name="Tabla4.1">
          <table:table-cell table:style-name="Tabla4.A3" office:value-type="string">
            <text:p text:style-name="P86">Rol:</text:p>
          </table:table-cell>
          <table:table-cell table:style-name="Tabla4.B3" table:number-columns-spanned="4" office:value-type="string">
            <text:p text:style-name="P39">RWE_WS_ENTRADA, RWE_WS_SALIDA</text:p>
          </table:table-cell>
          <table:covered-table-cell/>
          <table:covered-table-cell/>
          <table:covered-table-cell/>
        </table:table-row>
        <table:table-row table:style-name="Tabla4.1">
          <table:table-cell table:style-name="Tabla4.A3" office:value-type="string">
            <text:p text:style-name="P521">Descripció:</text:p>
          </table:table-cell>
          <table:table-cell table:style-name="Tabla4.B3" table:number-columns-spanned="4" office:value-type="string">
            <text:p text:style-name="P65">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64">Paràmetres:</text:p>
          </table:table-cell>
          <table:covered-table-cell/>
          <table:covered-table-cell/>
          <table:covered-table-cell/>
          <table:covered-table-cell/>
        </table:table-row>
        <table:table-row table:style-name="Tabla4.1">
          <table:table-cell table:style-name="Tabla4.A6" table:number-columns-spanned="2" office:value-type="string">
            <text:p text:style-name="P353">entidad</text:p>
          </table:table-cell>
          <table:covered-table-cell/>
          <table:table-cell table:style-name="Tabla4.C6" office:value-type="string">
            <text:p text:style-name="P353">String</text:p>
          </table:table-cell>
          <table:table-cell table:style-name="Tabla4.D6" table:number-columns-spanned="2" office:value-type="string">
            <text:p text:style-name="P467">Codi dir3 de l’entitat a on es vol fer l’assentament</text:p>
          </table:table-cell>
          <table:covered-table-cell/>
        </table:table-row>
        <table:table-row table:style-name="Tabla4.1">
          <table:table-cell table:style-name="Tabla4.A6" table:number-columns-spanned="2" office:value-type="string">
            <text:p text:style-name="P362">asientoRegistral</text:p>
          </table:table-cell>
          <table:covered-table-cell/>
          <table:table-cell table:style-name="Tabla4.C8" office:value-type="string">
            <text:p text:style-name="P363">AsientoRegistral<text:span text:style-name="T174">Ws</text:span></text:p>
          </table:table-cell>
          <table:table-cell table:style-name="Tabla4.D8" table:number-columns-spanned="2" office:value-type="string">
            <text:p text:style-name="P477">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17">tipoOperacion</text:p>
          </table:table-cell>
          <table:covered-table-cell/>
          <table:table-cell table:style-name="Tabla4.C8" office:value-type="string">
            <text:p text:style-name="P417">Long</text:p>
          </table:table-cell>
          <table:table-cell table:style-name="Tabla4.D8" table:number-columns-spanned="2" office:value-type="string">
            <text:p text:style-name="P520">Tipus d’operació en el cas de assentaments de tipus Sortida. A les entrades no aplica.</text:p>
            <text:p text:style-name="P520">1: Notificació</text:p>
            <text:p text:style-name="P520">2: Comunicació</text:p>
            <text:p text:style-name="P520">null: Assentament sortida normal.</text:p>
          </table:table-cell>
          <table:covered-table-cell/>
        </table:table-row>
        <table:table-row table:style-name="Tabla4.1">
          <table:table-cell table:style-name="Tabla4.A5" table:number-columns-spanned="5" office:value-type="string">
            <text:p text:style-name="P164">Resposta:</text:p>
          </table:table-cell>
          <table:covered-table-cell/>
          <table:covered-table-cell/>
          <table:covered-table-cell/>
          <table:covered-table-cell/>
        </table:table-row>
        <table:table-row table:style-name="Tabla4.1">
          <table:table-cell table:style-name="Tabla4.A6" table:number-columns-spanned="2" office:value-type="string">
            <text:p text:style-name="P362">asientoRegistral</text:p>
          </table:table-cell>
          <table:covered-table-cell/>
          <table:table-cell table:style-name="Tabla4.C10" table:number-columns-spanned="2" office:value-type="string">
            <text:p text:style-name="P363">AsientoRegistral<text:span text:style-name="T174">Ws</text:span></text:p>
          </table:table-cell>
          <table:covered-table-cell/>
          <table:table-cell table:style-name="Tabla4.E10" office:value-type="string">
            <text:p text:style-name="P534">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43">obtenerAsientoRegistral</text:p>
          </table:table-cell>
          <table:covered-table-cell/>
          <table:covered-table-cell/>
          <table:covered-table-cell/>
        </table:table-row>
        <table:table-row table:style-name="Tabla6.1">
          <table:table-cell table:style-name="Tabla6.A2" office:value-type="string">
            <text:p text:style-name="P68">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86">Rol:</text:p>
          </table:table-cell>
          <table:table-cell table:style-name="Tabla6.B3" table:number-columns-spanned="3" office:value-type="string">
            <text:p text:style-name="P39">RWE_WS_ENTRADA, RWE_WS_SALIDA</text:p>
          </table:table-cell>
          <table:covered-table-cell/>
          <table:covered-table-cell/>
        </table:table-row>
        <table:table-row table:style-name="Tabla6.1">
          <table:table-cell table:style-name="Tabla6.A3" office:value-type="string">
            <text:p text:style-name="P522">Descripció:</text:p>
          </table:table-cell>
          <table:table-cell table:style-name="Tabla6.B3" table:number-columns-spanned="3" office:value-type="string">
            <text:p text:style-name="P66">Obté les dades de l’assentament registral indicat per el n<text:span text:style-name="T164">ú</text:span>mero de registre formatat.</text:p>
          </table:table-cell>
          <table:covered-table-cell/>
          <table:covered-table-cell/>
        </table:table-row>
        <table:table-row table:style-name="Tabla6.1">
          <table:table-cell table:style-name="Tabla6.A5" table:number-columns-spanned="4" office:value-type="string">
            <text:p text:style-name="P164">Paràmetres:</text:p>
          </table:table-cell>
          <table:covered-table-cell/>
          <table:covered-table-cell/>
          <table:covered-table-cell/>
        </table:table-row>
        <table:table-row table:style-name="Tabla6.1">
          <table:table-cell table:style-name="Tabla6.A6" table:number-columns-spanned="2" office:value-type="string">
            <text:p text:style-name="P353">entidad</text:p>
          </table:table-cell>
          <table:covered-table-cell/>
          <table:table-cell table:style-name="Tabla6.C6" office:value-type="string">
            <text:p text:style-name="P353">String</text:p>
          </table:table-cell>
          <table:table-cell table:style-name="Tabla6.D6" office:value-type="string">
            <text:p text:style-name="P467">Codi dir3 de l’entitat <text:span text:style-name="T50">de la que es vol recuperar l’assentament</text:span></text:p>
          </table:table-cell>
        </table:table-row>
        <table:table-row table:style-name="Tabla6.1">
          <table:table-cell table:style-name="Tabla6.A6" table:number-columns-spanned="2" office:value-type="string">
            <text:p text:style-name="P364">numeroRegistroFormateado</text:p>
          </table:table-cell>
          <table:covered-table-cell/>
          <table:table-cell table:style-name="Tabla6.C7" office:value-type="string">
            <text:p text:style-name="P368">String</text:p>
          </table:table-cell>
          <table:table-cell table:style-name="Tabla6.D7" office:value-type="string">
            <text:p text:style-name="P478">Numero de registre que es vol recuperar. Ha de ser el formatat. </text:p>
          </table:table-cell>
        </table:table-row>
        <table:table-row table:style-name="Tabla6.1">
          <table:table-cell table:style-name="Tabla6.A6" table:number-columns-spanned="2" office:value-type="string">
            <text:p text:style-name="P364">tipoRegistro</text:p>
          </table:table-cell>
          <table:covered-table-cell/>
          <table:table-cell table:style-name="Tabla6.C8" office:value-type="string">
            <text:p text:style-name="P368">Long</text:p>
          </table:table-cell>
          <table:table-cell table:style-name="Tabla6.D8" office:value-type="string">
            <text:p text:style-name="P478">Tipus de registre que es vol recuperar.</text:p>
            <text:p text:style-name="P478">1: Entrada</text:p>
            <text:p text:style-name="P478">2: Sortida</text:p>
          </table:table-cell>
        </table:table-row>
        <table:table-row table:style-name="Tabla6.1">
          <table:table-cell table:style-name="Tabla6.A6" table:number-columns-spanned="2" office:value-type="string">
            <text:p text:style-name="P364">conAnexos</text:p>
          </table:table-cell>
          <table:covered-table-cell/>
          <table:table-cell table:style-name="Tabla6.C9" office:value-type="string">
            <text:p text:style-name="P368"><text:span text:style-name="T51">b</text:span>oolean</text:p>
          </table:table-cell>
          <table:table-cell table:style-name="Tabla6.D9" office:value-type="string">
            <text:p text:style-name="P478">Indica si se volen recuperar els annexes de l’assentament o no.</text:p>
          </table:table-cell>
        </table:table-row>
        <table:table-row table:style-name="Tabla6.1">
          <table:table-cell table:style-name="Tabla6.A5" table:number-columns-spanned="4" office:value-type="string">
            <text:p text:style-name="P164">Resposta:</text:p>
          </table:table-cell>
          <table:covered-table-cell/>
          <table:covered-table-cell/>
          <table:covered-table-cell/>
        </table:table-row>
        <table:table-row table:style-name="Tabla6.1">
          <table:table-cell table:style-name="Tabla6.A6" table:number-columns-spanned="2" office:value-type="string">
            <text:p text:style-name="P524">asientoRegistral</text:p>
          </table:table-cell>
          <table:covered-table-cell/>
          <table:table-cell table:style-name="Tabla6.C11" office:value-type="string">
            <text:p text:style-name="P363">AsientoRegistral<text:span text:style-name="T174">Ws</text:span></text:p>
          </table:table-cell>
          <table:table-cell table:style-name="Tabla6.D11" office:value-type="string">
            <text:p text:style-name="P536">Dades de l’assentament registral.</text:p>
          </table:table-cell>
        </table:table-row>
      </table:table>
      <text:p text:style-name="Standard"/>
      <text:p text:style-name="Standard"/>
      <text:p text:style-name="P11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44">obtener<text:span text:style-name="T52">Justificante</text:span></text:p>
          </table:table-cell>
          <table:covered-table-cell/>
          <table:covered-table-cell/>
          <table:covered-table-cell/>
        </table:table-row>
        <table:table-row table:style-name="Tabla1.1">
          <table:table-cell table:style-name="Tabla1.A2" office:value-type="string">
            <text:p text:style-name="P69">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86">Rol:</text:p>
          </table:table-cell>
          <table:table-cell table:style-name="Tabla1.B3" table:number-columns-spanned="3" office:value-type="string">
            <text:p text:style-name="P52">RWE_WS_ENTRADA, RWE_WS_SALIDA</text:p>
          </table:table-cell>
          <table:covered-table-cell/>
          <table:covered-table-cell/>
        </table:table-row>
        <table:table-row table:style-name="Tabla1.1">
          <table:table-cell table:style-name="Tabla1.A3" office:value-type="string">
            <text:p text:style-name="P522">Descripció:</text:p>
          </table:table-cell>
          <table:table-cell table:style-name="Tabla1.B3" table:number-columns-spanned="3" office:value-type="string">
            <text:p text:style-name="P66">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65">Paràmetres:</text:p>
          </table:table-cell>
          <table:covered-table-cell/>
          <table:covered-table-cell/>
          <table:covered-table-cell/>
        </table:table-row>
        <table:table-row table:style-name="Tabla1.1">
          <table:table-cell table:style-name="Tabla1.A6" table:number-columns-spanned="2" office:value-type="string">
            <text:p text:style-name="P354">entidad</text:p>
          </table:table-cell>
          <table:covered-table-cell/>
          <table:table-cell table:style-name="Tabla1.C6" office:value-type="string">
            <text:p text:style-name="P354">String</text:p>
          </table:table-cell>
          <table:table-cell table:style-name="Tabla1.D6" office:value-type="string">
            <text:p text:style-name="P468">Codi dir3 de l’entitat <text:span text:style-name="T50">de la que es vol recuperar l’assentament</text:span></text:p>
          </table:table-cell>
        </table:table-row>
        <table:table-row table:style-name="Tabla1.1">
          <table:table-cell table:style-name="Tabla1.A6" table:number-columns-spanned="2" office:value-type="string">
            <text:p text:style-name="P365">numeroRegistroFormateado</text:p>
          </table:table-cell>
          <table:covered-table-cell/>
          <table:table-cell table:style-name="Tabla1.C7" office:value-type="string">
            <text:p text:style-name="P369">String</text:p>
          </table:table-cell>
          <table:table-cell table:style-name="Tabla1.D7" office:value-type="string">
            <text:p text:style-name="P479">Numero de registre que es vol recuperar. Ha de ser el formatat. </text:p>
          </table:table-cell>
        </table:table-row>
        <table:table-row table:style-name="Tabla1.1">
          <table:table-cell table:style-name="Tabla1.A6" table:number-columns-spanned="2" office:value-type="string">
            <text:p text:style-name="P365">tipoRegistro</text:p>
          </table:table-cell>
          <table:covered-table-cell/>
          <table:table-cell table:style-name="Tabla1.C8" office:value-type="string">
            <text:p text:style-name="P369">Long</text:p>
          </table:table-cell>
          <table:table-cell table:style-name="Tabla1.D8" office:value-type="string">
            <text:p text:style-name="P479">Tipus de registre que es vol recuperar.</text:p>
            <text:p text:style-name="P479">1: Entrada</text:p>
            <text:p text:style-name="P479">2: Sortida</text:p>
          </table:table-cell>
        </table:table-row>
        <table:table-row table:style-name="Tabla1.1">
          <table:table-cell table:style-name="Tabla1.A5" table:number-columns-spanned="4" office:value-type="string">
            <text:p text:style-name="P165">Resposta:</text:p>
          </table:table-cell>
          <table:covered-table-cell/>
          <table:covered-table-cell/>
          <table:covered-table-cell/>
        </table:table-row>
        <table:table-row table:style-name="Tabla1.1">
          <table:table-cell table:style-name="Tabla1.A6" table:number-columns-spanned="2" office:value-type="string">
            <text:p text:style-name="P525">Justificante</text:p>
          </table:table-cell>
          <table:covered-table-cell/>
          <table:table-cell table:style-name="Tabla1.C10" office:value-type="string">
            <text:p text:style-name="P527">JustificanteWs</text:p>
          </table:table-cell>
          <table:table-cell table:style-name="Tabla1.D10" office:value-type="string">
            <text:p text:style-name="P537">Retorna el document del justificant</text:p>
          </table:table-cell>
        </table:table-row>
      </table:table>
      <text:p text:style-name="Text_20_body"/>
      <text:p text:style-name="Text_20_body"/>
      <text:p text:style-name="Text_20_body"/>
      <text:p text:style-name="P577"/>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45">obtener<text:span text:style-name="T53">OficioExterno</text:span></text:p>
          </table:table-cell>
          <table:covered-table-cell/>
          <table:covered-table-cell/>
          <table:covered-table-cell/>
        </table:table-row>
        <table:table-row table:style-name="Tabla8.1">
          <table:table-cell table:style-name="Tabla8.A2" office:value-type="string">
            <text:p text:style-name="P70">Autenticat</text:p>
          </table:table-cell>
          <table:table-cell table:style-name="Tabla8.B2" table:number-columns-spanned="3" office:value-type="string">
            <text:p text:style-name="P37">SÍ</text:p>
          </table:table-cell>
          <table:covered-table-cell/>
          <table:covered-table-cell/>
        </table:table-row>
        <text:soft-page-break/>
        <table:table-row table:style-name="Tabla8.1">
          <table:table-cell table:style-name="Tabla8.A3" office:value-type="string">
            <text:p text:style-name="P86">Rol:</text:p>
          </table:table-cell>
          <table:table-cell table:style-name="Tabla8.B3" table:number-columns-spanned="3" office:value-type="string">
            <text:p text:style-name="P52">RWE_WS_ENTRADA, RWE_WS_SALIDA</text:p>
          </table:table-cell>
          <table:covered-table-cell/>
          <table:covered-table-cell/>
        </table:table-row>
        <table:table-row table:style-name="Tabla8.1">
          <table:table-cell table:style-name="Tabla8.A3" office:value-type="string">
            <text:p text:style-name="P522">Descripció:</text:p>
          </table:table-cell>
          <table:table-cell table:style-name="Tabla8.B3" table:number-columns-spanned="3" office:value-type="string">
            <text:p text:style-name="P66">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66">Paràmetres:</text:p>
          </table:table-cell>
          <table:covered-table-cell/>
          <table:covered-table-cell/>
          <table:covered-table-cell/>
        </table:table-row>
        <table:table-row table:style-name="Tabla8.1">
          <table:table-cell table:style-name="Tabla8.A6" table:number-columns-spanned="2" office:value-type="string">
            <text:p text:style-name="P355">entidad</text:p>
          </table:table-cell>
          <table:covered-table-cell/>
          <table:table-cell table:style-name="Tabla8.C6" office:value-type="string">
            <text:p text:style-name="P355">String</text:p>
          </table:table-cell>
          <table:table-cell table:style-name="Tabla8.D6" office:value-type="string">
            <text:p text:style-name="P469">Codi dir3 de l’entitat <text:span text:style-name="T50">de la que es vol recuperar l’ofici.</text:span></text:p>
          </table:table-cell>
        </table:table-row>
        <table:table-row table:style-name="Tabla8.1">
          <table:table-cell table:style-name="Tabla8.A6" table:number-columns-spanned="2" office:value-type="string">
            <text:p text:style-name="P366">numeroRegistroFormateado</text:p>
          </table:table-cell>
          <table:covered-table-cell/>
          <table:table-cell table:style-name="Tabla8.C7" office:value-type="string">
            <text:p text:style-name="P370">String</text:p>
          </table:table-cell>
          <table:table-cell table:style-name="Tabla8.D7" office:value-type="string">
            <text:p text:style-name="P480">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66">Resposta:</text:p>
          </table:table-cell>
          <table:covered-table-cell/>
          <table:covered-table-cell/>
          <table:covered-table-cell/>
        </table:table-row>
        <table:table-row table:style-name="Tabla8.1">
          <table:table-cell table:style-name="Tabla8.A6" table:number-columns-spanned="2" office:value-type="string">
            <text:p text:style-name="P526">oficio</text:p>
          </table:table-cell>
          <table:covered-table-cell/>
          <table:table-cell table:style-name="Tabla8.C9" office:value-type="string">
            <text:p text:style-name="P528">OficioBean</text:p>
          </table:table-cell>
          <table:table-cell table:style-name="Tabla8.D9" office:value-type="string">
            <text:p text:style-name="P537">Retorna el document de l’ofici de Remissió</text:p>
          </table:table-cell>
        </table:table-row>
      </table:table>
      <text:p text:style-name="Text_20_body"/>
      <text:p text:style-name="P578"/>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46">distribuirAsientoRegistral</text:p>
          </table:table-cell>
          <table:covered-table-cell/>
          <table:covered-table-cell/>
          <table:covered-table-cell/>
        </table:table-row>
        <table:table-row table:style-name="Tabla9.1">
          <table:table-cell table:style-name="Tabla9.A2" office:value-type="string">
            <text:p text:style-name="P71">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86">Rol:</text:p>
          </table:table-cell>
          <table:table-cell table:style-name="Tabla9.B3" table:number-columns-spanned="3" office:value-type="string">
            <text:p text:style-name="P52">RWE_WS_ENTRADA, RWE_WS_SALIDA</text:p>
          </table:table-cell>
          <table:covered-table-cell/>
          <table:covered-table-cell/>
        </table:table-row>
        <table:table-row table:style-name="Tabla9.1">
          <table:table-cell table:style-name="Tabla9.A3" office:value-type="string">
            <text:p text:style-name="P522">Descripció:</text:p>
          </table:table-cell>
          <table:table-cell table:style-name="Tabla9.B3" table:number-columns-spanned="3" office:value-type="string">
            <text:p text:style-name="P67">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67">Paràmetres:</text:p>
          </table:table-cell>
          <table:covered-table-cell/>
          <table:covered-table-cell/>
          <table:covered-table-cell/>
        </table:table-row>
        <table:table-row table:style-name="Tabla9.1">
          <table:table-cell table:style-name="Tabla9.A6" table:number-columns-spanned="2" office:value-type="string">
            <text:p text:style-name="P356">entidad</text:p>
          </table:table-cell>
          <table:covered-table-cell/>
          <table:table-cell table:style-name="Tabla9.C6" office:value-type="string">
            <text:p text:style-name="P356">String</text:p>
          </table:table-cell>
          <table:table-cell table:style-name="Tabla9.D6" office:value-type="string">
            <text:p text:style-name="P470">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67">numeroRegistroFormateado</text:p>
          </table:table-cell>
          <table:covered-table-cell/>
          <table:table-cell table:style-name="Tabla9.C7" office:value-type="string">
            <text:p text:style-name="P371">String</text:p>
          </table:table-cell>
          <table:table-cell table:style-name="Tabla9.D7" office:value-type="string">
            <text:p text:style-name="P481">Numero de registre que es vol <text:span text:style-name="T55">distribuir</text:span></text:p>
          </table:table-cell>
        </table:table-row>
      </table:table>
      <text:h text:style-name="P694"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66">obtenerAsientosCiudadano</text:p>
          </table:table-cell>
          <table:covered-table-cell/>
          <table:covered-table-cell/>
          <table:covered-table-cell/>
          <table:covered-table-cell/>
        </table:table-row>
        <table:table-row table:style-name="Tabla5.1">
          <table:table-cell table:style-name="Tabla5.A2" office:value-type="string">
            <text:p text:style-name="P84">Autenticat:</text:p>
          </table:table-cell>
          <table:table-cell table:style-name="Tabla5.B2" table:number-columns-spanned="4" office:value-type="string">
            <text:p text:style-name="P52">SI</text:p>
          </table:table-cell>
          <table:covered-table-cell/>
          <table:covered-table-cell/>
          <table:covered-table-cell/>
        </table:table-row>
        <table:table-row table:style-name="Tabla5.1">
          <table:table-cell table:style-name="Tabla5.A3" office:value-type="string">
            <text:p text:style-name="P86">Rol:</text:p>
          </table:table-cell>
          <table:table-cell table:style-name="Tabla5.B3" table:number-columns-spanned="4" office:value-type="string">
            <text:p text:style-name="P54">RWE_WS_CIUDADANO</text:p>
          </table:table-cell>
          <table:covered-table-cell/>
          <table:covered-table-cell/>
          <table:covered-table-cell/>
        </table:table-row>
        <table:table-row table:style-name="Tabla5.1">
          <table:table-cell table:style-name="Tabla5.A3" office:value-type="string">
            <text:p text:style-name="P521">Descripció:</text:p>
          </table:table-cell>
          <table:table-cell table:style-name="Tabla5.B3" table:number-columns-spanned="4" office:value-type="string">
            <text:p text:style-name="P54">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0">Paràmetres:</text:p>
          </table:table-cell>
          <table:covered-table-cell/>
          <table:covered-table-cell/>
          <table:covered-table-cell/>
          <table:covered-table-cell/>
        </table:table-row>
        <table:table-row table:style-name="Tabla5.1">
          <table:table-cell table:style-name="Tabla5.A6" table:number-columns-spanned="2" office:value-type="string">
            <text:p text:style-name="P360">entidad</text:p>
          </table:table-cell>
          <table:covered-table-cell/>
          <table:table-cell table:style-name="Tabla5.C6" office:value-type="string">
            <text:p text:style-name="P360">String</text:p>
          </table:table-cell>
          <table:table-cell table:style-name="Tabla5.D6" table:number-columns-spanned="2" office:value-type="string">
            <text:p text:style-name="P475">Codi dir3 de l’entitat a on es vol fer l’assentament</text:p>
          </table:table-cell>
          <table:covered-table-cell/>
        </table:table-row>
        <table:table-row table:style-name="Tabla5.1">
          <table:table-cell table:style-name="Tabla5.A6" table:number-columns-spanned="2" office:value-type="string">
            <text:p text:style-name="P418">documento</text:p>
          </table:table-cell>
          <table:covered-table-cell/>
          <table:table-cell table:style-name="Tabla5.C7" office:value-type="string">
            <text:p text:style-name="P418">String</text:p>
          </table:table-cell>
          <table:table-cell table:style-name="Tabla5.D7" table:number-columns-spanned="2" office:value-type="string">
            <text:p text:style-name="P523">Document identificatiu del ciutadà</text:p>
          </table:table-cell>
          <table:covered-table-cell/>
        </table:table-row>
        <table:table-row table:style-name="Tabla5.1">
          <table:table-cell table:style-name="Tabla5.A5" table:number-columns-spanned="5" office:value-type="string">
            <text:p text:style-name="P180">Resposta:</text:p>
          </table:table-cell>
          <table:covered-table-cell/>
          <table:covered-table-cell/>
          <table:covered-table-cell/>
          <table:covered-table-cell/>
        </table:table-row>
        <table:table-row table:style-name="Tabla5.1">
          <table:table-cell table:style-name="Tabla5.A6" table:number-columns-spanned="2" office:value-type="string">
            <text:p text:style-name="P418">Asientos registrales</text:p>
          </table:table-cell>
          <table:covered-table-cell/>
          <table:table-cell table:style-name="Tabla5.C9" table:number-columns-spanned="2" office:value-type="string">
            <text:p text:style-name="P363"><text:span text:style-name="T174">List&lt;</text:span>AsientoRegistral<text:span text:style-name="T174">Ws&gt;</text:span></text:p>
          </table:table-cell>
          <table:covered-table-cell/>
          <table:table-cell table:style-name="Tabla5.E9" office:value-type="string">
            <text:p text:style-name="P535"><text:span text:style-name="T175">Llista</text:span> <text:span text:style-name="T174">dels assentaments del ciutadà</text:span></text:p>
          </table:table-cell>
        </table:table-row>
      </table:table>
      <text:h text:style-name="P697" text:outline-level="1"><text:bookmark-start text:name="__RefHeading___Toc23701_907512706"/>Consideracions de disseny i ús de l’API<text:bookmark-end text:name="__RefHeading___Toc23701_907512706"/></text:h>
      <text:p text:style-name="P123">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474189686" text:style-name="L4">
        <text:list-item>
          <text:p text:style-name="P688">Generar codi a partir de wsdl o</text:p>
        </text:list-item>
        <text:list-item>
          <text:p text:style-name="P688">Emprar llibreries compilades</text:p>
        </text:list-item>
        <text:list-item>
          <text:p text:style-name="P688">Utilitzar jar de l'API del repositori maven</text:p>
        </text:list-item>
      </text:list>
      <text:p text:style-name="P123"/>
      <text:p text:style-name="P123"><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23"/>
      <text:h text:style-name="Heading_20_2" text:outline-level="2">Generar codi a partir de WSDL</text:h>
      <text:p text:style-name="P123"/>
      <text:p text:style-name="P135"><text:tab/>Per exemple per obtenir l'API de comunicació del web service <text:span text:style-name="T178">Regweb</text:span><text:span text:style-name="T73">AsientoRegistral</text:span><text:span text:style-name="T23"> executaríem la següent comanda:</text:span></text:p>
      <text:p text:style-name="P123"/>
      <table:table table:name="Tabla10" table:style-name="Tabla10">
        <table:table-column table:style-name="Tabla10.A"/>
        <table:table-row>
          <table:table-cell table:style-name="Tabla10.A1" office:value-type="string">
            <text:p text:style-name="P482"/>
            <text:p text:style-name="P483">wsconsume -k <text:span text:style-name="T76">http://registre3.fundaciobit.org/regweb3/ws/v3/RegwebAsientoRegistral?wsdl</text:span> -s src/main/java -n -p es.caib.<text:span text:style-name="T76">regweb3</text:span>.ws.api.v<text:span text:style-name="T76">3</text:span></text:p>
            <text:p text:style-name="P484"/>
          </table:table-cell>
        </table:table-row>
      </table:table>
      <text:p text:style-name="P123"/>
      <text:p text:style-name="P123"/>
      <text:p text:style-name="P123"><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23"/>
      <text:h text:style-name="Heading_20_2" text:outline-level="2">Emprar llibreries compilades</text:h>
      <text:p text:style-name="P123"><text:tab/>Com ja s'ha comentat la utilització de les APIs ja compilades són la segona millor opció ja que inclou un conjunt de classes d'utilitat com són les constants utilitzades en les cridades a l'API. </text:p>
      <text:p text:style-name="P123"/>
      <text:p text:style-name="P123"><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45"/>
      <text:p text:style-name="P133"/>
      <text:list xml:id="list1637774424" text:style-name="L5">
        <text:list-header>
          <text:p text:style-name="P693"/>
          <text:p text:style-name="P689"/>
        </text:list-header>
      </text:list>
      <text:h text:style-name="P682" text:outline-level="2">Configuració MAVEN</text:h>
      <text:p text:style-name="P123"/>
      <text:p text:style-name="P64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33"/>
      <table:table table:name="Tabla66" table:style-name="Tabla66">
        <table:table-column table:style-name="Tabla66.A"/>
        <text:soft-page-break/>
        <table:table-row table:style-name="Tabla66.1">
          <table:table-cell table:style-name="Tabla66.A1" office:value-type="string">
            <text:p text:style-name="P485">&lt;repositories&gt;<text:line-break/> <text:s/>&lt;repository&gt;</text:p>
            <text:p text:style-name="P486"><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33"/>
      <text:p text:style-name="P123">I a més afegir la dependència al jar corresponent:</text:p>
      <text:p text:style-name="P133"/>
      <table:table table:name="Tabla110" table:style-name="Tabla110">
        <table:table-column table:style-name="Tabla110.A"/>
        <table:table-row table:style-name="Tabla110.1">
          <table:table-cell table:style-name="Tabla110.A1" office:value-type="string">
            <text:p text:style-name="P485">&lt;dependencies&gt;</text:p>
            <text:p text:style-name="P485"><text:s text:c="4"/>&lt;dependency&gt;</text:p>
            <text:p text:style-name="P485"><text:s text:c="8"/>&lt;artifactId&gt;<text:span text:style-name="T64">regweb3</text:span><text:span text:style-name="T63">-ws-api</text:span>&lt;/artifactId&gt;<text:line-break/> <text:s text:c="7"/>&lt;groupId&gt;<text:span text:style-name="T63">es.caib.</text:span><text:span text:style-name="T64">regweb3</text:span>&lt;/groupId&gt;</text:p>
            <text:p text:style-name="P485"><text:s text:c="8"/>&lt;version&gt;[<text:span text:style-name="T18">regweb3</text:span><text:span text:style-name="T17">_required_version</text:span>]&lt;/version&gt;</text:p>
            <text:p text:style-name="P485"><text:s text:c="4"/>&lt;/dependency&gt;</text:p>
            <text:p text:style-name="P485">&lt;/dependencies&gt;</text:p>
          </table:table-cell>
        </table:table-row>
      </table:table>
      <text:p text:style-name="P133"/>
      <text:p text:style-name="P30">Anam per la versió 3.1.0</text:p>
      <text:p text:style-name="P30"/>
      <text:h text:style-name="P678" text:outline-level="2">Rols dels Usuaris Aplicació</text:h>
      <text:p text:style-name="P126"><text:tab/>Els usuaris aplicació són els usuaris autoritzats a connectar-se via web services amb el <text:span text:style-name="T80">REGWEB3</text:span>. El rol que han de tenir és el següent:</text:p>
      <text:p text:style-name="P129"/>
      <text:list xml:id="list1674275606" text:style-name="L6">
        <text:list-item>
          <text:p text:style-name="P690">RWE_USUARI: Aquest Rol es el que empren els WS indicats als següents apartats </text:p>
          <text:list>
            <text:list-item>
              <text:p text:style-name="P690"><text:bookmark-ref text:reference-format="chapter" text:ref-name="__RefHeading___Toc12518_2493872073">2.3</text:bookmark-ref> <text:bookmark-ref text:reference-format="text" text:ref-name="__RefHeading___Toc12518_2493872073">RegWebInfo</text:bookmark-ref></text:p>
            </text:list-item>
            <text:list-item>
              <text:p text:style-name="P690"><text:bookmark-ref text:reference-format="chapter" text:ref-name="__RefHeading___Toc12520_2493872073">2.4</text:bookmark-ref> <text:bookmark-ref text:reference-format="text" text:ref-name="__RefHeading___Toc12520_2493872073">RegWebPersonas</text:bookmark-ref></text:p>
            </text:list-item>
            <text:list-item>
              <text:p text:style-name="P690"><text:bookmark-ref text:reference-format="chapter" text:ref-name="__RefHeading___Toc12514_2493872073">2.5</text:bookmark-ref> <text:bookmark-ref text:reference-format="text" text:ref-name="__RefHeading___Toc12514_2493872073">RegWebRegistroEntrada</text:bookmark-ref></text:p>
            </text:list-item>
            <text:list-item>
              <text:p text:style-name="P690"><text:bookmark-ref text:reference-format="chapter" text:ref-name="__RefHeading___Toc12516_2493872073">2.6</text:bookmark-ref> <text:bookmark-ref text:reference-format="text" text:ref-name="__RefHeading___Toc12516_2493872073">RegWebRegistroSalida</text:bookmark-ref></text:p>
            </text:list-item>
          </text:list>
        </text:list-item>
      </text:list>
      <text:p text:style-name="P127"/>
      <text:p text:style-name="P129">Amb la nova capa de Web Services d’Asiento Registral s’han definit 2 nous rols específics per la capa de WS </text:p>
      <text:list xml:id="list123741723052609" text:continue-numbering="true" text:style-name="L6">
        <text:list-item>
          <text:p text:style-name="P691">RWE_WS_<text:span text:style-name="T166">ENTRADA: Aquest rol permet crear assentaments d’entrada.</text:span></text:p>
        </text:list-item>
        <text:list-item>
          <text:p text:style-name="P692">RWE_WS_<text:span text:style-name="T166">SALIDA: <text:s/>Aquest rol permet crear assentaments de sortida.</text:span></text:p>
        </text:list-item>
        <text:list-item>
          <text:p text:style-name="P658">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0"/>
      <text:p text:style-name="P131"><text:span text:style-name="T167">Els</text:span> rols <text:span text:style-name="T168">RWE_WS_ENTRADA i RWE_WS_SALIDA </text:span>són necessaris per aquests mètodes també:</text:p>
      <text:list xml:id="list4094843695" text:style-name="L7">
        <text:list-item>
          <text:p text:style-name="P659">obtenerAsientoRegistral</text:p>
        </text:list-item>
        <text:list-item>
          <text:p text:style-name="P659">obtenerJustificante</text:p>
        </text:list-item>
        <text:list-item>
          <text:p text:style-name="P659">distribuirAsientoRegistral</text:p>
        </text:list-item>
        <text:list-item>
          <text:p text:style-name="P659">obtenerOficioExterno</text:p>
        </text:list-item>
      </text:list>
      <text:p text:style-name="P132">El rol <text:span text:style-name="T169">RWE_WS_CIUDADANO </text:span>s’emplea en el mètode <text:span text:style-name="T171">«</text:span><text:span text:style-name="T170">obtener</text:span><text:span text:style-name="T172">Asientos</text:span><text:span text:style-name="T170">Ciudadano»</text:span></text:p>
      <text:p text:style-name="P128"/>
      <text:p text:style-name="P126"><text:tab/></text:p>
      <text:p text:style-name="P126"><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680" text:outline-level="2">Instanciació API</text:h>
      <text:p text:style-name="P9"/>
      <text:p text:style-name="P124">El serveis descrits en el punt <text:bookmark-ref text:reference-format="text" text:ref-name="__RefHeading___Toc23699_907512706">Descripció dels serveis</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24"/>
      <text:p text:style-name="P124"/>
      <text:p text:style-name="P124"><text:tab/></text:p>
      <table:table table:name="Tabla29" table:style-name="Tabla29">
        <table:table-column table:style-name="Tabla29.A"/>
        <table:table-row table:style-name="Tabla29.1">
          <table:table-cell table:style-name="Tabla29.A1" office:value-type="string">
            <text:p text:style-name="P638">String endpoint="http://registre3.fundaciobit.org/regweb3/ws/v3/<text:span text:style-name="T177">RegWeb</text:span>AsientoRegistral";</text:p>
            <text:p text:style-name="P638">URL wsdl = new URL(endpoint + "?wsdl");</text:p>
            <text:p text:style-name="P638"/>
            <text:p text:style-name="P62"><text:span text:style-name="T177">RegWebAsientoRegistral</text:span>Ws<text:span text:style-name="T77">Service</text:span> <text:span text:style-name="T77">asiento</text:span>Service = </text:p>
            <text:p text:style-name="P121"><text:span text:style-name="T6"><text:s text:c="32"/></text:span><text:span text:style-name="T13">new</text:span><text:span text:style-name="T5"> </text:span><text:span text:style-name="T12">RegWeb</text:span><text:span text:style-name="T11">AsientoRegistral</text:span><text:span text:style-name="T5">WsService(wsdl);</text:span></text:p>
            <text:p text:style-name="P639"><text:span text:style-name="T177">RegWebAsientoRegistral</text:span><text:span text:style-name="T7">Ws </text:span><text:span text:style-name="T77">asientoApi</text:span><text:span text:style-name="T7"> = <text:s text:c="20"/></text:span><text:span text:style-name="T77">asiento</text:span><text:span text:style-name="T7">Service.get</text:span><text:span text:style-name="T177">RegWebAsientoRegistral</text:span><text:span text:style-name="T7">Ws();</text:span></text:p>
            <text:p text:style-name="P638"/>
            <text:p text:style-name="P638"><text:s text:c="4"/></text:p>
            <text:p text:style-name="P638">// Adreça servidor</text:p>
            <text:p text:style-name="P638">String usr_app = "user_app"; // username application</text:p>
            <text:p text:style-name="P638">String pwd_app = "mypassword"; // password application</text:p>
            <text:p text:style-name="P636"><text:span text:style-name="T7">Map&lt;String, Object&gt; reqContext = ((BindingProvider) </text:span><text:span text:style-name="T8">asientoApi</text:span><text:span text:style-name="T7">).getRequestContext();</text:span></text:p>
            <text:p text:style-name="P638">reqContext.put(BindingProvider.ENDPOINT_ADDRESS_PROPERTY, endpoint);</text:p>
            <text:p text:style-name="P640">reqContext.put(BindingProvider.USERNAME_PROPERTY, usr_app);</text:p>
            <text:p text:style-name="P635"><text:span text:style-name="T9">reqContext.put(BindingProvider.PASSWORD_PROPERTY, pwd_app);</text:span><text:span text:style-name="T7"> </text:span></text:p>
            <text:p text:style-name="P638"><text:s text:c="4"/></text:p>
            <text:p text:style-name="P636"><text:span text:style-name="T7">System.out.println("Asiento: <text:s/>" + </text:span><text:span text:style-name="T8">asientoApi</text:span><text:span text:style-name="T7">.obtenerAsientoRegistral("A04003003","INNO-E-352/2019", "INNO", 1, 0));</text:span></text:p>
          </table:table-cell>
        </table:table-row>
      </table:table>
      <text:p text:style-name="P124"/>
      <text:p text:style-name="P29"><text:tab/>Les dues línies en negreta introdueixen dins la petició l'usuari i contrasenya de l'usuari aplicació que volem utilitzar per fer la cridada.</text:p>
      <text:p text:style-name="Text_20_body"/>
      <text:h text:style-name="P680" text:outline-level="2">Gestió d'Errors</text:h>
      <text:p text:style-name="P125"><text:span text:style-name="T2">Les excepcions controlades que llança </text:span><text:span text:style-name="T4">Regweb3</text:span><text:span text:style-name="T2"> estan preparades per ser traduïdes en el clien</text:span><text:span text:style-name="T3">t.</text:span></text:p>
      <text:p text:style-name="P33"/>
      <text:h text:style-name="P662" text:outline-level="3">Exception</text:h>
      <text:p text:style-name="P125">Són excepcions no controlades per <text:span text:style-name="T165">Regweb3</text:span> o gestionades pel propi sistema de web services (camps o paràmetres requerits, camps o paràmetres no null, autenticació, autorització, ...). Amb un simple try-catch es poden capturar.</text:p>
      <text:p text:style-name="P125"><text:tab/>A causa de la diversitat de tipus d'excepcions s'engloben en Exception.</text:p>
      <text:p text:style-name="P125"/>
      <text:p text:style-name="P125"><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0"><text:span text:style-name="T13">try</text:span><text:span text:style-name="T5"> {</text:span></text:p>
            <text:p text:style-name="P64"><text:s text:c="2"/><text:span text:style-name="T177">RegWebAsientoregistral</text:span>Ws api = get<text:span text:style-name="T177">RegWebAsientoRegistral</text:span>Api(true);</text:p>
            <text:p text:style-name="P63"><text:s text:c="2"/><text:span text:style-name="T79">AsientoRegistralWs</text:span> <text:span text:style-name="T79">asiento</text:span> = api.<text:span text:style-name="T20">obtenerAsientoRegistral("A04003003","INNO-E-352/2019", "INNO", 1, 0));</text:span></text:p>
            <text:p text:style-name="P634"><text:span text:style-name="T5">} </text:span><text:span text:style-name="T13">catch</text:span><text:span text:style-name="T5"> (Exception e) {</text:span></text:p>
            <text:p text:style-name="P634"><text:span text:style-name="T5"><text:s text:c="2"/>System.</text:span><text:span text:style-name="T15">err</text:span><text:span text:style-name="T5">.println(</text:span><text:span text:style-name="T14">"Exception: "</text:span><text:span text:style-name="T5"> + e.getMessage());</text:span></text:p>
            <text:p text:style-name="P634"><text:span text:style-name="T5"><text:s text:c="2"/>e.printStackTrace(System.</text:span><text:span text:style-name="T15">err</text:span><text:span text:style-name="T5">);</text:span></text:p>
            <text:p text:style-name="P641">}</text:p>
          </table:table-cell>
        </table:table-row>
      </table:table>
      <text:p text:style-name="P125"/>
      <text:p text:style-name="P125">Si no existeix el servidor o no està en marxa:</text:p>
      <table:table table:name="Tabla26" table:style-name="Tabla26">
        <table:table-column table:style-name="Tabla26.A"/>
        <table:table-row>
          <table:table-cell table:style-name="Tabla26.A1" office:value-type="string">
            <text:p text:style-name="P122"><text:span text:style-name="T41">Exception: HTTP transport error: </text:span><text:span text:style-name="T69">java.net.UnknownHostException</text:span><text:span text:style-name="T41">: localhost22</text:span></text:p>
            <text:p text:style-name="P637"><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25"/>
      <text:p text:style-name="P125">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87">Exception: The server sent HTTP status code 401: No Autorizado</text:p>
            <text:p text:style-name="P487"><text:span text:style-name="T69">com.sun.xml.internal.ws.client.ClientTransportException</text:span>: The server sent HTTP status code 401: No Autorizado</text:p>
          </table:table-cell>
        </table:table-row>
      </table:table>
      <text:p text:style-name="P125"/>
      <text:p text:style-name="P125">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6">Exception: Caller unauthorized</text:p>
            <text:p text:style-name="P637"><text:span text:style-name="T70">javax.xml.ws.soap.SOAPFaultException</text:span><text:span text:style-name="T42">: Caller unauthorized</text:span></text:p>
          </table:table-cell>
        </table:table-row>
      </table:table>
      <text:p text:style-name="P125"/>
      <text:p text:style-name="P137"><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6">Exception: Method Parameter: <text:span text:style-name="T19">obtenerAsientoRegistral</text:span> cannot be null. This is BP 1.1 R2211 violation.</text:p>
            <text:p text:style-name="P637"><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34"/>
      <text:h text:style-name="P695" text:outline-level="1"><text:bookmark-start text:name="__RefHeading__12157_1677091252"/>Exemple<text:bookmark-end text:name="__RefHeading__12157_1677091252"/></text:h>
      <text:h text:style-name="P679" text:outline-level="2">Introducció</text:h>
      <text:p text:style-name="P556"><text:tab/>//<text:span text:style-name="T78">TODO</text:span></text:p>
      <text:h text:style-name="P679" text:outline-level="2"><text:bookmark-start text:name="__RefNumPara__3493_263000255"/>Codi Font d'Exemple<text:bookmark-end text:name="__RefNumPara__3493_263000255"/></text:h>
      <text:p text:style-name="P555"><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3"><draw:image xlink:href="Pictures/1000000000000260000002713EE40B1AB2D11814.jpg" xlink:type="simple" xlink:show="embed" xlink:actuate="onLoad"/></draw:frame></text:p>
            </table:table-cell>
          </table:table-row>
        </table:table>
        <text:p text:style-name="MP3"/>
        <text:p text:style-name="MP3"/>
      </style:header>
      <style:footer>
        <text:p text:style-name="MP4"><draw:line text:anchor-type="paragraph" draw:z-index="3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9-02-05T09:57:36.98</meta:creation-date>
    <meta:editing-cycles>304</meta:editing-cycles>
    <meta:editing-duration>P4DT17H56M33S</meta:editing-duration>
    <meta:initial-creator>Antoni Nadal</meta:initial-creator>
    <dc:title>Manual de API ScanWeb Simple</dc:title>
    <meta:keyword>Manual</meta:keyword>
    <meta:keyword>API ScanWeb Simple</meta:keyword>
    <meta:keyword>DigitalIB</meta:keyword>
    <meta:keyword>Fundacio Bit</meta:keyword>
    <dc:date>2019-05-06T12:37:39.678000000</dc:date>
    <meta:print-date>2019-02-21T11:41:35.777000000</meta:print-date>
    <meta:document-statistic meta:table-count="65" meta:image-count="4" meta:object-count="0" meta:page-count="38" meta:paragraph-count="1635" meta:word-count="6874" meta:character-count="47546" meta:non-whitespace-character-count="42155"/>
  </office:meta>
</office:document-meta>
</file>